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789cm"/>
    </style:style>
    <style:style style:family="table-column" style:name="co2">
      <style:table-column-properties fo:break-before="auto" style:column-width="8.53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58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1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3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RowHeader" style:name="ce1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style:diagonal-bl-tr="none" style:rotation-align="none" fo:border="none" style:diagonal-tl-br="none"/>
    </style:style>
    <style:style style:family="table-cell" style:parent-style-name="Default" style:name="ce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5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12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5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15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5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18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5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20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5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23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54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26"/>
      </style:table-cell-properties>
      <style:paragraph-properties fo:margin-left="0cm" style:writing-mode="page" css3t:text-justify="auto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13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5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Veerde gedeelte.A924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5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24"/>
      </style:table-cell-properties>
      <style:paragraph-properties fo:margin-left="0cm" style:writing-mode="page" css3t:text-justify="auto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6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14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6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15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6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19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68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20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6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25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7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Veerde gedeelte.A927"/>
      </style:table-cell-properties>
      <style:paragraph-properties fo:margin-left="0cm" style:writing-mode="page" css3t:text-justify="auto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8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87">
      <style:table-cell-properties fo:padding="0.071cm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2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  <style:style style:parent-style-name="TL Data" style:family="table-cell" style:name="ce88" style:display-name="ce8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89" style:display-name="ce8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90" style:display-name="ce9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91" style:display-name="ce9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92" style:display-name="ce9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93" style:display-name="ce9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94" style:display-name="ce9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Metadata" style:family="table-cell" style:name="ce95" style:display-name="ce9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Default" style:family="table-cell" style:name="ce96" style:display-name="ce96">
      <style:table-cell-properties fo:padding="0.071cm" style:diagonal-bl-tr="none" style:rotation-align="none" fo:border="none" style:diagonal-tl-br="none"/>
    </style:style>
    <style:style style:parent-style-name="Default" style:family="table-cell" style:name="ce97" style:display-name="ce9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98" style:display-name="ce9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99" style:display-name="ce9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Default" style:family="table-cell" style:name="ce100" style:display-name="ce100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1"/>
        <table:table-column table:style-name="co5" table:default-cell-style-name="ce76" table:number-columns-repeated="6"/>
        <table:table-column table:style-name="co6" table:default-cell-style-name="Default" table:number-columns-repeated="1004"/>
        <table:table-row table:style-name="ro1">
          <table:table-cell ns41:value-type="string" table:style-name="ce1" office:value-type="string">
            <text:p>PROVINCIE GRONINGEN- VIERDE GEDEELTE - <text:s/>INDEELING DER BEVOLKING NAAR DE BEROEPEN </text:p>
          </table:table-cell>
          <table:table-cell table:style-name="ce10" table:number-columns-repeated="4"/>
          <table:table-cell table:style-name="ce37" table:number-columns-repeated="6"/>
          <table:table-cell table:style-name="ce45" table:number-columns-repeated="3"/>
          <table:table-cell table:style-name="ce71" table:number-columns-repeated="5"/>
          <table:table-cell table:style-name="ce81"/>
          <table:table-cell table:style-name="ce2" table:number-columns-repeated="1004"/>
        </table:table-row>
        <table:table-row table:style-name="ro1">
          <table:table-cell table:style-name="ce2"/>
          <table:table-cell table:style-name="ce11"/>
          <table:table-cell table:style-name="ce22" table:number-columns-repeated="12"/>
          <table:table-cell table:style-name="ce72" table:number-columns-repeated="6"/>
          <table:table-cell table:style-name="ce2" table:number-columns-repeated="1004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2" table:number-columns-spanned="1" office:value-type="string">
            <text:p><text:span text:style-name="T1"><text:a xlink:type="simple" xlink:href="#Veerde gedeelte.A909"> Beroepen of middelen van bestaan  </text:a></text:span></text:p>
          </table:table-cell>
          <table:table-cell table:style-name="ce23"/>
          <table:table-cell ns41:value-type="string" table:number-rows-spanned="1" table:style-name="ce25" table:number-columns-spanned="2" office:value-type="string">
            <text:p>Beneden de 10 jaren</text:p>
          </table:table-cell>
          <table:covered-table-cell table:style-name="ce31"/>
          <table:table-cell ns41:value-type="string" table:number-rows-spanned="1" table:style-name="ce38" table:number-columns-spanned="2" office:value-type="string">
            <text:p>Van 10 en 11 jaren</text:p>
          </table:table-cell>
          <table:covered-table-cell table:style-name="ce40"/>
          <table:table-cell ns41:value-type="string" table:number-rows-spanned="1" table:style-name="ce41" table:number-columns-spanned="2" office:value-type="string">
            <text:p>Van 12 tot en met 15 jaren</text:p>
          </table:table-cell>
          <table:covered-table-cell table:style-name="ce31"/>
          <table:table-cell ns41:value-type="string" table:number-rows-spanned="1" table:style-name="ce41" table:number-columns-spanned="2" office:value-type="string">
            <text:p>Van 16 jaren en daarboven</text:p>
          </table:table-cell>
          <table:covered-table-cell table:style-name="ce31"/>
          <table:table-cell ns41:value-type="string" table:number-rows-spanned="3" table:style-name="ce46" table:number-columns-spanned="3" office:value-type="string">
            <text:p>TOTAAL</text:p>
          </table:table-cell>
          <table:covered-table-cell table:style-name="ce55"/>
          <table:covered-table-cell table:style-name="ce60"/>
          <table:table-cell ns41:value-type="string" table:number-rows-spanned="4" table:style-name="ce73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 links</text:p>
          </table:table-cell>
          <table:table-cell ns41:value-type="string" table:number-rows-spanned="4" table:style-name="ce78" table:number-columns-spanned="1" office:value-type="string">
            <text:p>Pagina rechts</text:p>
          </table:table-cell>
          <table:table-cell ns41:value-type="string" table:number-rows-spanned="4" table:style-name="ce78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Image nr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table-cell ns41:value-type="string" table:number-rows-spanned="2" table:style-name="ce26" table:number-columns-spanned="2" office:value-type="string">
            <text:p>Geboren in 1849 tot en met 1840</text:p>
          </table:table-cell>
          <table:covered-table-cell table:style-name="ce32"/>
          <table:table-cell ns41:value-type="string" table:number-rows-spanned="2" table:style-name="ce39" table:number-columns-spanned="2" office:value-type="string">
            <text:p>Geboren in 1839 en 1838</text:p>
          </table:table-cell>
          <table:covered-table-cell table:style-name="ce32"/>
          <table:table-cell ns41:value-type="string" table:number-rows-spanned="2" table:style-name="ce39" table:number-columns-spanned="2" office:value-type="string">
            <text:p>Geboren in 1837 tot en met 1834</text:p>
          </table:table-cell>
          <table:covered-table-cell table:style-name="ce32"/>
          <table:table-cell ns41:value-type="string" table:number-rows-spanned="2" table:style-name="ce42" table:number-columns-spanned="2" office:value-type="string">
            <text:p>Geboren in 1833 en vroegere jaren.</text:p>
          </table:table-cell>
          <table:covered-table-cell table:style-name="ce43"/>
          <table:covered-table-cell table:style-name="ce47"/>
          <table:covered-table-cell table:style-name="ce56"/>
          <table:covered-table-cell table:style-name="ce61"/>
          <table:covered-table-cell table:style-name="ce74"/>
          <table:covered-table-cell table:style-name="ce79" table:number-columns-repeated="4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covered-table-cell table:style-name="ce27"/>
          <table:covered-table-cell table:style-name="ce33" table:number-columns-repeated="6"/>
          <table:covered-table-cell table:style-name="ce44"/>
          <table:covered-table-cell table:style-name="ce48"/>
          <table:covered-table-cell table:style-name="ce33"/>
          <table:covered-table-cell table:style-name="ce62"/>
          <table:covered-table-cell table:style-name="ce74"/>
          <table:covered-table-cell table:style-name="ce79" table:number-columns-repeated="4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5"/>
          <table:covered-table-cell table:style-name="ce14"/>
          <table:table-cell table:style-name="ce24"/>
          <table:table-cell ns41:value-type="string" table:style-name="ce28" office:value-type="string">
            <text:p>Mannelijk.</text:p>
          </table:table-cell>
          <table:table-cell ns41:value-type="string" table:style-name="ce34" office:value-type="string">
            <text:p>Vrouwelijk.</text:p>
          </table:table-cell>
          <table:table-cell ns41:value-type="string" table:style-name="ce34" office:value-type="string">
            <text:p>Mannelijk.</text:p>
          </table:table-cell>
          <table:table-cell ns41:value-type="string" table:style-name="ce34" office:value-type="string">
            <text:p>Vrouwelijk.</text:p>
          </table:table-cell>
          <table:table-cell ns41:value-type="string" table:style-name="ce34" office:value-type="string">
            <text:p>Mannelijk.</text:p>
          </table:table-cell>
          <table:table-cell ns41:value-type="string" table:style-name="ce34" office:value-type="string">
            <text:p>Vrouwelijk.</text:p>
          </table:table-cell>
          <table:table-cell ns41:value-type="string" table:style-name="ce34" office:value-type="string">
            <text:p>Mannelijk.</text:p>
          </table:table-cell>
          <table:table-cell ns41:value-type="string" table:style-name="ce34" office:value-type="string">
            <text:p>Vrouwelijk.</text:p>
          </table:table-cell>
          <table:table-cell ns41:value-type="string" table:style-name="ce34" office:value-type="string">
            <text:p>Mannelijk.</text:p>
          </table:table-cell>
          <table:table-cell ns41:value-type="string" table:style-name="ce34" office:value-type="string">
            <text:p>Vrouwelijk.</text:p>
          </table:table-cell>
          <table:table-cell ns41:value-type="string" table:style-name="ce63" office:value-type="string">
            <text:p>Totaal.</text:p>
          </table:table-cell>
          <table:covered-table-cell table:style-name="ce75"/>
          <table:covered-table-cell table:style-name="ce80" table:number-columns-repeated="4"/>
          <table:covered-table-cell table:style-name="ce84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 STAD GRONINGEN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88"/>
          <table:table-cell table:style-name="ce19" table:number-columns-repeated="5"/>
          <table:table-cell ns41:value-type="float" table:style-name="ce19" office:value="9" office:value-type="float">
            <text:p>9</text:p>
          </table:table-cell>
          <table:table-cell table:style-name="ce19"/>
          <table:table-cell ns41:value-type="float" table:style-name="ce19" office:value="9" office:value-type="float">
            <text:p>9</text:p>
          </table:table-cell>
          <table:table-cell table:style-name="ce19"/>
          <table:table-cell ns41:value-type="float" table:style-name="ce89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3" office:value-type="float">
            <text:p>33</text:p>
          </table:table-cell>
          <table:table-cell table:style-name="ce20"/>
          <table:table-cell ns41:value-type="float" table:style-name="ce20" office:value="33" office:value-type="float">
            <text:p>33</text:p>
          </table:table-cell>
          <table:table-cell table:style-name="ce20"/>
          <table:table-cell ns41:value-type="float" table:style-name="ce91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0" office:value-type="float">
            <text:p>5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0" office:value-type="float">
            <text:p>5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6" office:value-type="float">
            <text:p>2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6" office:value-type="float">
            <text:p>36</text:p>
          </table:table-cell>
          <table:table-cell table:style-name="ce20"/>
          <table:table-cell ns41:value-type="float" table:style-name="ce20" office:value="36" office:value-type="float">
            <text:p>36</text:p>
          </table:table-cell>
          <table:table-cell table:style-name="ce20"/>
          <table:table-cell ns41:value-type="float" table:style-name="ce91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56" office:value-type="float">
            <text:p>56</text:p>
          </table:table-cell>
          <table:table-cell table:style-name="ce20"/>
          <table:table-cell ns41:value-type="float" table:style-name="ce20" office:value="58" office:value-type="float">
            <text:p>58</text:p>
          </table:table-cell>
          <table:table-cell table:style-name="ce20"/>
          <table:table-cell ns41:value-type="float" table:style-name="ce91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560" office:value-type="float">
            <text:p>560</text:p>
          </table:table-cell>
          <table:table-cell ns41:value-type="float" table:style-name="ce20" office:value="206" office:value-type="float">
            <text:p>206</text:p>
          </table:table-cell>
          <table:table-cell ns41:value-type="float" table:style-name="ce20" office:value="564" office:value-type="float">
            <text:p>564</text:p>
          </table:table-cell>
          <table:table-cell ns41:value-type="float" table:style-name="ce20" office:value="206" office:value-type="float">
            <text:p>206</text:p>
          </table:table-cell>
          <table:table-cell ns41:value-type="float" table:style-name="ce91" office:value="770" office:value-type="float">
            <text:p>77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55" office:value-type="float">
            <text:p>55</text:p>
          </table:table-cell>
          <table:table-cell table:style-name="ce20"/>
          <table:table-cell ns41:value-type="float" table:style-name="ce20" office:value="57" office:value-type="float">
            <text:p>57</text:p>
          </table:table-cell>
          <table:table-cell table:style-name="ce20"/>
          <table:table-cell ns41:value-type="float" table:style-name="ce91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91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90"/>
          <table:table-cell table:style-name="ce20" table:number-columns-repeated="4"/>
          <table:table-cell ns41:value-type="float" table:style-name="ce20" office:value="1" office:value-type="float">
            <text:p>1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lik-, en pleetwerkers, lam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28" office:value-type="float">
            <text:p>128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131" office:value-type="float">
            <text:p>131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91" office:value="147" office:value-type="float">
            <text:p>1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7" office:value-type="float">
            <text:p>17</text:p>
          </table:table-cell>
          <table:table-cell table:style-name="ce20"/>
          <table:table-cell ns41:value-type="float" table:style-name="ce20" office:value="35" office:value-type="float">
            <text:p>35</text:p>
          </table:table-cell>
          <table:table-cell table:style-name="ce20"/>
          <table:table-cell ns41:value-type="float" table:style-name="ce20" office:value="55" office:value-type="float">
            <text:p>55</text:p>
          </table:table-cell>
          <table:table-cell table:style-name="ce20"/>
          <table:table-cell ns41:value-type="float" table:style-name="ce91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3" office:value-type="float">
            <text:p>5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3" office:value-type="float">
            <text:p>5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18" office:value-type="float">
            <text:p>18</text:p>
          </table:table-cell>
          <table:table-cell table:style-name="ce20"/>
          <table:table-cell ns41:value-type="float" table:style-name="ce20" office:value="70" office:value-type="float">
            <text:p>70</text:p>
          </table:table-cell>
          <table:table-cell table:style-name="ce20"/>
          <table:table-cell ns41:value-type="float" table:style-name="ce20" office:value="94" office:value-type="float">
            <text:p>94</text:p>
          </table:table-cell>
          <table:table-cell table:style-name="ce20"/>
          <table:table-cell ns41:value-type="float" table:style-name="ce91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rstel-, kaarden-, kammen-, rijven, zeef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52" office:value-type="float">
            <text:p>52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60" office:value-type="float">
            <text:p>60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reuk- en draagbanden- keurslijvenmak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235" office:value-type="float">
            <text:p>235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251" office:value-type="float">
            <text:p>251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91" office:value="267" office:value-type="float">
            <text:p>2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0" office:value-type="float">
            <text:p>70</text:p>
          </table:table-cell>
          <table:table-cell ns41:value-type="float" table:style-name="ce20" office:value="143" office:value-type="float">
            <text:p>143</text:p>
          </table:table-cell>
          <table:table-cell ns41:value-type="float" table:style-name="ce35" office:value="1583" office:value-type="float">
            <text:p>1,583</text:p>
          </table:table-cell>
          <table:table-cell ns41:value-type="float" table:style-name="ce20" office:value="145" office:value-type="float">
            <text:p>145</text:p>
          </table:table-cell>
          <table:table-cell ns41:value-type="float" table:style-name="ce35" office:value="1660" office:value-type="float">
            <text:p>1,660</text:p>
          </table:table-cell>
          <table:table-cell ns41:value-type="float" table:style-name="ce64" office:value="1805" office:value-type="float">
            <text:p>1,80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4" office:value-type="float">
            <text:p>1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1" office:value-type="float">
            <text:p>41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41" office:value-type="float">
            <text:p>41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91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8" office:value-type="float">
            <text:p>78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78" office:value-type="float">
            <text:p>78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38" office:value-type="float">
            <text:p>3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9" office:value-type="float">
            <text:p>5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6" office:value-type="float">
            <text:p>16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8" office:value-type="float">
            <text:p>38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40" office:value-type="float">
            <text:p>40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32" office:value-type="float">
            <text:p>32</text:p>
          </table:table-cell>
          <table:table-cell table:style-name="ce20"/>
          <table:table-cell ns41:value-type="float" table:style-name="ce91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5" office:value-type="float">
            <text:p>65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65" office:value-type="float">
            <text:p>65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91" office:value="83" office:value-type="float">
            <text:p>8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90"/>
          <table:table-cell table:style-name="ce20" table:number-columns-repeated="4"/>
          <table:table-cell ns41:value-type="float" table:style-name="ce20" office:value="1" office:value-type="float">
            <text:p>1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91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2" office:value-type="float">
            <text:p>3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90" office:value="25" office:value-type="float">
            <text:p>25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0" office:value-type="float">
            <text:p>60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91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6" office:value-type="float">
            <text:p>6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73" office:value-type="float">
            <text:p>7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77" office:value-type="float">
            <text:p>7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40" office:value-type="float">
            <text:p>4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128" office:value-type="float">
            <text:p>128</text:p>
          </table:table-cell>
          <table:table-cell table:style-name="ce20"/>
          <table:table-cell ns41:value-type="float" table:style-name="ce20" office:value="151" office:value-type="float">
            <text:p>151</text:p>
          </table:table-cell>
          <table:table-cell table:style-name="ce20"/>
          <table:table-cell ns41:value-type="float" table:style-name="ce91" office:value="151" office:value-type="float">
            <text:p>1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63" office:value-type="float">
            <text:p>163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172" office:value-type="float">
            <text:p>172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91" office:value="201" office:value-type="float">
            <text:p>2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20" office:value="314" office:value-type="float">
            <text:p>314</text:p>
          </table:table-cell>
          <table:table-cell table:style-name="ce20"/>
          <table:table-cell ns41:value-type="float" table:style-name="ce20" office:value="351" office:value-type="float">
            <text:p>351</text:p>
          </table:table-cell>
          <table:table-cell table:style-name="ce20"/>
          <table:table-cell ns41:value-type="float" table:style-name="ce91" office:value="351" office:value-type="float">
            <text:p>3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41" office:value-type="float">
            <text:p>141</text:p>
          </table:table-cell>
          <table:table-cell ns41:value-type="float" table:style-name="ce20" office:value="135" office:value-type="float">
            <text:p>135</text:p>
          </table:table-cell>
          <table:table-cell ns41:value-type="float" table:style-name="ce20" office:value="141" office:value-type="float">
            <text:p>141</text:p>
          </table:table-cell>
          <table:table-cell ns41:value-type="float" table:style-name="ce20" office:value="135" office:value-type="float">
            <text:p>135</text:p>
          </table:table-cell>
          <table:table-cell ns41:value-type="float" table:style-name="ce91" office:value="276" office:value-type="float">
            <text:p>27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6" office:value-type="float">
            <text:p>66</text:p>
          </table:table-cell>
          <table:table-cell table:style-name="ce20"/>
          <table:table-cell ns41:value-type="float" table:style-name="ce20" office:value="66" office:value-type="float">
            <text:p>66</text:p>
          </table:table-cell>
          <table:table-cell table:style-name="ce20"/>
          <table:table-cell ns41:value-type="float" table:style-name="ce91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77" office:value-type="float">
            <text:p>477</text:p>
          </table:table-cell>
          <table:table-cell ns41:value-type="float" table:style-name="ce20" office:value="139" office:value-type="float">
            <text:p>139</text:p>
          </table:table-cell>
          <table:table-cell ns41:value-type="float" table:style-name="ce20" office:value="483" office:value-type="float">
            <text:p>483</text:p>
          </table:table-cell>
          <table:table-cell ns41:value-type="float" table:style-name="ce20" office:value="140" office:value-type="float">
            <text:p>140</text:p>
          </table:table-cell>
          <table:table-cell ns41:value-type="float" table:style-name="ce91" office:value="623" office:value-type="float">
            <text:p>6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9" office:value-type="float">
            <text:p>39</text:p>
          </table:table-cell>
          <table:table-cell table:style-name="ce20"/>
          <table:table-cell ns41:value-type="float" table:style-name="ce20" office:value="41" office:value-type="float">
            <text:p>41</text:p>
          </table:table-cell>
          <table:table-cell table:style-name="ce20"/>
          <table:table-cell ns41:value-type="float" table:style-name="ce91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74" office:value-type="float">
            <text:p>74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85" office:value-type="float">
            <text:p>85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92" office:value-type="float">
            <text:p>9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7" office:value-type="float">
            <text:p>1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90" office:value="6" office:value-type="float">
            <text:p>6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34" office:value-type="float">
            <text:p>34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36" office:value-type="float">
            <text:p>36</text:p>
          </table:table-cell>
          <table:table-cell ns41:value-type="float" table:style-name="ce20" office:value="83" office:value-type="float">
            <text:p>83</text:p>
          </table:table-cell>
          <table:table-cell ns41:value-type="float" table:style-name="ce20" office:value="82" office:value-type="float">
            <text:p>82</text:p>
          </table:table-cell>
          <table:table-cell ns41:value-type="float" table:style-name="ce91" office:value="165" office:value-type="float">
            <text:p>1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6" office:value-type="float">
            <text:p>66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66" office:value-type="float">
            <text:p>66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91" office:value="82" office:value-type="float">
            <text:p>8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182" office:value-type="float">
            <text:p>182</text:p>
          </table:table-cell>
          <table:table-cell table:style-name="ce20"/>
          <table:table-cell ns41:value-type="float" table:style-name="ce20" office:value="183" office:value-type="float">
            <text:p>183</text:p>
          </table:table-cell>
          <table:table-cell table:style-name="ce20"/>
          <table:table-cell ns41:value-type="float" table:style-name="ce91" office:value="183" office:value-type="float">
            <text:p>18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4" office:value-type="float">
            <text:p>44</text:p>
          </table:table-cell>
          <table:table-cell table:style-name="ce20"/>
          <table:table-cell ns41:value-type="float" table:style-name="ce20" office:value="44" office:value-type="float">
            <text:p>44</text:p>
          </table:table-cell>
          <table:table-cell table:style-name="ce20"/>
          <table:table-cell ns41:value-type="float" table:style-name="ce91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461" office:value-type="float">
            <text:p>461</text:p>
          </table:table-cell>
          <table:table-cell table:style-name="ce20"/>
          <table:table-cell ns41:value-type="float" table:style-name="ce20" office:value="474" office:value-type="float">
            <text:p>474</text:p>
          </table:table-cell>
          <table:table-cell table:style-name="ce20"/>
          <table:table-cell ns41:value-type="float" table:style-name="ce91" office:value="474" office:value-type="float">
            <text:p>47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48" office:value-type="float">
            <text:p>4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0" office:value-type="float">
            <text:p>5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5" office:value-type="float">
            <text:p>2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oefenaren teekenaars, teekenmeesters, daguerrootypeurs, decorat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48" office:value-type="float">
            <text:p>48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0" office:value-type="float">
            <text:p>5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91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24" office:value-type="float">
            <text:p>24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91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6" office:value-type="float">
            <text:p>16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91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91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4" office:value-type="float">
            <text:p>34</text:p>
          </table:table-cell>
          <table:table-cell table:style-name="ce20"/>
          <table:table-cell ns41:value-type="float" table:style-name="ce20" office:value="39" office:value-type="float">
            <text:p>39</text:p>
          </table:table-cell>
          <table:table-cell table:style-name="ce20"/>
          <table:table-cell ns41:value-type="float" table:style-name="ce91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7" office:value-type="string">
            <text:p><text:span text:style-name="T2"><text:a xlink:type="simple" xlink:href="#Veerde gedeelte.A910">Manufakturen fabrijkant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7" office:value-type="string">
            <text:p><text:span text:style-name="T2"><text:a xlink:type="simple" xlink:href="#Veerde gedeelte.A910">Manufakturen kooplieden</text:a></text:span>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7" office:value-type="string">
            <text:p><text:span text:style-name="T2"><text:a xlink:type="simple" xlink:href="#Veerde gedeelte.A910">Manufakturen werklieden</text:a></text:span>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7" office:value-type="float">
            <text:p>57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57" office:value-type="float">
            <text:p>57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91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ters (kolen-, koorn-, hooi-, hout-, scheeps- enz.), wijnsto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9" office:value-type="float">
            <text:p>29</text:p>
          </table:table-cell>
          <table:table-cell table:style-name="ce20"/>
          <table:table-cell ns41:value-type="float" table:style-name="ce20" office:value="29" office:value-type="float">
            <text:p>29</text:p>
          </table:table-cell>
          <table:table-cell table:style-name="ce20"/>
          <table:table-cell ns41:value-type="float" table:style-name="ce91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0" office:value-type="float">
            <text:p>100</text:p>
          </table:table-cell>
          <table:table-cell table:style-name="ce20"/>
          <table:table-cell ns41:value-type="float" table:style-name="ce20" office:value="100" office:value-type="float">
            <text:p>100</text:p>
          </table:table-cell>
          <table:table-cell table:style-name="ce20"/>
          <table:table-cell ns41:value-type="float" table:style-name="ce91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9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53" office:value-type="float">
            <text:p>53</text:p>
          </table:table-cell>
          <table:table-cell table:style-name="ce20"/>
          <table:table-cell ns41:value-type="float" table:style-name="ce20" office:value="649" office:value-type="float">
            <text:p>649</text:p>
          </table:table-cell>
          <table:table-cell table:style-name="ce20"/>
          <table:table-cell ns41:value-type="float" table:style-name="ce20" office:value="720" office:value-type="float">
            <text:p>720</text:p>
          </table:table-cell>
          <table:table-cell ns41:value-type="float" table:style-name="ce91" office:value="720" office:value-type="float">
            <text:p>7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7" office:value-type="string">
            <text:p><text:span text:style-name="T2"><text:a xlink:type="simple" xlink:href="#Veerde gedeelte.A911">Ondernemers en direkteurs van begrafenis- en ziekenfondsen</text:a></text:span>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7" office:value-type="string">
            <text:p><text:span text:style-name="T2"><text:a xlink:type="simple" xlink:href="#Veerde gedeelte.A911">Ondernemers en direkteurs van verzekering- en brandwaarborgmaatschappij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83" office:value-type="float">
            <text:p>83</text:p>
          </table:table-cell>
          <table:table-cell ns41:value-type="float" table:style-name="ce20" office:value="27" office:value-type="float">
            <text:p>27</text:p>
          </table:table-cell>
          <table:table-cell ns41:value-type="float" table:style-name="ce20" office:value="87" office:value-type="float">
            <text:p>87</text:p>
          </table:table-cell>
          <table:table-cell ns41:value-type="float" table:style-name="ce20" office:value="27" office:value-type="float">
            <text:p>27</text:p>
          </table:table-cell>
          <table:table-cell ns41:value-type="float" table:style-name="ce91" office:value="114" office:value-type="float">
            <text:p>1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0" office:value-type="float">
            <text:p>40</text:p>
          </table:table-cell>
          <table:table-cell table:style-name="ce20"/>
          <table:table-cell ns41:value-type="float" table:style-name="ce20" office:value="40" office:value-type="float">
            <text:p>40</text:p>
          </table:table-cell>
          <table:table-cell table:style-name="ce20"/>
          <table:table-cell ns41:value-type="float" table:style-name="ce91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4" office:value-type="float">
            <text:p>24</text:p>
          </table:table-cell>
          <table:table-cell table:style-name="ce20"/>
          <table:table-cell ns41:value-type="float" table:style-name="ce20" office:value="24" office:value-type="float">
            <text:p>24</text:p>
          </table:table-cell>
          <table:table-cell table:style-name="ce20"/>
          <table:table-cell ns41:value-type="float" table:style-name="ce91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3" office:value-type="float">
            <text:p>33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91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58" office:value-type="float">
            <text:p>58</text:p>
          </table:table-cell>
          <table:table-cell table:style-name="ce20"/>
          <table:table-cell ns41:value-type="float" table:style-name="ce20" office:value="69" office:value-type="float">
            <text:p>69</text:p>
          </table:table-cell>
          <table:table-cell table:style-name="ce20"/>
          <table:table-cell ns41:value-type="float" table:style-name="ce91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90" office:value-type="float">
            <text:p>90</text:p>
          </table:table-cell>
          <table:table-cell table:style-name="ce20"/>
          <table:table-cell ns41:value-type="float" table:style-name="ce20" office:value="99" office:value-type="float">
            <text:p>99</text:p>
          </table:table-cell>
          <table:table-cell table:style-name="ce20"/>
          <table:table-cell ns41:value-type="float" table:style-name="ce91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98" office:value-type="float">
            <text:p>198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209" office:value-type="float">
            <text:p>20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211" office:value-type="float">
            <text:p>2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20" office:value="638" office:value-type="float">
            <text:p>638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673" office:value-type="float">
            <text:p>673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91" office:value="692" office:value-type="float">
            <text:p>69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45" office:value-type="float">
            <text:p>45</text:p>
          </table:table-cell>
          <table:table-cell table:style-name="ce20"/>
          <table:table-cell ns41:value-type="float" table:style-name="ce20" office:value="335" office:value-type="float">
            <text:p>33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87" office:value-type="float">
            <text:p>38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88" office:value-type="float">
            <text:p>38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90" office:value="758" office:value-type="float">
            <text:p>758</text:p>
          </table:table-cell>
          <table:table-cell ns41:value-type="float" table:style-name="ce20" office:value="578" office:value-type="float">
            <text:p>578</text:p>
          </table:table-cell>
          <table:table-cell ns41:value-type="float" table:style-name="ce20" office:value="290" office:value-type="float">
            <text:p>290</text:p>
          </table:table-cell>
          <table:table-cell ns41:value-type="float" table:style-name="ce20" office:value="177" office:value-type="float">
            <text:p>177</text:p>
          </table:table-cell>
          <table:table-cell ns41:value-type="float" table:style-name="ce20" office:value="243" office:value-type="float">
            <text:p>243</text:p>
          </table:table-cell>
          <table:table-cell ns41:value-type="float" table:style-name="ce20" office:value="200" office:value-type="float">
            <text:p>200</text:p>
          </table:table-cell>
          <table:table-cell ns41:value-type="float" table:style-name="ce20" office:value="36" office:value-type="float">
            <text:p>36</text:p>
          </table:table-cell>
          <table:table-cell ns41:value-type="float" table:style-name="ce20" office:value="34" office:value-type="float">
            <text:p>34</text:p>
          </table:table-cell>
          <table:table-cell ns41:value-type="float" table:style-name="ce35" office:value="1327" office:value-type="float">
            <text:p>1,327</text:p>
          </table:table-cell>
          <table:table-cell ns41:value-type="float" table:style-name="ce20" office:value="989" office:value-type="float">
            <text:p>989</text:p>
          </table:table-cell>
          <table:table-cell ns41:value-type="float" table:style-name="ce64" office:value="2316" office:value-type="float">
            <text:p>2,3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165" office:value-type="float">
            <text:p>165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70" office:value-type="float">
            <text:p>170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75" office:value-type="float">
            <text:p>17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office:value="2" table:style-name="ce20" table:number-columns-repeated="2" office:value-type="float">
            <text:p>2</text:p>
          </table:table-cell>
          <table:table-cell ns41:value-type="float" table:style-name="ce20" office:value="21" office:value-type="float">
            <text:p>21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159" office:value-type="float">
            <text:p>159</text:p>
          </table:table-cell>
          <table:table-cell ns41:value-type="float" table:style-name="ce20" office:value="70" office:value-type="float">
            <text:p>70</text:p>
          </table:table-cell>
          <table:table-cell ns41:value-type="float" table:style-name="ce20" office:value="183" office:value-type="float">
            <text:p>183</text:p>
          </table:table-cell>
          <table:table-cell ns41:value-type="float" table:style-name="ce20" office:value="80" office:value-type="float">
            <text:p>80</text:p>
          </table:table-cell>
          <table:table-cell ns41:value-type="float" table:style-name="ce91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32" office:value-type="float">
            <text:p>3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3" office:value-type="float">
            <text:p>4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59" office:value-type="float">
            <text:p>59</text:p>
          </table:table-cell>
          <table:table-cell table:style-name="ce20"/>
          <table:table-cell ns41:value-type="float" table:style-name="ce20" office:value="65" office:value-type="float">
            <text:p>65</text:p>
          </table:table-cell>
          <table:table-cell table:style-name="ce20"/>
          <table:table-cell ns41:value-type="float" table:style-name="ce91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3" office:value-type="float">
            <text:p>3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6" office:value-type="float">
            <text:p>3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13" office:value-type="float">
            <text:p>213</text:p>
          </table:table-cell>
          <table:table-cell table:style-name="ce20"/>
          <table:table-cell ns41:value-type="float" table:style-name="ce20" office:value="213" office:value-type="float">
            <text:p>213</text:p>
          </table:table-cell>
          <table:table-cell table:style-name="ce20"/>
          <table:table-cell ns41:value-type="float" table:style-name="ce91" office:value="213" office:value-type="float">
            <text:p>2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7" office:value-type="float">
            <text:p>27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6" office:value-type="float">
            <text:p>36</text:p>
          </table:table-cell>
          <table:table-cell table:style-name="ce20"/>
          <table:table-cell ns41:value-type="float" table:style-name="ce20" office:value="434" office:value-type="float">
            <text:p>434</text:p>
          </table:table-cell>
          <table:table-cell table:style-name="ce20"/>
          <table:table-cell ns41:value-type="float" table:style-name="ce20" office:value="473" office:value-type="float">
            <text:p>473</text:p>
          </table:table-cell>
          <table:table-cell table:style-name="ce20"/>
          <table:table-cell ns41:value-type="float" table:style-name="ce91" office:value="473" office:value-type="float">
            <text:p>4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50" office:value-type="float">
            <text:p>5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91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83" office:value-type="float">
            <text:p>8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84" office:value-type="float">
            <text:p>8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oerlieden, koetsiers, loopers, postknechten en sloop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36" office:value-type="float">
            <text:p>136</text:p>
          </table:table-cell>
          <table:table-cell table:style-name="ce20"/>
          <table:table-cell ns41:value-type="float" table:style-name="ce20" office:value="139" office:value-type="float">
            <text:p>139</text:p>
          </table:table-cell>
          <table:table-cell table:style-name="ce20"/>
          <table:table-cell ns41:value-type="float" table:style-name="ce91" office:value="139" office:value-type="float">
            <text:p>1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" office:value-type="float">
            <text:p>2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9" office:value-type="float">
            <text:p>10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09" office:value-type="float">
            <text:p>10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10" office:value-type="float">
            <text:p>1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5" office:value-type="float">
            <text:p>1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9" office:value="2728" office:value-type="float">
            <text:p>2,728</text:p>
          </table:table-cell>
          <table:table-cell ns41:value-type="float" table:style-name="ce35" office:value="3082" office:value-type="float">
            <text:p>3,082</text:p>
          </table:table-cell>
          <table:table-cell ns41:value-type="float" table:style-name="ce20" office:value="344" office:value-type="float">
            <text:p>344</text:p>
          </table:table-cell>
          <table:table-cell ns41:value-type="float" table:style-name="ce20" office:value="473" office:value-type="float">
            <text:p>473</text:p>
          </table:table-cell>
          <table:table-cell ns41:value-type="float" table:style-name="ce20" office:value="647" office:value-type="float">
            <text:p>647</text:p>
          </table:table-cell>
          <table:table-cell ns41:value-type="float" table:style-name="ce35" office:value="1039" office:value-type="float">
            <text:p>1,039</text:p>
          </table:table-cell>
          <table:table-cell ns41:value-type="float" table:style-name="ce35" office:value="1481" office:value-type="float">
            <text:p>1,481</text:p>
          </table:table-cell>
          <table:table-cell ns41:value-type="float" table:style-name="ce35" office:value="9131" office:value-type="float">
            <text:p>9,131</text:p>
          </table:table-cell>
          <table:table-cell ns41:value-type="float" table:style-name="ce49" office:value="5201" office:value-type="float">
            <text:p>5,201</text:p>
          </table:table-cell>
          <table:table-cell ns41:value-type="float" table:style-name="ce57" office:value="13726" office:value-type="float">
            <text:p>13,726</text:p>
          </table:table-cell>
          <table:table-cell ns41:value-type="float" table:style-name="ce65" office:value="18927" office:value-type="float">
            <text:p>18,9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GRONING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9" office:value="3533" office:value-type="float">
            <text:p>3,533</text:p>
          </table:table-cell>
          <table:table-cell ns41:value-type="float" table:style-name="ce35" office:value="3688" office:value-type="float">
            <text:p>3,688</text:p>
          </table:table-cell>
          <table:table-cell ns41:value-type="float" table:style-name="ce20" office:value="710" office:value-type="float">
            <text:p>710</text:p>
          </table:table-cell>
          <table:table-cell ns41:value-type="float" table:style-name="ce20" office:value="690" office:value-type="float">
            <text:p>690</text:p>
          </table:table-cell>
          <table:table-cell ns41:value-type="float" table:style-name="ce35" office:value="1363" office:value-type="float">
            <text:p>1,363</text:p>
          </table:table-cell>
          <table:table-cell ns41:value-type="float" table:style-name="ce35" office:value="1413" office:value-type="float">
            <text:p>1,413</text:p>
          </table:table-cell>
          <table:table-cell ns41:value-type="float" table:style-name="ce35" office:value="9887" office:value-type="float">
            <text:p>9,887</text:p>
          </table:table-cell>
          <table:table-cell ns41:value-type="float" table:style-name="ce35" office:value="12408" office:value-type="float">
            <text:p>12,408</text:p>
          </table:table-cell>
          <table:table-cell ns41:value-type="float" table:style-name="ce49" office:value="15494" office:value-type="float">
            <text:p>15,494</text:p>
          </table:table-cell>
          <table:table-cell ns41:value-type="float" table:style-name="ce57" office:value="18200" office:value-type="float">
            <text:p>18,200</text:p>
          </table:table-cell>
          <table:table-cell ns41:value-type="float" table:style-name="ce65" office:value="33694" office:value-type="float">
            <text:p>33,6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91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55" office:value-type="float">
            <text:p>255</text:p>
          </table:table-cell>
          <table:table-cell table:style-name="ce20"/>
          <table:table-cell ns41:value-type="float" table:style-name="ce20" office:value="255" office:value-type="float">
            <text:p>255</text:p>
          </table:table-cell>
          <table:table-cell table:style-name="ce20"/>
          <table:table-cell ns41:value-type="float" table:style-name="ce91" office:value="255" office:value-type="float">
            <text:p>2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5" office:value-type="float">
            <text:p>65</text:p>
          </table:table-cell>
          <table:table-cell table:style-name="ce20"/>
          <table:table-cell ns41:value-type="float" table:style-name="ce20" office:value="65" office:value-type="float">
            <text:p>65</text:p>
          </table:table-cell>
          <table:table-cell table:style-name="ce20"/>
          <table:table-cell ns41:value-type="float" table:style-name="ce91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3" office:value-type="float">
            <text:p>3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31" office:value-type="float">
            <text:p>231</text:p>
          </table:table-cell>
          <table:table-cell ns41:value-type="float" table:style-name="ce20" office:value="89" office:value-type="float">
            <text:p>89</text:p>
          </table:table-cell>
          <table:table-cell ns41:value-type="float" table:style-name="ce35" office:value="11019" office:value-type="float">
            <text:p>11,019</text:p>
          </table:table-cell>
          <table:table-cell ns41:value-type="float" table:style-name="ce35" office:value="5959" office:value-type="float">
            <text:p>5,959</text:p>
          </table:table-cell>
          <table:table-cell ns41:value-type="float" table:style-name="ce35" office:value="11257" office:value-type="float">
            <text:p>11,257</text:p>
          </table:table-cell>
          <table:table-cell ns41:value-type="float" table:style-name="ce35" office:value="6054" office:value-type="float">
            <text:p>6,054</text:p>
          </table:table-cell>
          <table:table-cell ns41:value-type="float" table:style-name="ce64" office:value="17311" office:value-type="float">
            <text:p>17,3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72" office:value-type="float">
            <text:p>72</text:p>
          </table:table-cell>
          <table:table-cell table:style-name="ce20"/>
          <table:table-cell ns41:value-type="float" table:style-name="ce20" office:value="73" office:value-type="float">
            <text:p>73</text:p>
          </table:table-cell>
          <table:table-cell table:style-name="ce20"/>
          <table:table-cell ns41:value-type="float" table:style-name="ce91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3" office:value-type="float">
            <text:p>33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91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8" office:value-type="float">
            <text:p>2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9" office:value-type="float">
            <text:p>12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30" office:value-type="float">
            <text:p>13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" office:value-type="float">
            <text:p>2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7" office:value-type="float">
            <text:p>3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8" office:value-type="float">
            <text:p>3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60" office:value-type="float">
            <text:p>60</text:p>
          </table:table-cell>
          <table:table-cell table:style-name="ce20"/>
          <table:table-cell ns41:value-type="float" table:style-name="ce20" office:value="889" office:value-type="float">
            <text:p>889</text:p>
          </table:table-cell>
          <table:table-cell ns41:value-type="float" table:style-name="ce20" office:value="42" office:value-type="float">
            <text:p>42</text:p>
          </table:table-cell>
          <table:table-cell ns41:value-type="float" table:style-name="ce20" office:value="951" office:value-type="float">
            <text:p>951</text:p>
          </table:table-cell>
          <table:table-cell ns41:value-type="float" table:style-name="ce20" office:value="42" office:value-type="float">
            <text:p>42</text:p>
          </table:table-cell>
          <table:table-cell ns41:value-type="float" table:style-name="ce91" office:value="993" office:value-type="float">
            <text:p>99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7" office:value-type="float">
            <text:p>57</text:p>
          </table:table-cell>
          <table:table-cell table:style-name="ce20"/>
          <table:table-cell ns41:value-type="float" table:style-name="ce20" office:value="57" office:value-type="float">
            <text:p>57</text:p>
          </table:table-cell>
          <table:table-cell table:style-name="ce20"/>
          <table:table-cell ns41:value-type="float" table:style-name="ce91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91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90"/>
          <table:table-cell ns41:value-type="float" table:style-name="ce20" office:value="1" office:value-type="float">
            <text:p>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20" office:value="462" office:value-type="float">
            <text:p>462</text:p>
          </table:table-cell>
          <table:table-cell ns41:value-type="float" table:style-name="ce20" office:value="465" office:value-type="float">
            <text:p>465</text:p>
          </table:table-cell>
          <table:table-cell ns41:value-type="float" table:style-name="ce35" office:value="3035" office:value-type="float">
            <text:p>3,035</text:p>
          </table:table-cell>
          <table:table-cell ns41:value-type="float" table:style-name="ce20" office:value="527" office:value-type="float">
            <text:p>527</text:p>
          </table:table-cell>
          <table:table-cell ns41:value-type="float" table:style-name="ce35" office:value="3515" office:value-type="float">
            <text:p>3,515</text:p>
          </table:table-cell>
          <table:table-cell ns41:value-type="float" table:style-name="ce64" office:value="4042" office:value-type="float">
            <text:p>4,0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8" office:value-type="float">
            <text:p>118</text:p>
          </table:table-cell>
          <table:table-cell ns41:value-type="float" table:style-name="ce20" office:value="43" office:value-type="float">
            <text:p>43</text:p>
          </table:table-cell>
          <table:table-cell ns41:value-type="float" table:style-name="ce20" office:value="118" office:value-type="float">
            <text:p>118</text:p>
          </table:table-cell>
          <table:table-cell ns41:value-type="float" table:style-name="ce20" office:value="43" office:value-type="float">
            <text:p>43</text:p>
          </table:table-cell>
          <table:table-cell ns41:value-type="float" table:style-name="ce91" office:value="161" office:value-type="float">
            <text:p>16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2" office:value-type="float">
            <text:p>72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72" office:value-type="float">
            <text:p>72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91" office:value="84" office:value-type="float">
            <text:p>8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1" office:value-type="float">
            <text:p>201</text:p>
          </table:table-cell>
          <table:table-cell table:style-name="ce20"/>
          <table:table-cell ns41:value-type="float" table:style-name="ce20" office:value="201" office:value-type="float">
            <text:p>201</text:p>
          </table:table-cell>
          <table:table-cell table:style-name="ce20"/>
          <table:table-cell ns41:value-type="float" table:style-name="ce91" office:value="201" office:value-type="float">
            <text:p>2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2" table:style-name="ce20" table:number-columns-repeated="4" office:value-type="float">
            <text:p>2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6" office:value-type="float">
            <text:p>26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91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7" office:value-type="float">
            <text:p>27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27" office:value-type="float">
            <text:p>27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24" office:value-type="float">
            <text:p>12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26" office:value-type="float">
            <text:p>126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70" office:value-type="float">
            <text:p>170</text:p>
          </table:table-cell>
          <table:table-cell ns41:value-type="float" table:style-name="ce20" office:value="39" office:value-type="float">
            <text:p>39</text:p>
          </table:table-cell>
          <table:table-cell ns41:value-type="float" table:style-name="ce20" office:value="170" office:value-type="float">
            <text:p>170</text:p>
          </table:table-cell>
          <table:table-cell ns41:value-type="float" table:style-name="ce20" office:value="39" office:value-type="float">
            <text:p>39</text:p>
          </table:table-cell>
          <table:table-cell ns41:value-type="float" table:style-name="ce91" office:value="209" office:value-type="float">
            <text:p>20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37" office:value-type="float">
            <text:p>37</text:p>
          </table:table-cell>
          <table:table-cell ns41:value-type="float" table:style-name="ce20" office:value="94" office:value-type="float">
            <text:p>94</text:p>
          </table:table-cell>
          <table:table-cell ns41:value-type="float" table:style-name="ce20" office:value="38" office:value-type="float">
            <text:p>38</text:p>
          </table:table-cell>
          <table:table-cell ns41:value-type="float" table:style-name="ce20" office:value="95" office:value-type="float">
            <text:p>95</text:p>
          </table:table-cell>
          <table:table-cell ns41:value-type="float" table:style-name="ce91" office:value="133" office:value-type="float">
            <text:p>1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139" office:value-type="float">
            <text:p>13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43" office:value-type="float">
            <text:p>14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145" office:value-type="float">
            <text:p>14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90" office:value="49" office:value-type="float">
            <text:p>49</text:p>
          </table:table-cell>
          <table:table-cell ns41:value-type="float" table:style-name="ce20" office:value="46" office:value-type="float">
            <text:p>46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71" office:value-type="float">
            <text:p>71</text:p>
          </table:table-cell>
          <table:table-cell ns41:value-type="float" table:style-name="ce20" office:value="68" office:value-type="float">
            <text:p>68</text:p>
          </table:table-cell>
          <table:table-cell ns41:value-type="float" table:style-name="ce20" office:value="53" office:value-type="float">
            <text:p>53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181" office:value-type="float">
            <text:p>181</text:p>
          </table:table-cell>
          <table:table-cell ns41:value-type="float" table:style-name="ce20" office:value="164" office:value-type="float">
            <text:p>164</text:p>
          </table:table-cell>
          <table:table-cell ns41:value-type="float" table:style-name="ce91" office:value="345" office:value-type="float">
            <text:p>34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98" office:value-type="float">
            <text:p>9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00" office:value-type="float">
            <text:p>10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93" office:value-type="float">
            <text:p>9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50" office:value="98" office:value-type="float">
            <text:p>98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66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51" office:value-type="float">
            <text:p>51</text:p>
          </table:table-cell>
          <table:table-cell table:style-name="ce20"/>
          <table:table-cell ns41:value-type="float" table:style-name="ce20" office:value="53" office:value-type="float">
            <text:p>53</text:p>
          </table:table-cell>
          <table:table-cell table:style-name="ce20"/>
          <table:table-cell ns41:value-type="float" table:style-name="ce91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50" office:value-type="float">
            <text:p>50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9" office:value-type="float">
            <text:p>59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68" office:value-type="float">
            <text:p>68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35" office:value="1032" office:value-type="float">
            <text:p>1,032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35" office:value="1103" office:value-type="float">
            <text:p>1,103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64" office:value="1128" office:value-type="float">
            <text:p>1,1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12" office:value-type="float">
            <text:p>612</text:p>
          </table:table-cell>
          <table:table-cell ns41:value-type="float" table:style-name="ce20" office:value="383" office:value-type="float">
            <text:p>383</text:p>
          </table:table-cell>
          <table:table-cell ns41:value-type="float" table:style-name="ce20" office:value="612" office:value-type="float">
            <text:p>612</text:p>
          </table:table-cell>
          <table:table-cell ns41:value-type="float" table:style-name="ce20" office:value="383" office:value-type="float">
            <text:p>383</text:p>
          </table:table-cell>
          <table:table-cell ns41:value-type="float" table:style-name="ce91" office:value="995" office:value-type="float">
            <text:p>9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55" office:value-type="float">
            <text:p>55</text:p>
          </table:table-cell>
          <table:table-cell table:style-name="ce20"/>
          <table:table-cell ns41:value-type="float" table:style-name="ce20" office:value="59" office:value-type="float">
            <text:p>59</text:p>
          </table:table-cell>
          <table:table-cell table:style-name="ce20"/>
          <table:table-cell ns41:value-type="float" table:style-name="ce91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3" office:value-type="float">
            <text:p>13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921" office:value-type="float">
            <text:p>921</text:p>
          </table:table-cell>
          <table:table-cell ns41:value-type="float" table:style-name="ce20" office:value="197" office:value-type="float">
            <text:p>197</text:p>
          </table:table-cell>
          <table:table-cell ns41:value-type="float" table:style-name="ce20" office:value="934" office:value-type="float">
            <text:p>934</text:p>
          </table:table-cell>
          <table:table-cell ns41:value-type="float" table:style-name="ce20" office:value="205" office:value-type="float">
            <text:p>205</text:p>
          </table:table-cell>
          <table:table-cell ns41:value-type="float" table:style-name="ce64" office:value="1139" office:value-type="float">
            <text:p>1,1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417" office:value-type="float">
            <text:p>417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430" office:value-type="float">
            <text:p>430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437" office:value-type="float">
            <text:p>4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73" office:value-type="float">
            <text:p>7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84" office:value-type="float">
            <text:p>8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74" office:value-type="float">
            <text:p>274</text:p>
          </table:table-cell>
          <table:table-cell ns41:value-type="float" table:style-name="ce20" office:value="315" office:value-type="float">
            <text:p>315</text:p>
          </table:table-cell>
          <table:table-cell ns41:value-type="float" table:style-name="ce20" office:value="289" office:value-type="float">
            <text:p>289</text:p>
          </table:table-cell>
          <table:table-cell ns41:value-type="float" table:style-name="ce20" office:value="320" office:value-type="float">
            <text:p>320</text:p>
          </table:table-cell>
          <table:table-cell ns41:value-type="float" table:style-name="ce91" office:value="609" office:value-type="float">
            <text:p>60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97" office:value-type="float">
            <text:p>297</text:p>
          </table:table-cell>
          <table:table-cell ns41:value-type="float" table:style-name="ce20" office:value="85" office:value-type="float">
            <text:p>85</text:p>
          </table:table-cell>
          <table:table-cell ns41:value-type="float" table:style-name="ce20" office:value="297" office:value-type="float">
            <text:p>297</text:p>
          </table:table-cell>
          <table:table-cell ns41:value-type="float" table:style-name="ce20" office:value="85" office:value-type="float">
            <text:p>85</text:p>
          </table:table-cell>
          <table:table-cell ns41:value-type="float" table:style-name="ce91" office:value="382" office:value-type="float">
            <text:p>38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91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7" office:value-type="float">
            <text:p>127</text:p>
          </table:table-cell>
          <table:table-cell table:style-name="ce20"/>
          <table:table-cell ns41:value-type="float" table:style-name="ce20" office:value="127" office:value-type="float">
            <text:p>127</text:p>
          </table:table-cell>
          <table:table-cell table:style-name="ce20"/>
          <table:table-cell ns41:value-type="float" table:style-name="ce91" office:value="127" office:value-type="float">
            <text:p>1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9" office:value-type="float">
            <text:p>29</text:p>
          </table:table-cell>
          <table:table-cell table:style-name="ce20"/>
          <table:table-cell ns41:value-type="float" table:style-name="ce20" office:value="391" office:value-type="float">
            <text:p>391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420" office:value-type="float">
            <text:p>420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430" office:value-type="float">
            <text:p>4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90" office:value="3" office:value-type="float">
            <text:p>3</text:p>
          </table:table-cell>
          <table:table-cell table:style-name="ce20"/>
          <table:table-cell ns41:value-type="float" office:value="12" table:style-name="ce20" table:number-columns-repeated="2" office:value-type="float">
            <text:p>12</text:p>
          </table:table-cell>
          <table:table-cell ns41:value-type="float" table:style-name="ce20" office:value="926" office:value-type="float">
            <text:p>926</text:p>
          </table:table-cell>
          <table:table-cell ns41:value-type="float" table:style-name="ce20" office:value="511" office:value-type="float">
            <text:p>511</text:p>
          </table:table-cell>
          <table:table-cell ns41:value-type="float" table:style-name="ce35" office:value="13428" office:value-type="float">
            <text:p>13,428</text:p>
          </table:table-cell>
          <table:table-cell ns41:value-type="float" table:style-name="ce35" office:value="5699" office:value-type="float">
            <text:p>5,699</text:p>
          </table:table-cell>
          <table:table-cell ns41:value-type="float" table:style-name="ce35" office:value="14369" office:value-type="float">
            <text:p>14,369</text:p>
          </table:table-cell>
          <table:table-cell ns41:value-type="float" table:style-name="ce35" office:value="6222" office:value-type="float">
            <text:p>6,222</text:p>
          </table:table-cell>
          <table:table-cell ns41:value-type="float" table:style-name="ce64" office:value="20591" office:value-type="float">
            <text:p>20,59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91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61" office:value-type="float">
            <text:p>6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3" office:value-type="float">
            <text:p>6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7" table:style-name="ce20" table:number-columns-repeated="4" office:value-type="float">
            <text:p>7</text:p>
          </table:table-cell>
          <table:table-cell ns41:value-type="float" table:style-name="ce91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6" office:value-type="float">
            <text:p>16</text:p>
          </table:table-cell>
          <table:table-cell table:style-name="ce20"/>
          <table:table-cell ns41:value-type="float" table:style-name="ce20" office:value="17" office:value-type="float">
            <text:p>17</text:p>
          </table:table-cell>
          <table:table-cell table:style-name="ce20"/>
          <table:table-cell ns41:value-type="float" table:style-name="ce91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7" office:value-type="string">
            <text:p><text:span text:style-name="T2"><text:a xlink:type="simple" xlink:href="#Veerde gedeelte.A916">Manufakturen fabrijkant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" office:value-type="float">
            <text:p>22</text:p>
          </table:table-cell>
          <table:table-cell table:style-name="ce20"/>
          <table:table-cell ns41:value-type="float" table:style-name="ce20" office:value="22" office:value-type="float">
            <text:p>22</text:p>
          </table:table-cell>
          <table:table-cell table:style-name="ce20"/>
          <table:table-cell ns41:value-type="float" table:style-name="ce91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7" office:value-type="string">
            <text:p><text:span text:style-name="T2"><text:a xlink:type="simple" xlink:href="#Veerde gedeelte.A916">Manufakturen kooplied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9" office:value-type="float">
            <text:p>19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7" office:value-type="string">
            <text:p><text:span text:style-name="T2"><text:a xlink:type="simple" xlink:href="#Veerde gedeelte.A916">Manufakturen werklieden</text:a></text:span>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8" office:value-type="float">
            <text:p>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4" table:style-name="ce20" table:number-columns-repeated="4" office:value-type="float">
            <text:p>4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3" office:value-type="float">
            <text:p>73</text:p>
          </table:table-cell>
          <table:table-cell table:style-name="ce20"/>
          <table:table-cell ns41:value-type="float" table:style-name="ce20" office:value="80" office:value-type="float">
            <text:p>80</text:p>
          </table:table-cell>
          <table:table-cell table:style-name="ce20"/>
          <table:table-cell ns41:value-type="float" table:style-name="ce91" office:value="80" office:value-type="float">
            <text:p>8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Naaisters, briesters, mangelhoudsters, plooisters, strijksters, waschvrouwen, werksters, nettenbreij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61" office:value-type="float">
            <text:p>61</text:p>
          </table:table-cell>
          <table:table-cell table:style-name="ce20"/>
          <table:table-cell ns41:value-type="float" table:style-name="ce35" office:value="1152" office:value-type="float">
            <text:p>1,152</text:p>
          </table:table-cell>
          <table:table-cell table:style-name="ce20"/>
          <table:table-cell ns41:value-type="float" table:style-name="ce35" office:value="1215" office:value-type="float">
            <text:p>1,215</text:p>
          </table:table-cell>
          <table:table-cell ns41:value-type="float" table:style-name="ce64" office:value="1215" office:value-type="float">
            <text:p>1,2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91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00" office:value-type="float">
            <text:p>10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01" office:value-type="float">
            <text:p>10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02" office:value-type="float">
            <text:p>1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7" office:value-type="string">
            <text:p><text:span text:style-name="T2"><text:a xlink:type="simple" xlink:href="#Veerde gedeelte.A917">Ondernemers en direkteurs van begrafenis- en ziekenfonds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7" office:value-type="string">
            <text:p><text:span text:style-name="T2"><text:a xlink:type="simple" xlink:href="#Veerde gedeelte.A917">Ondernemers en direkteurs van verzekering- en brandwaarborgmaatschappijen</text:a></text:span>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335" office:value-type="float">
            <text:p>33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345" office:value-type="float">
            <text:p>34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349" office:value-type="float">
            <text:p>3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8" office:value-type="float">
            <text:p>78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78" office:value-type="float">
            <text:p>78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69" office:value-type="float">
            <text:p>6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1" office:value-type="float">
            <text:p>7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6" office:value-type="float">
            <text:p>86</text:p>
          </table:table-cell>
          <table:table-cell table:style-name="ce20"/>
          <table:table-cell ns41:value-type="float" table:style-name="ce20" office:value="86" office:value-type="float">
            <text:p>86</text:p>
          </table:table-cell>
          <table:table-cell table:style-name="ce20"/>
          <table:table-cell ns41:value-type="float" table:style-name="ce91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91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62" office:value-type="float">
            <text:p>162</text:p>
          </table:table-cell>
          <table:table-cell ns41:value-type="float" table:style-name="ce20" office:value="140" office:value-type="float">
            <text:p>140</text:p>
          </table:table-cell>
          <table:table-cell ns41:value-type="float" table:style-name="ce20" office:value="162" office:value-type="float">
            <text:p>162</text:p>
          </table:table-cell>
          <table:table-cell ns41:value-type="float" table:style-name="ce20" office:value="140" office:value-type="float">
            <text:p>140</text:p>
          </table:table-cell>
          <table:table-cell ns41:value-type="float" table:style-name="ce91" office:value="302" office:value-type="float">
            <text:p>3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331" office:value-type="float">
            <text:p>33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347" office:value-type="float">
            <text:p>347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353" office:value-type="float">
            <text:p>3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20" office:value="490" office:value-type="float">
            <text:p>490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20" office:value-type="float">
            <text:p>520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522" office:value-type="float">
            <text:p>5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3" office:value-type="float">
            <text:p>23</text:p>
          </table:table-cell>
          <table:table-cell table:style-name="ce20"/>
          <table:table-cell ns41:value-type="float" table:style-name="ce20" office:value="382" office:value-type="float">
            <text:p>382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405" office:value-type="float">
            <text:p>405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410" office:value-type="float">
            <text:p>4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137" office:value-type="float">
            <text:p>13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35" office:value="2500" office:value-type="float">
            <text:p>2,500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35" office:value="2647" office:value-type="float">
            <text:p>2,647</text:p>
          </table:table-cell>
          <table:table-cell ns41:value-type="float" table:style-name="ce20" office:value="59" office:value-type="float">
            <text:p>59</text:p>
          </table:table-cell>
          <table:table-cell ns41:value-type="float" table:style-name="ce64" office:value="2706" office:value-type="float">
            <text:p>2,70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66" office:value-type="float">
            <text:p>6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35" office:value="1280" office:value-type="float">
            <text:p>1,280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35" office:value="1350" office:value-type="float">
            <text:p>1,350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64" office:value="1368" office:value-type="float">
            <text:p>1,36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9" office:value="7519" office:value-type="float">
            <text:p>7,519</text:p>
          </table:table-cell>
          <table:table-cell ns41:value-type="float" table:style-name="ce35" office:value="7282" office:value-type="float">
            <text:p>7,282</text:p>
          </table:table-cell>
          <table:table-cell ns41:value-type="float" table:style-name="ce35" office:value="2965" office:value-type="float">
            <text:p>2,965</text:p>
          </table:table-cell>
          <table:table-cell ns41:value-type="float" table:style-name="ce35" office:value="2839" office:value-type="float">
            <text:p>2,839</text:p>
          </table:table-cell>
          <table:table-cell ns41:value-type="float" table:style-name="ce35" office:value="1301" office:value-type="float">
            <text:p>1,301</text:p>
          </table:table-cell>
          <table:table-cell ns41:value-type="float" table:style-name="ce20" office:value="984" office:value-type="float">
            <text:p>984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35" office:value="11814" office:value-type="float">
            <text:p>11,814</text:p>
          </table:table-cell>
          <table:table-cell ns41:value-type="float" table:style-name="ce35" office:value="11122" office:value-type="float">
            <text:p>11,122</text:p>
          </table:table-cell>
          <table:table-cell ns41:value-type="float" table:style-name="ce64" office:value="22936" office:value-type="float">
            <text:p>22,9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8" office:value-type="float">
            <text:p>18</text:p>
          </table:table-cell>
          <table:table-cell table:style-name="ce20"/>
          <table:table-cell ns41:value-type="float" table:style-name="ce20" office:value="18" office:value-type="float">
            <text:p>18</text:p>
          </table:table-cell>
          <table:table-cell table:style-name="ce20"/>
          <table:table-cell ns41:value-type="float" table:style-name="ce91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260" office:value-type="float">
            <text:p>260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273" office:value-type="float">
            <text:p>273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280" office:value-type="float">
            <text:p>28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 table:number-columns-repeated="3"/>
          <table:table-cell ns41:value-type="float" table:style-name="ce20" office:value="24" office:value-type="float">
            <text:p>24</text:p>
          </table:table-cell>
          <table:table-cell table:style-name="ce20"/>
          <table:table-cell ns41:value-type="float" table:style-name="ce20" office:value="449" office:value-type="float">
            <text:p>449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475" office:value-type="float">
            <text:p>475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91" office:value="489" office:value-type="float">
            <text:p>4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90"/>
          <table:table-cell ns41:value-type="float" office:value="1" table:style-name="ce20" table:number-columns-repeated="2" office:value-type="float">
            <text:p>1</text:p>
          </table:table-cell>
          <table:table-cell table:style-name="ce20"/>
          <table:table-cell ns41:value-type="float" table:style-name="ce20" office:value="24" office:value-type="float">
            <text:p>2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06" office:value-type="float">
            <text:p>406</text:p>
          </table:table-cell>
          <table:table-cell ns41:value-type="float" table:style-name="ce20" office:value="150" office:value-type="float">
            <text:p>150</text:p>
          </table:table-cell>
          <table:table-cell ns41:value-type="float" table:style-name="ce20" office:value="431" office:value-type="float">
            <text:p>431</text:p>
          </table:table-cell>
          <table:table-cell ns41:value-type="float" table:style-name="ce20" office:value="152" office:value-type="float">
            <text:p>152</text:p>
          </table:table-cell>
          <table:table-cell ns41:value-type="float" table:style-name="ce91" office:value="583" office:value-type="float">
            <text:p>58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32" office:value-type="float">
            <text:p>32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91" office:value-type="float">
            <text:p>9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93" office:value-type="float">
            <text:p>9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54" office:value-type="float">
            <text:p>54</text:p>
          </table:table-cell>
          <table:table-cell table:style-name="ce20"/>
          <table:table-cell ns41:value-type="float" table:style-name="ce35" office:value="1597" office:value-type="float">
            <text:p>1,597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35" office:value="1653" office:value-type="float">
            <text:p>1,65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64" office:value="1657" office:value-type="float">
            <text:p>1,6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9" office:value-type="float">
            <text:p>5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59" office:value-type="float">
            <text:p>5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83" office:value-type="float">
            <text:p>8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95" office:value-type="float">
            <text:p>9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91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1" office:value-type="float">
            <text:p>91</text:p>
          </table:table-cell>
          <table:table-cell table:style-name="ce20"/>
          <table:table-cell ns41:value-type="float" table:style-name="ce20" office:value="91" office:value-type="float">
            <text:p>91</text:p>
          </table:table-cell>
          <table:table-cell table:style-name="ce20"/>
          <table:table-cell ns41:value-type="float" table:style-name="ce91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91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6" office:value-type="float">
            <text:p>56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56" office:value-type="float">
            <text:p>56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ns41:value-type="float" table:style-name="ce20" office:value="21" office:value-type="float">
            <text:p>21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21" office:value-type="float">
            <text:p>21</text:p>
          </table:table-cell>
          <table:table-cell ns41:value-type="float" table:style-name="ce91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54" office:value-type="float">
            <text:p>5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6" office:value-type="float">
            <text:p>56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434" office:value-type="float">
            <text:p>434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440" office:value-type="float">
            <text:p>440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447" office:value-type="float">
            <text:p>4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67" office:value-type="float">
            <text:p>167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70" office:value-type="float">
            <text:p>17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173" office:value-type="float">
            <text:p>1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1" office:value-type="float">
            <text:p>4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1" office:value-type="float">
            <text:p>4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2" office:value-type="float">
            <text:p>102</text:p>
          </table:table-cell>
          <table:table-cell table:style-name="ce20"/>
          <table:table-cell ns41:value-type="float" table:style-name="ce20" office:value="102" office:value-type="float">
            <text:p>102</text:p>
          </table:table-cell>
          <table:table-cell table:style-name="ce20"/>
          <table:table-cell ns41:value-type="float" table:style-name="ce91" office:value="102" office:value-type="float">
            <text:p>1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9" office:value="11236" office:value-type="float">
            <text:p>11,236</text:p>
          </table:table-cell>
          <table:table-cell ns41:value-type="float" table:style-name="ce35" office:value="11179" office:value-type="float">
            <text:p>11,179</text:p>
          </table:table-cell>
          <table:table-cell ns41:value-type="float" table:style-name="ce20" office:value="611" office:value-type="float">
            <text:p>611</text:p>
          </table:table-cell>
          <table:table-cell ns41:value-type="float" table:style-name="ce20" office:value="644" office:value-type="float">
            <text:p>644</text:p>
          </table:table-cell>
          <table:table-cell ns41:value-type="float" table:style-name="ce35" office:value="3381" office:value-type="float">
            <text:p>3,381</text:p>
          </table:table-cell>
          <table:table-cell ns41:value-type="float" table:style-name="ce35" office:value="4463" office:value-type="float">
            <text:p>4,463</text:p>
          </table:table-cell>
          <table:table-cell ns41:value-type="float" table:style-name="ce35" office:value="4873" office:value-type="float">
            <text:p>4,873</text:p>
          </table:table-cell>
          <table:table-cell ns41:value-type="float" table:style-name="ce35" office:value="31618" office:value-type="float">
            <text:p>31,618</text:p>
          </table:table-cell>
          <table:table-cell ns41:value-type="float" table:style-name="ce51" office:value="20102" office:value-type="float">
            <text:p>20,102</text:p>
          </table:table-cell>
          <table:table-cell ns41:value-type="float" table:style-name="ce35" office:value="47904" office:value-type="float">
            <text:p>47,904</text:p>
          </table:table-cell>
          <table:table-cell ns41:value-type="float" table:style-name="ce67" office:value="68006" office:value-type="float">
            <text:p>68,00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ZES EN VIJFTIG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9" office:value="18816" office:value-type="float">
            <text:p>18,816</text:p>
          </table:table-cell>
          <table:table-cell ns41:value-type="float" table:style-name="ce35" office:value="18511" office:value-type="float">
            <text:p>18,511</text:p>
          </table:table-cell>
          <table:table-cell ns41:value-type="float" table:style-name="ce35" office:value="3630" office:value-type="float">
            <text:p>3,630</text:p>
          </table:table-cell>
          <table:table-cell ns41:value-type="float" table:style-name="ce35" office:value="3538" office:value-type="float">
            <text:p>3,538</text:p>
          </table:table-cell>
          <table:table-cell ns41:value-type="float" table:style-name="ce35" office:value="6694" office:value-type="float">
            <text:p>6,694</text:p>
          </table:table-cell>
          <table:table-cell ns41:value-type="float" table:style-name="ce35" office:value="6659" office:value-type="float">
            <text:p>6,659</text:p>
          </table:table-cell>
          <table:table-cell ns41:value-type="float" table:style-name="ce35" office:value="47531" office:value-type="float">
            <text:p>47,531</text:p>
          </table:table-cell>
          <table:table-cell ns41:value-type="float" table:style-name="ce35" office:value="49367" office:value-type="float">
            <text:p>49,367</text:p>
          </table:table-cell>
          <table:table-cell ns41:value-type="float" table:style-name="ce51" office:value="76673" office:value-type="float">
            <text:p>76,673</text:p>
          </table:table-cell>
          <table:table-cell ns41:value-type="float" table:style-name="ce35" office:value="78075" office:value-type="float">
            <text:p>78,075</text:p>
          </table:table-cell>
          <table:table-cell ns41:value-type="float" table:style-name="ce67" office:value="154748" office:value-type="float">
            <text:p>154,7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91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9" office:value-type="float">
            <text:p>59</text:p>
          </table:table-cell>
          <table:table-cell table:style-name="ce20"/>
          <table:table-cell ns41:value-type="float" table:style-name="ce20" office:value="59" office:value-type="float">
            <text:p>59</text:p>
          </table:table-cell>
          <table:table-cell table:style-name="ce20"/>
          <table:table-cell ns41:value-type="float" table:style-name="ce91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05" office:value-type="float">
            <text:p>30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05" office:value-type="float">
            <text:p>30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06" office:value-type="float">
            <text:p>30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9" office:value-type="float">
            <text:p>2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1" office:value-type="float">
            <text:p>101</text:p>
          </table:table-cell>
          <table:table-cell table:style-name="ce20"/>
          <table:table-cell ns41:value-type="float" table:style-name="ce20" office:value="101" office:value-type="float">
            <text:p>101</text:p>
          </table:table-cell>
          <table:table-cell table:style-name="ce20"/>
          <table:table-cell ns41:value-type="float" table:style-name="ce91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89" office:value-type="float">
            <text:p>8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93" office:value-type="float">
            <text:p>9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34" office:value-type="float">
            <text:p>234</text:p>
          </table:table-cell>
          <table:table-cell ns41:value-type="float" table:style-name="ce20" office:value="89" office:value-type="float">
            <text:p>89</text:p>
          </table:table-cell>
          <table:table-cell ns41:value-type="float" table:style-name="ce35" office:value="11579" office:value-type="float">
            <text:p>11,579</text:p>
          </table:table-cell>
          <table:table-cell ns41:value-type="float" table:style-name="ce35" office:value="6165" office:value-type="float">
            <text:p>6,165</text:p>
          </table:table-cell>
          <table:table-cell ns41:value-type="float" table:style-name="ce35" office:value="11821" office:value-type="float">
            <text:p>11,821</text:p>
          </table:table-cell>
          <table:table-cell ns41:value-type="float" table:style-name="ce35" office:value="6260" office:value-type="float">
            <text:p>6,260</text:p>
          </table:table-cell>
          <table:table-cell ns41:value-type="float" table:style-name="ce64" office:value="18081" office:value-type="float">
            <text:p>18,0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27" office:value-type="float">
            <text:p>127</text:p>
          </table:table-cell>
          <table:table-cell table:style-name="ce20"/>
          <table:table-cell ns41:value-type="float" table:style-name="ce20" office:value="130" office:value-type="float">
            <text:p>130</text:p>
          </table:table-cell>
          <table:table-cell table:style-name="ce20"/>
          <table:table-cell ns41:value-type="float" table:style-name="ce91" office:value="130" office:value-type="float">
            <text:p>1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20" office:value="32" office:value-type="float">
            <text:p>32</text:p>
          </table:table-cell>
          <table:table-cell table:style-name="ce20"/>
          <table:table-cell ns41:value-type="float" table:style-name="ce91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ns41:value-type="float" table:style-name="ce20" office:value="48" office:value-type="float">
            <text:p>48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50" office:value-type="float">
            <text:p>50</text:p>
          </table:table-cell>
          <table:table-cell ns41:value-type="float" table:style-name="ce20" office:value="36" office:value-type="float">
            <text:p>36</text:p>
          </table:table-cell>
          <table:table-cell ns41:value-type="float" table:style-name="ce91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8" office:value-type="float">
            <text:p>3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8" office:value-type="float">
            <text:p>3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90"/>
          <table:table-cell table:style-name="ce20" table:number-columns-repeated="4"/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257" office:value-type="float">
            <text:p>257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261" office:value-type="float">
            <text:p>261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91" office:value="278" office:value-type="float">
            <text:p>27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7" office:value-type="float">
            <text:p>17</text:p>
          </table:table-cell>
          <table:table-cell table:style-name="ce20"/>
          <table:table-cell ns41:value-type="float" table:style-name="ce20" office:value="47" office:value-type="float">
            <text:p>47</text:p>
          </table:table-cell>
          <table:table-cell table:style-name="ce20"/>
          <table:table-cell ns41:value-type="float" table:style-name="ce20" office:value="67" office:value-type="float">
            <text:p>67</text:p>
          </table:table-cell>
          <table:table-cell table:style-name="ce20"/>
          <table:table-cell ns41:value-type="float" table:style-name="ce91" office:value="67" office:value-type="float">
            <text:p>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5" office:value-type="float">
            <text:p>75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75" office:value-type="float">
            <text:p>75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80" office:value-type="float">
            <text:p>8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74" office:value-type="float">
            <text:p>74</text:p>
          </table:table-cell>
          <table:table-cell table:style-name="ce20"/>
          <table:table-cell ns41:value-type="float" table:style-name="ce20" office:value="100" office:value-type="float">
            <text:p>10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9" office:value-type="float">
            <text:p>89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98" office:value-type="float">
            <text:p>98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03" office:value-type="float">
            <text:p>10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16" office:value-type="float">
            <text:p>16</text:p>
          </table:table-cell>
          <table:table-cell table:style-name="ce20"/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75" office:value-type="float">
            <text:p>75</text:p>
          </table:table-cell>
          <table:table-cell table:style-name="ce20"/>
          <table:table-cell ns41:value-type="float" table:style-name="ce35" office:value="1124" office:value-type="float">
            <text:p>1,124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35" office:value="1202" office:value-type="float">
            <text:p>1,202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64" office:value="1260" office:value-type="float">
            <text:p>1,2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91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8" office:value-type="float">
            <text:p>58</text:p>
          </table:table-cell>
          <table:table-cell table:style-name="ce20"/>
          <table:table-cell ns41:value-type="float" table:style-name="ce20" office:value="58" office:value-type="float">
            <text:p>58</text:p>
          </table:table-cell>
          <table:table-cell table:style-name="ce20"/>
          <table:table-cell ns41:value-type="float" table:style-name="ce91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2" office:value-type="float">
            <text:p>42</text:p>
          </table:table-cell>
          <table:table-cell table:style-name="ce20"/>
          <table:table-cell ns41:value-type="float" table:style-name="ce20" office:value="42" office:value-type="float">
            <text:p>42</text:p>
          </table:table-cell>
          <table:table-cell table:style-name="ce20"/>
          <table:table-cell ns41:value-type="float" table:style-name="ce91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90"/>
          <table:table-cell ns41:value-type="float" table:style-name="ce20" office:value="1" office:value-type="float">
            <text:p>1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59" office:value-type="float">
            <text:p>59</text:p>
          </table:table-cell>
          <table:table-cell ns41:value-type="float" table:style-name="ce20" office:value="532" office:value-type="float">
            <text:p>532</text:p>
          </table:table-cell>
          <table:table-cell ns41:value-type="float" table:style-name="ce20" office:value="608" office:value-type="float">
            <text:p>608</text:p>
          </table:table-cell>
          <table:table-cell ns41:value-type="float" table:style-name="ce35" office:value="4618" office:value-type="float">
            <text:p>4,618</text:p>
          </table:table-cell>
          <table:table-cell ns41:value-type="float" table:style-name="ce20" office:value="672" office:value-type="float">
            <text:p>672</text:p>
          </table:table-cell>
          <table:table-cell ns41:value-type="float" table:style-name="ce35" office:value="5175" office:value-type="float">
            <text:p>5,175</text:p>
          </table:table-cell>
          <table:table-cell ns41:value-type="float" table:style-name="ce64" office:value="5847" office:value-type="float">
            <text:p>5,8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" office:value-type="float">
            <text:p>2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" office:value-type="float">
            <text:p>2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59" office:value-type="float">
            <text:p>159</text:p>
          </table:table-cell>
          <table:table-cell ns41:value-type="float" table:style-name="ce20" office:value="61" office:value-type="float">
            <text:p>61</text:p>
          </table:table-cell>
          <table:table-cell ns41:value-type="float" table:style-name="ce20" office:value="159" office:value-type="float">
            <text:p>159</text:p>
          </table:table-cell>
          <table:table-cell ns41:value-type="float" table:style-name="ce20" office:value="61" office:value-type="float">
            <text:p>61</text:p>
          </table:table-cell>
          <table:table-cell ns41:value-type="float" table:style-name="ce91" office:value="220" office:value-type="float">
            <text:p>2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50" office:value-type="float">
            <text:p>150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20" office:value="150" office:value-type="float">
            <text:p>150</text:p>
          </table:table-cell>
          <table:table-cell ns41:value-type="float" table:style-name="ce20" office:value="22" office:value-type="float">
            <text:p>22</text:p>
          </table:table-cell>
          <table:table-cell ns41:value-type="float" table:style-name="ce91" office:value="172" office:value-type="float">
            <text:p>1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16" office:value-type="float">
            <text:p>216</text:p>
          </table:table-cell>
          <table:table-cell table:style-name="ce20"/>
          <table:table-cell ns41:value-type="float" table:style-name="ce20" office:value="216" office:value-type="float">
            <text:p>216</text:p>
          </table:table-cell>
          <table:table-cell table:style-name="ce20"/>
          <table:table-cell ns41:value-type="float" table:style-name="ce91" office:value="216" office:value-type="float">
            <text:p>2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8" office:value-type="float">
            <text:p>18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48" office:value-type="float">
            <text:p>4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9" office:value-type="float">
            <text:p>6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0" office:value-type="float">
            <text:p>7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2" office:value-type="float">
            <text:p>32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32" office:value-type="float">
            <text:p>32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91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3" office:value-type="float">
            <text:p>43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20" office:value="43" office:value-type="float">
            <text:p>43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91" office:value="54" office:value-type="float">
            <text:p>5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162" office:value-type="float">
            <text:p>162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66" office:value-type="float">
            <text:p>166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173" office:value-type="float">
            <text:p>1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32" office:value-type="float">
            <text:p>32</text:p>
          </table:table-cell>
          <table:table-cell table:style-name="ce20"/>
          <table:table-cell ns41:value-type="float" table:style-name="ce20" office:value="38" office:value-type="float">
            <text:p>38</text:p>
          </table:table-cell>
          <table:table-cell table:style-name="ce20"/>
          <table:table-cell ns41:value-type="float" table:style-name="ce91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35" office:value-type="float">
            <text:p>235</text:p>
          </table:table-cell>
          <table:table-cell ns41:value-type="float" table:style-name="ce20" office:value="57" office:value-type="float">
            <text:p>57</text:p>
          </table:table-cell>
          <table:table-cell ns41:value-type="float" table:style-name="ce20" office:value="235" office:value-type="float">
            <text:p>235</text:p>
          </table:table-cell>
          <table:table-cell ns41:value-type="float" table:style-name="ce20" office:value="57" office:value-type="float">
            <text:p>57</text:p>
          </table:table-cell>
          <table:table-cell ns41:value-type="float" table:style-name="ce91" office:value="292" office:value-type="float">
            <text:p>29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9" office:value-type="float">
            <text:p>19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7" office:value-type="float">
            <text:p>67</text:p>
          </table:table-cell>
          <table:table-cell ns41:value-type="float" table:style-name="ce20" office:value="119" office:value-type="float">
            <text:p>119</text:p>
          </table:table-cell>
          <table:table-cell ns41:value-type="float" table:style-name="ce20" office:value="68" office:value-type="float">
            <text:p>68</text:p>
          </table:table-cell>
          <table:table-cell ns41:value-type="float" table:style-name="ce20" office:value="121" office:value-type="float">
            <text:p>121</text:p>
          </table:table-cell>
          <table:table-cell ns41:value-type="float" table:style-name="ce91" office:value="189" office:value-type="float">
            <text:p>1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20" office:value="20" office:value-type="float">
            <text:p>20</text:p>
          </table:table-cell>
          <table:table-cell table:style-name="ce20"/>
          <table:table-cell ns41:value-type="float" table:style-name="ce91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170" office:value-type="float">
            <text:p>17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75" office:value-type="float">
            <text:p>17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90" office:value="74" office:value-type="float">
            <text:p>74</text:p>
          </table:table-cell>
          <table:table-cell ns41:value-type="float" table:style-name="ce20" office:value="60" office:value-type="float">
            <text:p>60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20" office:value="83" office:value-type="float">
            <text:p>83</text:p>
          </table:table-cell>
          <table:table-cell ns41:value-type="float" table:style-name="ce20" office:value="75" office:value-type="float">
            <text:p>75</text:p>
          </table:table-cell>
          <table:table-cell ns41:value-type="float" table:style-name="ce20" office:value="66" office:value-type="float">
            <text:p>66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241" office:value-type="float">
            <text:p>241</text:p>
          </table:table-cell>
          <table:table-cell ns41:value-type="float" table:style-name="ce20" office:value="190" office:value-type="float">
            <text:p>190</text:p>
          </table:table-cell>
          <table:table-cell ns41:value-type="float" table:style-name="ce91" office:value="431" office:value-type="float">
            <text:p>4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164" office:value-type="float">
            <text:p>16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73" office:value-type="float">
            <text:p>173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33" office:value-type="float">
            <text:p>13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68" office:value="147" office:value-type="float">
            <text:p>1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21" office:value-type="float">
            <text:p>21</text:p>
          </table:table-cell>
          <table:table-cell table:style-name="ce20"/>
          <table:table-cell ns41:value-type="float" table:style-name="ce20" office:value="179" office:value-type="float">
            <text:p>179</text:p>
          </table:table-cell>
          <table:table-cell table:style-name="ce20"/>
          <table:table-cell ns41:value-type="float" table:style-name="ce20" office:value="204" office:value-type="float">
            <text:p>204</text:p>
          </table:table-cell>
          <table:table-cell table:style-name="ce20"/>
          <table:table-cell ns41:value-type="float" table:style-name="ce91" office:value="204" office:value-type="float">
            <text:p>20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7" office:value-type="float">
            <text:p>17</text:p>
          </table:table-cell>
          <table:table-cell table:style-name="ce20"/>
          <table:table-cell ns41:value-type="float" table:style-name="ce20" office:value="213" office:value-type="float">
            <text:p>213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231" office:value-type="float">
            <text:p>231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91" office:value="264" office:value-type="float">
            <text:p>2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98" office:value-type="float">
            <text:p>98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35" office:value="1346" office:value-type="float">
            <text:p>1,346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35" office:value="1454" office:value-type="float">
            <text:p>1,454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64" office:value="1479" office:value-type="float">
            <text:p>1,4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53" office:value-type="float">
            <text:p>753</text:p>
          </table:table-cell>
          <table:table-cell ns41:value-type="float" table:style-name="ce20" office:value="518" office:value-type="float">
            <text:p>518</text:p>
          </table:table-cell>
          <table:table-cell ns41:value-type="float" table:style-name="ce20" office:value="753" office:value-type="float">
            <text:p>753</text:p>
          </table:table-cell>
          <table:table-cell ns41:value-type="float" table:style-name="ce20" office:value="518" office:value-type="float">
            <text:p>518</text:p>
          </table:table-cell>
          <table:table-cell ns41:value-type="float" table:style-name="ce64" office:value="1271" office:value-type="float">
            <text:p>1,2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121" office:value-type="float">
            <text:p>121</text:p>
          </table:table-cell>
          <table:table-cell table:style-name="ce20"/>
          <table:table-cell ns41:value-type="float" table:style-name="ce20" office:value="125" office:value-type="float">
            <text:p>125</text:p>
          </table:table-cell>
          <table:table-cell table:style-name="ce20"/>
          <table:table-cell ns41:value-type="float" table:style-name="ce91" office:value="125" office:value-type="float">
            <text:p>1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9" office:value-type="float">
            <text:p>19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35" office:value="1398" office:value-type="float">
            <text:p>1,398</text:p>
          </table:table-cell>
          <table:table-cell ns41:value-type="float" table:style-name="ce20" office:value="336" office:value-type="float">
            <text:p>336</text:p>
          </table:table-cell>
          <table:table-cell ns41:value-type="float" table:style-name="ce35" office:value="1417" office:value-type="float">
            <text:p>1,417</text:p>
          </table:table-cell>
          <table:table-cell ns41:value-type="float" table:style-name="ce20" office:value="345" office:value-type="float">
            <text:p>345</text:p>
          </table:table-cell>
          <table:table-cell ns41:value-type="float" table:style-name="ce64" office:value="1762" office:value-type="float">
            <text:p>1,7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456" office:value-type="float">
            <text:p>456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471" office:value-type="float">
            <text:p>47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478" office:value-type="float">
            <text:p>47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18" office:value-type="float">
            <text:p>18</text:p>
          </table:table-cell>
          <table:table-cell table:style-name="ce20"/>
          <table:table-cell ns41:value-type="float" table:style-name="ce20" office:value="147" office:value-type="float">
            <text:p>147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169" office:value-type="float">
            <text:p>169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179" office:value-type="float">
            <text:p>1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1" office:value-type="float">
            <text:p>2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5" table:style-name="ce20" table:number-columns-repeated="4" office:value-type="float">
            <text:p>5</text:p>
          </table:table-cell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90" office:value="8" office:value-type="float">
            <text:p>8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37" office:value-type="float">
            <text:p>37</text:p>
          </table:table-cell>
          <table:table-cell ns41:value-type="float" table:style-name="ce20" office:value="106" office:value-type="float">
            <text:p>106</text:p>
          </table:table-cell>
          <table:table-cell ns41:value-type="float" table:style-name="ce20" office:value="83" office:value-type="float">
            <text:p>83</text:p>
          </table:table-cell>
          <table:table-cell ns41:value-type="float" table:style-name="ce91" office:value="189" office:value-type="float">
            <text:p>1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90"/>
          <table:table-cell table:style-name="ce20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87" office:value-type="float">
            <text:p>287</text:p>
          </table:table-cell>
          <table:table-cell ns41:value-type="float" table:style-name="ce20" office:value="316" office:value-type="float">
            <text:p>316</text:p>
          </table:table-cell>
          <table:table-cell ns41:value-type="float" table:style-name="ce20" office:value="302" office:value-type="float">
            <text:p>302</text:p>
          </table:table-cell>
          <table:table-cell ns41:value-type="float" table:style-name="ce20" office:value="321" office:value-type="float">
            <text:p>321</text:p>
          </table:table-cell>
          <table:table-cell ns41:value-type="float" table:style-name="ce91" office:value="623" office:value-type="float">
            <text:p>6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63" office:value-type="float">
            <text:p>363</text:p>
          </table:table-cell>
          <table:table-cell ns41:value-type="float" table:style-name="ce20" office:value="101" office:value-type="float">
            <text:p>101</text:p>
          </table:table-cell>
          <table:table-cell ns41:value-type="float" table:style-name="ce20" office:value="363" office:value-type="float">
            <text:p>363</text:p>
          </table:table-cell>
          <table:table-cell ns41:value-type="float" table:style-name="ce20" office:value="101" office:value-type="float">
            <text:p>101</text:p>
          </table:table-cell>
          <table:table-cell ns41:value-type="float" table:style-name="ce91" office:value="464" office:value-type="float">
            <text:p>4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213" office:value-type="float">
            <text:p>213</text:p>
          </table:table-cell>
          <table:table-cell table:style-name="ce20"/>
          <table:table-cell ns41:value-type="float" table:style-name="ce20" office:value="214" office:value-type="float">
            <text:p>214</text:p>
          </table:table-cell>
          <table:table-cell table:style-name="ce20"/>
          <table:table-cell ns41:value-type="float" table:style-name="ce91" office:value="214" office:value-type="float">
            <text:p>2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2" office:value-type="float">
            <text:p>52</text:p>
          </table:table-cell>
          <table:table-cell table:style-name="ce20"/>
          <table:table-cell ns41:value-type="float" table:style-name="ce20" office:value="52" office:value-type="float">
            <text:p>52</text:p>
          </table:table-cell>
          <table:table-cell table:style-name="ce20"/>
          <table:table-cell ns41:value-type="float" table:style-name="ce91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588" office:value-type="float">
            <text:p>588</text:p>
          </table:table-cell>
          <table:table-cell table:style-name="ce20"/>
          <table:table-cell ns41:value-type="float" table:style-name="ce20" office:value="601" office:value-type="float">
            <text:p>601</text:p>
          </table:table-cell>
          <table:table-cell table:style-name="ce20"/>
          <table:table-cell ns41:value-type="float" table:style-name="ce91" office:value="601" office:value-type="float">
            <text:p>6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1" office:value-type="float">
            <text:p>31</text:p>
          </table:table-cell>
          <table:table-cell table:style-name="ce20"/>
          <table:table-cell ns41:value-type="float" table:style-name="ce20" office:value="439" office:value-type="float">
            <text:p>439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20" office:value="470" office:value-type="float">
            <text:p>470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91" office:value="481" office:value-type="float">
            <text:p>4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4" office:value-type="float">
            <text:p>3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90" office:value="3" office:value-type="float">
            <text:p>3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928" office:value-type="float">
            <text:p>928</text:p>
          </table:table-cell>
          <table:table-cell ns41:value-type="float" table:style-name="ce20" office:value="511" office:value-type="float">
            <text:p>511</text:p>
          </table:table-cell>
          <table:table-cell ns41:value-type="float" table:style-name="ce35" office:value="13476" office:value-type="float">
            <text:p>13,476</text:p>
          </table:table-cell>
          <table:table-cell ns41:value-type="float" table:style-name="ce35" office:value="5701" office:value-type="float">
            <text:p>5,701</text:p>
          </table:table-cell>
          <table:table-cell ns41:value-type="float" table:style-name="ce35" office:value="14419" office:value-type="float">
            <text:p>14,419</text:p>
          </table:table-cell>
          <table:table-cell ns41:value-type="float" table:style-name="ce35" office:value="6225" office:value-type="float">
            <text:p>6,225</text:p>
          </table:table-cell>
          <table:table-cell ns41:value-type="float" table:style-name="ce64" office:value="20644" office:value-type="float">
            <text:p>20,6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91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23" office:value-type="float">
            <text:p>23</text:p>
          </table:table-cell>
          <table:table-cell table:style-name="ce20"/>
          <table:table-cell ns41:value-type="float" table:style-name="ce91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89" office:value-type="float">
            <text:p>8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92" office:value-type="float">
            <text:p>92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24" office:value-type="float">
            <text:p>24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91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3" office:value-type="float">
            <text:p>23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91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91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50" office:value-type="float">
            <text:p>50</text:p>
          </table:table-cell>
          <table:table-cell table:style-name="ce20"/>
          <table:table-cell ns41:value-type="float" table:style-name="ce20" office:value="56" office:value-type="float">
            <text:p>56</text:p>
          </table:table-cell>
          <table:table-cell table:style-name="ce20"/>
          <table:table-cell ns41:value-type="float" table:style-name="ce91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7" office:value-type="string">
            <text:p><text:span text:style-name="T2"><text:a xlink:type="simple" xlink:href="#Veerde gedeelte.A921">Manufakturen fabrijkant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7" office:value-type="string">
            <text:p><text:span text:style-name="T2"><text:a xlink:type="simple" xlink:href="#Veerde gedeelte.A921">Manufakturen kooplieden</text:a></text:span>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1" office:value-type="float">
            <text:p>3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32" office:value-type="float">
            <text:p>32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7" office:value-type="string">
            <text:p><text:span text:style-name="T2"><text:a xlink:type="simple" xlink:href="#Veerde gedeelte.A921">Manufakturen werklieden</text:a></text:span>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9" office:value-type="float">
            <text:p>9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5" office:value-type="float">
            <text:p>2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1" office:value-type="float">
            <text:p>61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20" office:value="61" office:value-type="float">
            <text:p>61</text:p>
          </table:table-cell>
          <table:table-cell ns41:value-type="float" table:style-name="ce20" office:value="12" office:value-type="float">
            <text:p>12</text:p>
          </table:table-cell>
          <table:table-cell ns41:value-type="float" table:style-name="ce91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0" office:value-type="float">
            <text:p>30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3" office:value-type="float">
            <text:p>103</text:p>
          </table:table-cell>
          <table:table-cell table:style-name="ce20"/>
          <table:table-cell ns41:value-type="float" table:style-name="ce20" office:value="103" office:value-type="float">
            <text:p>103</text:p>
          </table:table-cell>
          <table:table-cell table:style-name="ce20"/>
          <table:table-cell ns41:value-type="float" table:style-name="ce91" office:value="103" office:value-type="float">
            <text:p>10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91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82" office:value-type="float">
            <text:p>82</text:p>
          </table:table-cell>
          <table:table-cell table:style-name="ce20"/>
          <table:table-cell ns41:value-type="float" table:style-name="ce20" office:value="89" office:value-type="float">
            <text:p>89</text:p>
          </table:table-cell>
          <table:table-cell table:style-name="ce20"/>
          <table:table-cell ns41:value-type="float" table:style-name="ce91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91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9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14" office:value-type="float">
            <text:p>114</text:p>
          </table:table-cell>
          <table:table-cell table:style-name="ce20"/>
          <table:table-cell ns41:value-type="float" table:style-name="ce35" office:value="1801" office:value-type="float">
            <text:p>1,801</text:p>
          </table:table-cell>
          <table:table-cell table:style-name="ce20"/>
          <table:table-cell ns41:value-type="float" table:style-name="ce35" office:value="1935" office:value-type="float">
            <text:p>1,935</text:p>
          </table:table-cell>
          <table:table-cell ns41:value-type="float" table:style-name="ce64" office:value="1935" office:value-type="float">
            <text:p>1,93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20" office:value="27" office:value-type="float">
            <text:p>27</text:p>
          </table:table-cell>
          <table:table-cell table:style-name="ce20"/>
          <table:table-cell ns41:value-type="float" table:style-name="ce91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14" office:value-type="float">
            <text:p>11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15" office:value-type="float">
            <text:p>11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7" office:value-type="string">
            <text:p><text:span text:style-name="T2"><text:a xlink:type="simple" xlink:href="#Veerde gedeelte.A922">Ondernemers en direkteurs van begrafenis- en ziekenfonds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7" office:value-type="string">
            <text:p><text:span text:style-name="T2"><text:a xlink:type="simple" xlink:href="#Veerde gedeelte.A922">Ondernemers en direkteurs van verzekering- en brandwaarborgmaatschappijen</text:a></text:span>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418" office:value-type="float">
            <text:p>418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20" office:value="432" office:value-type="float">
            <text:p>432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91" office:value="463" office:value-type="float">
            <text:p>4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9" office:value-type="float">
            <text:p>79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79" office:value-type="float">
            <text:p>79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73" office:value-type="float">
            <text:p>7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5" office:value-type="float">
            <text:p>7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91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table:style-name="ce20"/>
          <table:table-cell ns41:value-type="float" table:style-name="ce20" office:value="15" office:value-type="float">
            <text:p>15</text:p>
          </table:table-cell>
          <table:table-cell table:style-name="ce20"/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6" office:value-type="float">
            <text:p>126</text:p>
          </table:table-cell>
          <table:table-cell table:style-name="ce20"/>
          <table:table-cell ns41:value-type="float" table:style-name="ce20" office:value="126" office:value-type="float">
            <text:p>126</text:p>
          </table:table-cell>
          <table:table-cell table:style-name="ce20"/>
          <table:table-cell ns41:value-type="float" table:style-name="ce91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90"/>
          <table:table-cell table:style-name="ce20" table:number-columns-repeated="6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2" office:value-type="float">
            <text:p>52</text:p>
          </table:table-cell>
          <table:table-cell table:style-name="ce20"/>
          <table:table-cell ns41:value-type="float" table:style-name="ce20" office:value="52" office:value-type="float">
            <text:p>52</text:p>
          </table:table-cell>
          <table:table-cell table:style-name="ce20"/>
          <table:table-cell ns41:value-type="float" table:style-name="ce91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95" office:value-type="float">
            <text:p>195</text:p>
          </table:table-cell>
          <table:table-cell ns41:value-type="float" table:style-name="ce20" office:value="165" office:value-type="float">
            <text:p>165</text:p>
          </table:table-cell>
          <table:table-cell ns41:value-type="float" table:style-name="ce20" office:value="195" office:value-type="float">
            <text:p>195</text:p>
          </table:table-cell>
          <table:table-cell ns41:value-type="float" table:style-name="ce20" office:value="165" office:value-type="float">
            <text:p>165</text:p>
          </table:table-cell>
          <table:table-cell ns41:value-type="float" table:style-name="ce91" office:value="360" office:value-type="float">
            <text:p>3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table:style-name="ce20"/>
          <table:table-cell ns41:value-type="float" table:style-name="ce20" office:value="389" office:value-type="float">
            <text:p>389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416" office:value-type="float">
            <text:p>416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422" office:value-type="float">
            <text:p>4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table:style-name="ce20"/>
          <table:table-cell ns41:value-type="float" table:style-name="ce91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38" office:value-type="float">
            <text:p>38</text:p>
          </table:table-cell>
          <table:table-cell table:style-name="ce20"/>
          <table:table-cell ns41:value-type="float" table:style-name="ce20" office:value="580" office:value-type="float">
            <text:p>580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19" office:value-type="float">
            <text:p>61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621" office:value-type="float">
            <text:p>6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2" office:value-type="float">
            <text:p>32</text:p>
          </table:table-cell>
          <table:table-cell table:style-name="ce20"/>
          <table:table-cell ns41:value-type="float" table:style-name="ce20" office:value="580" office:value-type="float">
            <text:p>580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614" office:value-type="float">
            <text:p>614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621" office:value-type="float">
            <text:p>6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90" office:value="3" office:value-type="float">
            <text:p>3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68" office:value-type="float">
            <text:p>168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35" office:value="3138" office:value-type="float">
            <text:p>3,138</text:p>
          </table:table-cell>
          <table:table-cell ns41:value-type="float" table:style-name="ce20" office:value="77" office:value-type="float">
            <text:p>77</text:p>
          </table:table-cell>
          <table:table-cell ns41:value-type="float" table:style-name="ce35" office:value="3320" office:value-type="float">
            <text:p>3,320</text:p>
          </table:table-cell>
          <table:table-cell ns41:value-type="float" table:style-name="ce20" office:value="78" office:value-type="float">
            <text:p>78</text:p>
          </table:table-cell>
          <table:table-cell ns41:value-type="float" table:style-name="ce64" office:value="3398" office:value-type="float">
            <text:p>3,39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90" office:value="3" office:value-type="float">
            <text:p>3</text:p>
          </table:table-cell>
          <table:table-cell table:style-name="ce20"/>
          <table:table-cell ns41:value-type="float" table:style-name="ce20" office:value="8" office:value-type="float">
            <text:p>8</text:p>
          </table:table-cell>
          <table:table-cell table:style-name="ce20"/>
          <table:table-cell ns41:value-type="float" table:style-name="ce20" office:value="111" office:value-type="float">
            <text:p>11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35" office:value="1615" office:value-type="float">
            <text:p>1,615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35" office:value="1737" office:value-type="float">
            <text:p>1,737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64" office:value="1756" office:value-type="float">
            <text:p>1,7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9" office:value="8277" office:value-type="float">
            <text:p>8,277</text:p>
          </table:table-cell>
          <table:table-cell ns41:value-type="float" table:style-name="ce35" office:value="7860" office:value-type="float">
            <text:p>7,860</text:p>
          </table:table-cell>
          <table:table-cell ns41:value-type="float" table:style-name="ce35" office:value="3255" office:value-type="float">
            <text:p>3,255</text:p>
          </table:table-cell>
          <table:table-cell ns41:value-type="float" table:style-name="ce35" office:value="3016" office:value-type="float">
            <text:p>3,016</text:p>
          </table:table-cell>
          <table:table-cell ns41:value-type="float" table:style-name="ce35" office:value="1544" office:value-type="float">
            <text:p>1,544</text:p>
          </table:table-cell>
          <table:table-cell ns41:value-type="float" table:style-name="ce35" office:value="1184" office:value-type="float">
            <text:p>1,184</text:p>
          </table:table-cell>
          <table:table-cell ns41:value-type="float" table:style-name="ce20" office:value="65" office:value-type="float">
            <text:p>65</text:p>
          </table:table-cell>
          <table:table-cell ns41:value-type="float" table:style-name="ce20" office:value="51" office:value-type="float">
            <text:p>51</text:p>
          </table:table-cell>
          <table:table-cell ns41:value-type="float" table:style-name="ce35" office:value="13141" office:value-type="float">
            <text:p>13,141</text:p>
          </table:table-cell>
          <table:table-cell ns41:value-type="float" table:style-name="ce35" office:value="12111" office:value-type="float">
            <text:p>12,111</text:p>
          </table:table-cell>
          <table:table-cell ns41:value-type="float" table:style-name="ce64" office:value="25252" office:value-type="float">
            <text:p>25,2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26" office:value-type="float">
            <text:p>2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3" office:value-type="float">
            <text:p>13</text:p>
          </table:table-cell>
          <table:table-cell table:style-name="ce20"/>
          <table:table-cell ns41:value-type="float" table:style-name="ce20" office:value="265" office:value-type="float">
            <text:p>265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278" office:value-type="float">
            <text:p>278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91" office:value="285" office:value-type="float">
            <text:p>28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91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8" office:value-type="float">
            <text:p>28</text:p>
          </table:table-cell>
          <table:table-cell table:style-name="ce20"/>
          <table:table-cell ns41:value-type="float" table:style-name="ce20" office:value="614" office:value-type="float">
            <text:p>614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645" office:value-type="float">
            <text:p>645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91" office:value="664" office:value-type="float">
            <text:p>6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565" office:value-type="float">
            <text:p>565</text:p>
          </table:table-cell>
          <table:table-cell ns41:value-type="float" table:style-name="ce20" office:value="220" office:value-type="float">
            <text:p>220</text:p>
          </table:table-cell>
          <table:table-cell ns41:value-type="float" table:style-name="ce20" office:value="614" office:value-type="float">
            <text:p>614</text:p>
          </table:table-cell>
          <table:table-cell ns41:value-type="float" table:style-name="ce20" office:value="232" office:value-type="float">
            <text:p>232</text:p>
          </table:table-cell>
          <table:table-cell ns41:value-type="float" table:style-name="ce91" office:value="846" office:value-type="float">
            <text:p>8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2" office:value-type="float">
            <text:p>12</text:p>
          </table:table-cell>
          <table:table-cell table:style-name="ce20"/>
          <table:table-cell ns41:value-type="float" table:style-name="ce20" office:value="35" office:value-type="float">
            <text:p>3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7" office:value-type="float">
            <text:p>47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50" office:value-type="float">
            <text:p>5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90" office:value-type="float">
            <text:p>90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97" office:value-type="float">
            <text:p>97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124" office:value-type="float">
            <text:p>124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29" office:value-type="float">
            <text:p>129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91" office:value="133" office:value-type="float">
            <text:p>1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20" office:value-type="float">
            <text:p>220</text:p>
          </table:table-cell>
          <table:table-cell table:style-name="ce20"/>
          <table:table-cell ns41:value-type="float" table:style-name="ce20" office:value="220" office:value-type="float">
            <text:p>220</text:p>
          </table:table-cell>
          <table:table-cell table:style-name="ce20"/>
          <table:table-cell ns41:value-type="float" table:style-name="ce91" office:value="220" office:value-type="float">
            <text:p>2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table:style-name="ce20"/>
          <table:table-cell ns41:value-type="float" table:style-name="ce91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91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9" office:value-type="float">
            <text:p>9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20" office:value="10" office:value-type="float">
            <text:p>10</text:p>
          </table:table-cell>
          <table:table-cell table:style-name="ce20"/>
          <table:table-cell ns41:value-type="float" table:style-name="ce91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30" office:value-type="float">
            <text:p>30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3" office:value-type="float">
            <text:p>3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table:style-name="ce20"/>
          <table:table-cell ns41:value-type="float" table:style-name="ce20" office:value="90" office:value-type="float">
            <text:p>90</text:p>
          </table:table-cell>
          <table:table-cell table:style-name="ce20"/>
          <table:table-cell ns41:value-type="float" table:style-name="ce35" office:value="2031" office:value-type="float">
            <text:p>2,031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35" office:value="2126" office:value-type="float">
            <text:p>2,126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64" office:value="2130" office:value-type="float">
            <text:p>2,1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4" office:value-type="float">
            <text:p>14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1" office:value-type="float">
            <text:p>6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61" office:value-type="float">
            <text:p>61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90" office:value="2" office:value-type="float">
            <text:p>2</text:p>
          </table:table-cell>
          <table:table-cell table:style-name="ce20" table:number-columns-repeated="3"/>
          <table:table-cell ns41:value-type="float" table:style-name="ce20" office:value="18" office:value-type="float">
            <text:p>18</text:p>
          </table:table-cell>
          <table:table-cell table:style-name="ce20"/>
          <table:table-cell ns41:value-type="float" table:style-name="ce20" office:value="133" office:value-type="float">
            <text:p>133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153" office:value-type="float">
            <text:p>153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91" office:value="158" office:value-type="float">
            <text:p>1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4" office:value-type="float">
            <text:p>4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24" office:value-type="float">
            <text:p>24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91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 table:number-columns-repeated="3"/>
          <table:table-cell ns41:value-type="float" table:style-name="ce20" office:value="111" office:value-type="float">
            <text:p>111</text:p>
          </table:table-cell>
          <table:table-cell table:style-name="ce20"/>
          <table:table-cell ns41:value-type="float" table:style-name="ce20" office:value="112" office:value-type="float">
            <text:p>112</text:p>
          </table:table-cell>
          <table:table-cell table:style-name="ce20"/>
          <table:table-cell ns41:value-type="float" table:style-name="ce91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9" office:value-type="float">
            <text:p>29</text:p>
          </table:table-cell>
          <table:table-cell table:style-name="ce20"/>
          <table:table-cell ns41:value-type="float" table:style-name="ce20" office:value="29" office:value-type="float">
            <text:p>29</text:p>
          </table:table-cell>
          <table:table-cell table:style-name="ce20"/>
          <table:table-cell ns41:value-type="float" table:style-name="ce91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57" office:value-type="float">
            <text:p>57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57" office:value-type="float">
            <text:p>57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91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ns41:value-type="float" table:style-name="ce90" office:value="1" office:value-type="float">
            <text:p>1</text:p>
          </table:table-cell>
          <table:table-cell table:style-name="ce20" table:number-columns-repeated="5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28" office:value-type="float">
            <text:p>28</text:p>
          </table:table-cell>
          <table:table-cell ns41:value-type="float" table:style-name="ce91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59" office:value-type="float">
            <text:p>5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61" office:value-type="float">
            <text:p>6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90"/>
          <table:table-cell table:style-name="ce20" table:number-columns-repeated="3"/>
          <table:table-cell ns41:value-type="float" table:style-name="ce20" office:value="7" office:value-type="float">
            <text:p>7</text:p>
          </table:table-cell>
          <table:table-cell table:style-name="ce20"/>
          <table:table-cell ns41:value-type="float" table:style-name="ce20" office:value="517" office:value-type="float">
            <text:p>517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524" office:value-type="float">
            <text:p>524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91" office:value="534" office:value-type="float">
            <text:p>5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90"/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5" office:value-type="float">
            <text:p>5</text:p>
          </table:table-cell>
          <table:table-cell table:style-name="ce20"/>
          <table:table-cell ns41:value-type="float" table:style-name="ce20" office:value="303" office:value-type="float">
            <text:p>30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09" office:value-type="float">
            <text:p>30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312" office:value-type="float">
            <text:p>3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41" office:value-type="float">
            <text:p>4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41" office:value-type="float">
            <text:p>4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20" office:value="11" office:value-type="float">
            <text:p>11</text:p>
          </table:table-cell>
          <table:table-cell table:style-name="ce20"/>
          <table:table-cell ns41:value-type="float" table:style-name="ce91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9" office:value-type="float">
            <text:p>2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9" office:value-type="float">
            <text:p>2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91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20" office:value="3" office:value-type="float">
            <text:p>3</text:p>
          </table:table-cell>
          <table:table-cell table:style-name="ce20"/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11" office:value-type="float">
            <text:p>21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11" office:value-type="float">
            <text:p>211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212" office:value-type="float">
            <text:p>2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6" office:value-type="float">
            <text:p>16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office:value="1" table:style-name="ce20" table:number-columns-repeated="4" office:value-type="float">
            <text:p>1</text:p>
          </table:table-cell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6" office:value-type="float">
            <text:p>16</text:p>
          </table:table-cell>
          <table:table-cell table:style-name="ce20"/>
          <table:table-cell ns41:value-type="float" table:style-name="ce20" office:value="16" office:value-type="float">
            <text:p>16</text:p>
          </table:table-cell>
          <table:table-cell table:style-name="ce20"/>
          <table:table-cell ns41:value-type="float" table:style-name="ce91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91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20" office:value="6" office:value-type="float">
            <text:p>6</text:p>
          </table:table-cell>
          <table:table-cell table:style-name="ce20"/>
          <table:table-cell ns41:value-type="float" table:style-name="ce91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table:style-name="ce91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90"/>
          <table:table-cell table:style-name="ce20" table:number-columns-repeated="5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9" office:value="13964" office:value-type="float">
            <text:p>13,964</text:p>
          </table:table-cell>
          <table:table-cell ns41:value-type="float" table:style-name="ce35" office:value="14261" office:value-type="float">
            <text:p>14,261</text:p>
          </table:table-cell>
          <table:table-cell ns41:value-type="float" table:style-name="ce20" office:value="955" office:value-type="float">
            <text:p>955</text:p>
          </table:table-cell>
          <table:table-cell ns41:value-type="float" table:style-name="ce35" office:value="1117" office:value-type="float">
            <text:p>1,117</text:p>
          </table:table-cell>
          <table:table-cell ns41:value-type="float" table:style-name="ce35" office:value="4028" office:value-type="float">
            <text:p>4,028</text:p>
          </table:table-cell>
          <table:table-cell ns41:value-type="float" table:style-name="ce35" office:value="5502" office:value-type="float">
            <text:p>5,502</text:p>
          </table:table-cell>
          <table:table-cell ns41:value-type="float" table:style-name="ce35" office:value="6354" office:value-type="float">
            <text:p>6,354</text:p>
          </table:table-cell>
          <table:table-cell ns41:value-type="float" table:style-name="ce35" office:value="40749" office:value-type="float">
            <text:p>40,749</text:p>
          </table:table-cell>
          <table:table-cell ns41:value-type="float" table:style-name="ce53" office:value="25303" office:value-type="float">
            <text:p>25,303</text:p>
          </table:table-cell>
          <table:table-cell ns41:value-type="float" table:style-name="ce58" office:value="61630" office:value-type="float">
            <text:p>61,630</text:p>
          </table:table-cell>
          <table:table-cell ns41:value-type="float" table:style-name="ce69" office:value="86933" office:value-type="float">
            <text:p>86,9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EN DE GEMEENTEN TEN PLATTEN LANDE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90"/>
          <table:table-cell table:style-name="ce20" table:number-columns-repeated="9"/>
          <table:table-cell table:style-name="ce91"/>
          <table:table-cell table:number-columns-repeated="1010"/>
        </table:table-row>
        <table:table-row table:style-name="ro1">
          <table:table-cell ns41:value-type="string" table:style-name="ce9" office:value-type="string">
            <text:p>DE STAD EN DE GEMEENTEN TEN PLATTEN LANDE VEREENIGD.</text:p>
          </table:table-cell>
          <table:table-cell ns41:value-type="string" table:style-name="ce18" office:value-type="string">
            <text:p>TOTAAL</text:p>
          </table:table-cell>
          <table:table-cell table:style-name="Default"/>
          <table:table-cell ns41:value-type="float" table:style-name="ce30" office:value="22349" office:value-type="float">
            <text:p>22,349</text:p>
          </table:table-cell>
          <table:table-cell ns41:value-type="float" table:style-name="ce36" office:value="22199" office:value-type="float">
            <text:p>22,199</text:p>
          </table:table-cell>
          <table:table-cell ns41:value-type="float" table:style-name="ce36" office:value="4340" office:value-type="float">
            <text:p>4,340</text:p>
          </table:table-cell>
          <table:table-cell ns41:value-type="float" table:style-name="ce36" office:value="4228" office:value-type="float">
            <text:p>4,228</text:p>
          </table:table-cell>
          <table:table-cell ns41:value-type="float" table:style-name="ce36" office:value="8057" office:value-type="float">
            <text:p>8,057</text:p>
          </table:table-cell>
          <table:table-cell ns41:value-type="float" table:style-name="ce36" office:value="8072" office:value-type="float">
            <text:p>8,072</text:p>
          </table:table-cell>
          <table:table-cell ns41:value-type="float" table:style-name="ce36" office:value="57418" office:value-type="float">
            <text:p>57,418</text:p>
          </table:table-cell>
          <table:table-cell ns41:value-type="float" table:style-name="ce36" office:value="61775" office:value-type="float">
            <text:p>61,775</text:p>
          </table:table-cell>
          <table:table-cell ns41:value-type="float" table:style-name="ce54" office:value="92167" office:value-type="float">
            <text:p>92,167</text:p>
          </table:table-cell>
          <table:table-cell ns41:value-type="float" table:style-name="ce59" office:value="96275" office:value-type="float">
            <text:p>96,275</text:p>
          </table:table-cell>
          <table:table-cell ns41:value-type="float" table:style-name="ce70" office:value="188442" office:value-type="float">
            <text:p>188,4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92" office:value-type="string">
            <text:p>1. De kneehts en leerlingen zijn onder de beroepen begrepen.</text:p>
          </table:table-cell>
          <table:table-cell table:style-name="ce93" table:number-columns-repeated="12"/>
          <table:table-cell table:style-name="ce94"/>
          <table:table-cell table:number-columns-repeated="1010"/>
        </table:table-row>
        <table:table-row table:style-name="ro3">
          <table:table-cell ns41:value-type="string" table:style-name="ce95" office:value-type="string">
            <text:p>2. Hieronder begrepen de fabrijkanten van katoen, hennip vlas, wol en zijde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3. De boden zijn hieronder begrepen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4. Hieronder een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5. Hieronder een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6. Hieronder twe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7. Hieronder een, waarvan de ouderdom onbekend is.</text:p>
          </table:table-cell>
          <table:table-cell table:style-name="ce96" table:number-columns-repeated="12"/>
          <table:table-cell table:style-name="ce97"/>
          <table:table-cell table:style-name="ce77" table:number-columns-repeated="3"/>
          <table:table-cell table:number-columns-repeated="1007"/>
        </table:table-row>
        <table:table-row table:style-name="ro3">
          <table:table-cell ns41:value-type="string" table:style-name="ce95" office:value-type="string">
            <text:p>8. Hieronder begrepen de fabrijkanten van katoen, hennip, vlas, wol en zijde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9. De boden zijn hieronder begrepen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0.Hieronder een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1.Hieronder twe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2.Hieronder een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3.Hieronder begrepen de fabrijkanten van katoen, hennip, vlas, wol en zijde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4.De boden zijn hieronder begrepen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5.Hieronder twe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6.Hieronder een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7.Hieronder dri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3">
          <table:table-cell ns41:value-type="string" table:style-name="ce95" office:value-type="string">
            <text:p>18.Hieronder drie, waarvan de ouderdom onbekend is.</text:p>
          </table:table-cell>
          <table:table-cell table:style-name="ce96" table:number-columns-repeated="12"/>
          <table:table-cell table:style-name="ce97"/>
          <table:table-cell table:number-columns-repeated="1010"/>
        </table:table-row>
        <table:table-row table:style-name="ro1">
          <table:table-cell ns41:value-type="string" table:style-name="ce98" office:value-type="string">
            <text:p>19.Hieronder vier, waarvan de ouderdom onbekend is.</text:p>
          </table:table-cell>
          <table:table-cell table:style-name="ce21" table:number-columns-repeated="12"/>
          <table:table-cell table:style-name="ce99"/>
          <table:table-cell table:number-columns-repeated="1010"/>
        </table:table-row>
        <table:table-row table:style-name="ro3" table:number-rows-repeated="10476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">
        <table:table-column table:style-name="co6" table:default-cell-style-name="Default" table:number-columns-repeated="2"/>
        <table:table-column table:style-name="co7" table:default-cell-style-name="ce6"/>
        <table:table-column table:style-name="co6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style-name="Default"/>
          <table:table-cell ns41:value-type="string" table:style-name="ce2" office:value-type="string">
            <text:p>Noten in de bron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 table:style-name="ce85" table:number-columns-repeated="8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86" office:value="8633" office:value-type="float">
            <text:p>86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1" office:value-type="float">
            <text:p>3802410044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4" office:value-type="float">
            <text:p>86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2" office:value-type="float">
            <text:p>3802410044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5" office:value-type="float">
            <text:p>86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3" office:value-type="float">
            <text:p>3802410044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6" office:value-type="float">
            <text:p>86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4" office:value-type="float">
            <text:p>3802410044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7" office:value-type="float">
            <text:p>86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5" office:value-type="float">
            <text:p>3802410044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8" office:value-type="float">
            <text:p>86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6" office:value-type="float">
            <text:p>3802410044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39" office:value-type="float">
            <text:p>86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7" office:value-type="float">
            <text:p>3802410044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0" office:value-type="float">
            <text:p>86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8" office:value-type="float">
            <text:p>3802410044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1" office:value-type="float">
            <text:p>86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09" office:value-type="float">
            <text:p>3802410044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2" office:value-type="float">
            <text:p>86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0" office:value-type="float">
            <text:p>3802410044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3" office:value-type="float">
            <text:p>86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1" office:value-type="float">
            <text:p>3802410044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4" office:value-type="float">
            <text:p>86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2" office:value-type="float">
            <text:p>3802410044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5" office:value-type="float">
            <text:p>86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3" office:value-type="float">
            <text:p>3802410044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6" office:value-type="float">
            <text:p>86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4" office:value-type="float">
            <text:p>3802410044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7" office:value-type="float">
            <text:p>86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5" office:value-type="float">
            <text:p>3802410044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8" office:value-type="float">
            <text:p>86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6" office:value-type="float">
            <text:p>3802410044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49" office:value-type="float">
            <text:p>86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7" office:value-type="float">
            <text:p>3802410044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0" office:value-type="float">
            <text:p>86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8" office:value-type="float">
            <text:p>3802410044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1" office:value-type="float">
            <text:p>86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19" office:value-type="float">
            <text:p>3802410044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2" office:value-type="float">
            <text:p>86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0" office:value-type="float">
            <text:p>3802410044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3" office:value-type="float">
            <text:p>86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1" office:value-type="float">
            <text:p>3802410044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4" office:value-type="float">
            <text:p>86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2" office:value-type="float">
            <text:p>3802410044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5" office:value-type="float">
            <text:p>86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3" office:value-type="float">
            <text:p>3802410044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6" office:value-type="float">
            <text:p>86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4" office:value-type="float">
            <text:p>3802410044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7" office:value-type="float">
            <text:p>86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5" office:value-type="float">
            <text:p>3802410044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8" office:value-type="float">
            <text:p>86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6" office:value-type="float">
            <text:p>3802410044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59" office:value-type="float">
            <text:p>86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7" office:value-type="float">
            <text:p>3802410044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0" office:value-type="float">
            <text:p>86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8" office:value-type="float">
            <text:p>3802410044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1" office:value-type="float">
            <text:p>86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29" office:value-type="float">
            <text:p>3802410044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2" office:value-type="float">
            <text:p>86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0" office:value-type="float">
            <text:p>3802410044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3" office:value-type="float">
            <text:p>86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1" office:value-type="float">
            <text:p>3802410044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4" office:value-type="float">
            <text:p>86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2" office:value-type="float">
            <text:p>3802410044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5" office:value-type="float">
            <text:p>86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3" office:value-type="float">
            <text:p>3802410044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6" office:value-type="float">
            <text:p>86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4" office:value-type="float">
            <text:p>3802410044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7" office:value-type="float">
            <text:p>86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5" office:value-type="float">
            <text:p>3802410044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8" office:value-type="float">
            <text:p>86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6" office:value-type="float">
            <text:p>3802410044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69" office:value-type="float">
            <text:p>86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7" office:value-type="float">
            <text:p>3802410044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0" office:value-type="float">
            <text:p>86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8" office:value-type="float">
            <text:p>3802410044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1" office:value-type="float">
            <text:p>86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39" office:value-type="float">
            <text:p>3802410044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2" office:value-type="float">
            <text:p>86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0" office:value-type="float">
            <text:p>3802410044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3" office:value-type="float">
            <text:p>86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1" office:value-type="float">
            <text:p>3802410044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4" office:value-type="float">
            <text:p>86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2" office:value-type="float">
            <text:p>3802410044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5" office:value-type="float">
            <text:p>86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3" office:value-type="float">
            <text:p>3802410044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6" office:value-type="float">
            <text:p>86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4" office:value-type="float">
            <text:p>3802410044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7" office:value-type="float">
            <text:p>86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5" office:value-type="float">
            <text:p>3802410044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8" office:value-type="float">
            <text:p>86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6" office:value-type="float">
            <text:p>3802410044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79" office:value-type="float">
            <text:p>86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7" office:value-type="float">
            <text:p>3802410044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0" office:value-type="float">
            <text:p>86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8" office:value-type="float">
            <text:p>3802410044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1" office:value-type="float">
            <text:p>86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49" office:value-type="float">
            <text:p>3802410044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2" office:value-type="float">
            <text:p>86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50" office:value-type="float">
            <text:p>3802410044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3" office:value-type="float">
            <text:p>86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51" office:value-type="float">
            <text:p>3802410044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4" office:value-type="float">
            <text:p>86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52" office:value-type="float">
            <text:p>3802410044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5" office:value-type="float">
            <text:p>86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401053" office:value-type="float">
            <text:p>3802410044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6" office:value-type="float">
            <text:p>86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1" office:value-type="float">
            <text:p>3802410045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7" office:value-type="float">
            <text:p>86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2" office:value-type="float">
            <text:p>3802410045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8" office:value-type="float">
            <text:p>86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3" office:value-type="float">
            <text:p>3802410045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89" office:value-type="float">
            <text:p>86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4" office:value-type="float">
            <text:p>3802410045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0" office:value-type="float">
            <text:p>86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5" office:value-type="float">
            <text:p>3802410045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1" office:value-type="float">
            <text:p>86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6" office:value-type="float">
            <text:p>3802410045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2" office:value-type="float">
            <text:p>86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7" office:value-type="float">
            <text:p>3802410045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3" office:value-type="float">
            <text:p>86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8" office:value-type="float">
            <text:p>3802410045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4" office:value-type="float">
            <text:p>86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09" office:value-type="float">
            <text:p>3802410045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5" office:value-type="float">
            <text:p>86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0" office:value-type="float">
            <text:p>3802410045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6" office:value-type="float">
            <text:p>86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1" office:value-type="float">
            <text:p>3802410045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7" office:value-type="float">
            <text:p>86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2" office:value-type="float">
            <text:p>3802410045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8" office:value-type="float">
            <text:p>86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3" office:value-type="float">
            <text:p>3802410045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699" office:value-type="float">
            <text:p>86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4" office:value-type="float">
            <text:p>3802410045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0" office:value-type="float">
            <text:p>87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5" office:value-type="float">
            <text:p>3802410045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1" office:value-type="float">
            <text:p>87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6" office:value-type="float">
            <text:p>3802410045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2" office:value-type="float">
            <text:p>87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7" office:value-type="float">
            <text:p>3802410045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3" office:value-type="float">
            <text:p>87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8" office:value-type="float">
            <text:p>3802410045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4" office:value-type="float">
            <text:p>87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19" office:value-type="float">
            <text:p>3802410045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5" office:value-type="float">
            <text:p>87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0" office:value-type="float">
            <text:p>3802410045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6" office:value-type="float">
            <text:p>87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1" office:value-type="float">
            <text:p>3802410045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7" office:value-type="float">
            <text:p>87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2" office:value-type="float">
            <text:p>3802410045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8" office:value-type="float">
            <text:p>87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3" office:value-type="float">
            <text:p>3802410045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09" office:value-type="float">
            <text:p>87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4" office:value-type="float">
            <text:p>3802410045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0" office:value-type="float">
            <text:p>87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5" office:value-type="float">
            <text:p>3802410045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1" office:value-type="float">
            <text:p>87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6" office:value-type="float">
            <text:p>3802410045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2" office:value-type="float">
            <text:p>87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7" office:value-type="float">
            <text:p>3802410045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3" office:value-type="float">
            <text:p>87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8" office:value-type="float">
            <text:p>3802410045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4" office:value-type="float">
            <text:p>87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29" office:value-type="float">
            <text:p>3802410045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5" office:value-type="float">
            <text:p>87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0" office:value-type="float">
            <text:p>3802410045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6" office:value-type="float">
            <text:p>87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1" office:value-type="float">
            <text:p>3802410045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7" office:value-type="float">
            <text:p>87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2" office:value-type="float">
            <text:p>3802410045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8" office:value-type="float">
            <text:p>87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3" office:value-type="float">
            <text:p>3802410045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19" office:value-type="float">
            <text:p>87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4" office:value-type="float">
            <text:p>3802410045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0" office:value-type="float">
            <text:p>87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5" office:value-type="float">
            <text:p>3802410045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1" office:value-type="float">
            <text:p>87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6" office:value-type="float">
            <text:p>3802410045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2" office:value-type="float">
            <text:p>87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7" office:value-type="float">
            <text:p>3802410045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3" office:value-type="float">
            <text:p>87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8" office:value-type="float">
            <text:p>3802410045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4" office:value-type="float">
            <text:p>87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39" office:value-type="float">
            <text:p>3802410045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5" office:value-type="float">
            <text:p>87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0" office:value-type="float">
            <text:p>3802410045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6" office:value-type="float">
            <text:p>87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1" office:value-type="float">
            <text:p>3802410045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7" office:value-type="float">
            <text:p>87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2" office:value-type="float">
            <text:p>3802410045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8" office:value-type="float">
            <text:p>87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3" office:value-type="float">
            <text:p>3802410045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29" office:value-type="float">
            <text:p>87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4" office:value-type="float">
            <text:p>3802410045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0" office:value-type="float">
            <text:p>87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5" office:value-type="float">
            <text:p>3802410045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1" office:value-type="float">
            <text:p>87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6" office:value-type="float">
            <text:p>3802410045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2" office:value-type="float">
            <text:p>87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7" office:value-type="float">
            <text:p>3802410045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3" office:value-type="float">
            <text:p>87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8" office:value-type="float">
            <text:p>3802410045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4" office:value-type="float">
            <text:p>87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49" office:value-type="float">
            <text:p>3802410045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5" office:value-type="float">
            <text:p>87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50" office:value-type="float">
            <text:p>3802410045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6" office:value-type="float">
            <text:p>87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1004501051" office:value-type="float">
            <text:p>3802410045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7" office:value-type="float">
            <text:p>87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1" office:value-type="float">
            <text:p>3802420046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8" office:value-type="float">
            <text:p>87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2" office:value-type="float">
            <text:p>3802420046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39" office:value-type="float">
            <text:p>87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3" office:value-type="float">
            <text:p>3802420046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0" office:value-type="float">
            <text:p>87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4" office:value-type="float">
            <text:p>3802420046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1" office:value-type="float">
            <text:p>87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5" office:value-type="float">
            <text:p>3802420046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2" office:value-type="float">
            <text:p>87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6" office:value-type="float">
            <text:p>3802420046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3" office:value-type="float">
            <text:p>87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7" office:value-type="float">
            <text:p>3802420046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4" office:value-type="float">
            <text:p>87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8" office:value-type="float">
            <text:p>3802420046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5" office:value-type="float">
            <text:p>87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09" office:value-type="float">
            <text:p>3802420046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6" office:value-type="float">
            <text:p>87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0" office:value-type="float">
            <text:p>3802420046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7" office:value-type="float">
            <text:p>87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1" office:value-type="float">
            <text:p>3802420046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8" office:value-type="float">
            <text:p>87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2" office:value-type="float">
            <text:p>3802420046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49" office:value-type="float">
            <text:p>87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3" office:value-type="float">
            <text:p>3802420046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0" office:value-type="float">
            <text:p>87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4" office:value-type="float">
            <text:p>3802420046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1" office:value-type="float">
            <text:p>87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5" office:value-type="float">
            <text:p>3802420046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2" office:value-type="float">
            <text:p>87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6" office:value-type="float">
            <text:p>3802420046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3" office:value-type="float">
            <text:p>87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7" office:value-type="float">
            <text:p>3802420046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4" office:value-type="float">
            <text:p>87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8" office:value-type="float">
            <text:p>3802420046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5" office:value-type="float">
            <text:p>87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19" office:value-type="float">
            <text:p>3802420046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6" office:value-type="float">
            <text:p>87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0" office:value-type="float">
            <text:p>3802420046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7" office:value-type="float">
            <text:p>87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1" office:value-type="float">
            <text:p>3802420046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8" office:value-type="float">
            <text:p>87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2" office:value-type="float">
            <text:p>3802420046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59" office:value-type="float">
            <text:p>87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3" office:value-type="float">
            <text:p>3802420046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0" office:value-type="float">
            <text:p>87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4" office:value-type="float">
            <text:p>3802420046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1" office:value-type="float">
            <text:p>87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5" office:value-type="float">
            <text:p>3802420046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2" office:value-type="float">
            <text:p>87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6" office:value-type="float">
            <text:p>3802420046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3" office:value-type="float">
            <text:p>87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7" office:value-type="float">
            <text:p>3802420046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4" office:value-type="float">
            <text:p>87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8" office:value-type="float">
            <text:p>3802420046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5" office:value-type="float">
            <text:p>87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29" office:value-type="float">
            <text:p>3802420046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6" office:value-type="float">
            <text:p>87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0" office:value-type="float">
            <text:p>3802420046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7" office:value-type="float">
            <text:p>87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1" office:value-type="float">
            <text:p>3802420046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8" office:value-type="float">
            <text:p>87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2" office:value-type="float">
            <text:p>3802420046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69" office:value-type="float">
            <text:p>87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3" office:value-type="float">
            <text:p>3802420046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0" office:value-type="float">
            <text:p>87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4" office:value-type="float">
            <text:p>3802420046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1" office:value-type="float">
            <text:p>87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5" office:value-type="float">
            <text:p>3802420046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2" office:value-type="float">
            <text:p>87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6" office:value-type="float">
            <text:p>3802420046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3" office:value-type="float">
            <text:p>87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7" office:value-type="float">
            <text:p>3802420046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4" office:value-type="float">
            <text:p>87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8" office:value-type="float">
            <text:p>3802420046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5" office:value-type="float">
            <text:p>87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39" office:value-type="float">
            <text:p>3802420046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6" office:value-type="float">
            <text:p>87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0" office:value-type="float">
            <text:p>3802420046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7" office:value-type="float">
            <text:p>87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1" office:value-type="float">
            <text:p>3802420046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8" office:value-type="float">
            <text:p>87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2" office:value-type="float">
            <text:p>3802420046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79" office:value-type="float">
            <text:p>87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3" office:value-type="float">
            <text:p>3802420046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0" office:value-type="float">
            <text:p>87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4" office:value-type="float">
            <text:p>3802420046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1" office:value-type="float">
            <text:p>87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5" office:value-type="float">
            <text:p>3802420046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2" office:value-type="float">
            <text:p>87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6" office:value-type="float">
            <text:p>3802420046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3" office:value-type="float">
            <text:p>87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7" office:value-type="float">
            <text:p>3802420046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4" office:value-type="float">
            <text:p>87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8" office:value-type="float">
            <text:p>3802420046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5" office:value-type="float">
            <text:p>87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49" office:value-type="float">
            <text:p>3802420046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6" office:value-type="float">
            <text:p>87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50" office:value-type="float">
            <text:p>3802420046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7" office:value-type="float">
            <text:p>87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51" office:value-type="float">
            <text:p>3802420046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8" office:value-type="float">
            <text:p>87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52" office:value-type="float">
            <text:p>3802420046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89" office:value-type="float">
            <text:p>87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601053" office:value-type="float">
            <text:p>3802420046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0" office:value-type="float">
            <text:p>87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1" office:value-type="float">
            <text:p>380242004701001</text:p>
          </table:table-cell>
          <table:table-cell table:style-name="TL Metadata"/>
          <table:table-cell ns41:value-type="string" table:style-name="ce6" office:value-type="string">
            <text:p>380242004701001* <text:s/>Hieronder begrepen de fabrijkanten van katoen, hennip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1" office:value-type="float">
            <text:p>87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2" office:value-type="float">
            <text:p>3802420047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2" office:value-type="float">
            <text:p>87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3" office:value-type="float">
            <text:p>3802420047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3" office:value-type="float">
            <text:p>87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4" office:value-type="float">
            <text:p>3802420047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4" office:value-type="float">
            <text:p>87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5" office:value-type="float">
            <text:p>3802420047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5" office:value-type="float">
            <text:p>87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6" office:value-type="float">
            <text:p>3802420047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6" office:value-type="float">
            <text:p>87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7" office:value-type="float">
            <text:p>3802420047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7" office:value-type="float">
            <text:p>87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8" office:value-type="float">
            <text:p>3802420047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8" office:value-type="float">
            <text:p>87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09" office:value-type="float">
            <text:p>3802420047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799" office:value-type="float">
            <text:p>87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0" office:value-type="float">
            <text:p>3802420047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0" office:value-type="float">
            <text:p>88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1" office:value-type="float">
            <text:p>3802420047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1" office:value-type="float">
            <text:p>88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2" office:value-type="float">
            <text:p>3802420047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2" office:value-type="float">
            <text:p>88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3" office:value-type="float">
            <text:p>3802420047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3" office:value-type="float">
            <text:p>88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4" office:value-type="float">
            <text:p>3802420047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4" office:value-type="float">
            <text:p>88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5" office:value-type="float">
            <text:p>3802420047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5" office:value-type="float">
            <text:p>88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6" office:value-type="float">
            <text:p>3802420047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6" office:value-type="float">
            <text:p>88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7" office:value-type="float">
            <text:p>3802420047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7" office:value-type="float">
            <text:p>88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8" office:value-type="float">
            <text:p>3802420047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8" office:value-type="float">
            <text:p>88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19" office:value-type="float">
            <text:p>3802420047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09" office:value-type="float">
            <text:p>88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0" office:value-type="float">
            <text:p>3802420047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0" office:value-type="float">
            <text:p>88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1" office:value-type="float">
            <text:p>3802420047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1" office:value-type="float">
            <text:p>88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2" office:value-type="float">
            <text:p>3802420047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2" office:value-type="float">
            <text:p>88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3" office:value-type="float">
            <text:p>3802420047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3" office:value-type="float">
            <text:p>88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4" office:value-type="float">
            <text:p>380242004701024</text:p>
          </table:table-cell>
          <table:table-cell table:style-name="TL Metadata"/>
          <table:table-cell ns41:value-type="string" table:style-name="ce6" office:value-type="string">
            <text:p>380242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4" office:value-type="float">
            <text:p>88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5" office:value-type="float">
            <text:p>3802420047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5" office:value-type="float">
            <text:p>88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6" office:value-type="float">
            <text:p>380242004701026</text:p>
          </table:table-cell>
          <table:table-cell table:style-name="TL Metadata"/>
          <table:table-cell ns41:value-type="string" table:style-name="ce6" office:value-type="string">
            <text:p>380242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6" office:value-type="float">
            <text:p>88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7" office:value-type="float">
            <text:p>3802420047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7" office:value-type="float">
            <text:p>88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8" office:value-type="float">
            <text:p>3802420047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8" office:value-type="float">
            <text:p>88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29" office:value-type="float">
            <text:p>3802420047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19" office:value-type="float">
            <text:p>88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0" office:value-type="float">
            <text:p>3802420047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0" office:value-type="float">
            <text:p>88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1" office:value-type="float">
            <text:p>3802420047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1" office:value-type="float">
            <text:p>88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2" office:value-type="float">
            <text:p>3802420047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2" office:value-type="float">
            <text:p>88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3" office:value-type="float">
            <text:p>3802420047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3" office:value-type="float">
            <text:p>88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4" office:value-type="float">
            <text:p>3802420047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4" office:value-type="float">
            <text:p>88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5" office:value-type="float">
            <text:p>3802420047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5" office:value-type="float">
            <text:p>88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6" office:value-type="float">
            <text:p>3802420047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6" office:value-type="float">
            <text:p>88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7" office:value-type="float">
            <text:p>3802420047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7" office:value-type="float">
            <text:p>88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8" office:value-type="float">
            <text:p>3802420047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8" office:value-type="float">
            <text:p>88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39" office:value-type="float">
            <text:p>3802420047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29" office:value-type="float">
            <text:p>88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0" office:value-type="float">
            <text:p>3802420047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0" office:value-type="float">
            <text:p>88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1" office:value-type="float">
            <text:p>3802420047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1" office:value-type="float">
            <text:p>88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2" office:value-type="float">
            <text:p>3802420047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2" office:value-type="float">
            <text:p>88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3" office:value-type="float">
            <text:p>3802420047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3" office:value-type="float">
            <text:p>88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4" office:value-type="float">
            <text:p>3802420047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4" office:value-type="float">
            <text:p>88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5" office:value-type="float">
            <text:p>3802420047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5" office:value-type="float">
            <text:p>88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6" office:value-type="float">
            <text:p>3802420047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6" office:value-type="float">
            <text:p>88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7" office:value-type="float">
            <text:p>3802420047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7" office:value-type="float">
            <text:p>88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8" office:value-type="float">
            <text:p>3802420047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8" office:value-type="float">
            <text:p>88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49" office:value-type="float">
            <text:p>3802420047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39" office:value-type="float">
            <text:p>88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2004701050" office:value-type="float">
            <text:p>3802420047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0" office:value-type="float">
            <text:p>88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1" office:value-type="float">
            <text:p>3802430048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1" office:value-type="float">
            <text:p>88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2" office:value-type="float">
            <text:p>3802430048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2" office:value-type="float">
            <text:p>88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3" office:value-type="float">
            <text:p>3802430048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3" office:value-type="float">
            <text:p>88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4" office:value-type="float">
            <text:p>3802430048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4" office:value-type="float">
            <text:p>88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5" office:value-type="float">
            <text:p>3802430048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5" office:value-type="float">
            <text:p>88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6" office:value-type="float">
            <text:p>3802430048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6" office:value-type="float">
            <text:p>88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7" office:value-type="float">
            <text:p>3802430048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7" office:value-type="float">
            <text:p>88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8" office:value-type="float">
            <text:p>3802430048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8" office:value-type="float">
            <text:p>88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09" office:value-type="float">
            <text:p>3802430048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49" office:value-type="float">
            <text:p>88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0" office:value-type="float">
            <text:p>3802430048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0" office:value-type="float">
            <text:p>88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1" office:value-type="float">
            <text:p>3802430048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1" office:value-type="float">
            <text:p>88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2" office:value-type="float">
            <text:p>3802430048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2" office:value-type="float">
            <text:p>88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3" office:value-type="float">
            <text:p>3802430048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3" office:value-type="float">
            <text:p>88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4" office:value-type="float">
            <text:p>3802430048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4" office:value-type="float">
            <text:p>88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5" office:value-type="float">
            <text:p>3802430048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5" office:value-type="float">
            <text:p>88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6" office:value-type="float">
            <text:p>3802430048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6" office:value-type="float">
            <text:p>88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7" office:value-type="float">
            <text:p>3802430048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7" office:value-type="float">
            <text:p>88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8" office:value-type="float">
            <text:p>3802430048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8" office:value-type="float">
            <text:p>88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19" office:value-type="float">
            <text:p>3802430048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59" office:value-type="float">
            <text:p>88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0" office:value-type="float">
            <text:p>3802430048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0" office:value-type="float">
            <text:p>88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1" office:value-type="float">
            <text:p>3802430048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1" office:value-type="float">
            <text:p>88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2" office:value-type="float">
            <text:p>3802430048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2" office:value-type="float">
            <text:p>88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3" office:value-type="float">
            <text:p>3802430048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3" office:value-type="float">
            <text:p>88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4" office:value-type="float">
            <text:p>3802430048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4" office:value-type="float">
            <text:p>88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5" office:value-type="float">
            <text:p>3802430048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5" office:value-type="float">
            <text:p>88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6" office:value-type="float">
            <text:p>3802430048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6" office:value-type="float">
            <text:p>88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7" office:value-type="float">
            <text:p>3802430048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7" office:value-type="float">
            <text:p>88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8" office:value-type="float">
            <text:p>3802430048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8" office:value-type="float">
            <text:p>88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29" office:value-type="float">
            <text:p>3802430048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69" office:value-type="float">
            <text:p>88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0" office:value-type="float">
            <text:p>3802430048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0" office:value-type="float">
            <text:p>88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1" office:value-type="float">
            <text:p>3802430048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1" office:value-type="float">
            <text:p>88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2" office:value-type="float">
            <text:p>3802430048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2" office:value-type="float">
            <text:p>88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3" office:value-type="float">
            <text:p>3802430048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3" office:value-type="float">
            <text:p>88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4" office:value-type="float">
            <text:p>3802430048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4" office:value-type="float">
            <text:p>88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5" office:value-type="float">
            <text:p>3802430048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5" office:value-type="float">
            <text:p>88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6" office:value-type="float">
            <text:p>3802430048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6" office:value-type="float">
            <text:p>88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7" office:value-type="float">
            <text:p>3802430048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7" office:value-type="float">
            <text:p>88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8" office:value-type="float">
            <text:p>3802430048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8" office:value-type="float">
            <text:p>88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39" office:value-type="float">
            <text:p>3802430048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79" office:value-type="float">
            <text:p>88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0" office:value-type="float">
            <text:p>3802430048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0" office:value-type="float">
            <text:p>88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1" office:value-type="float">
            <text:p>3802430048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1" office:value-type="float">
            <text:p>88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2" office:value-type="float">
            <text:p>3802430048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2" office:value-type="float">
            <text:p>88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3" office:value-type="float">
            <text:p>3802430048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3" office:value-type="float">
            <text:p>88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4" office:value-type="float">
            <text:p>3802430048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4" office:value-type="float">
            <text:p>88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5" office:value-type="float">
            <text:p>3802430048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5" office:value-type="float">
            <text:p>88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6" office:value-type="float">
            <text:p>3802430048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6" office:value-type="float">
            <text:p>88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7" office:value-type="float">
            <text:p>3802430048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7" office:value-type="float">
            <text:p>88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8" office:value-type="float">
            <text:p>3802430048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8" office:value-type="float">
            <text:p>88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49" office:value-type="float">
            <text:p>3802430048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89" office:value-type="float">
            <text:p>88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50" office:value-type="float">
            <text:p>3802430048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0" office:value-type="float">
            <text:p>88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51" office:value-type="float">
            <text:p>3802430048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1" office:value-type="float">
            <text:p>88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52" office:value-type="float">
            <text:p>3802430048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2" office:value-type="float">
            <text:p>88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801053" office:value-type="float">
            <text:p>3802430048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3" office:value-type="float">
            <text:p>88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1" office:value-type="float">
            <text:p>3802430049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4" office:value-type="float">
            <text:p>88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2" office:value-type="float">
            <text:p>3802430049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5" office:value-type="float">
            <text:p>88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3" office:value-type="float">
            <text:p>3802430049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6" office:value-type="float">
            <text:p>88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4" office:value-type="float">
            <text:p>3802430049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7" office:value-type="float">
            <text:p>88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5" office:value-type="float">
            <text:p>3802430049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8" office:value-type="float">
            <text:p>88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6" office:value-type="float">
            <text:p>3802430049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899" office:value-type="float">
            <text:p>88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7" office:value-type="float">
            <text:p>3802430049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0" office:value-type="float">
            <text:p>89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8" office:value-type="float">
            <text:p>3802430049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1" office:value-type="float">
            <text:p>89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09" office:value-type="float">
            <text:p>3802430049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2" office:value-type="float">
            <text:p>89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0" office:value-type="float">
            <text:p>3802430049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3" office:value-type="float">
            <text:p>89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1" office:value-type="float">
            <text:p>3802430049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4" office:value-type="float">
            <text:p>89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2" office:value-type="float">
            <text:p>3802430049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5" office:value-type="float">
            <text:p>89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3" office:value-type="float">
            <text:p>3802430049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6" office:value-type="float">
            <text:p>89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4" office:value-type="float">
            <text:p>3802430049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7" office:value-type="float">
            <text:p>89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5" office:value-type="float">
            <text:p>3802430049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8" office:value-type="float">
            <text:p>89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6" office:value-type="float">
            <text:p>3802430049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09" office:value-type="float">
            <text:p>89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7" office:value-type="float">
            <text:p>3802430049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0" office:value-type="float">
            <text:p>89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8" office:value-type="float">
            <text:p>3802430049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1" office:value-type="float">
            <text:p>89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19" office:value-type="float">
            <text:p>3802430049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2" office:value-type="float">
            <text:p>89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0" office:value-type="float">
            <text:p>3802430049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3" office:value-type="float">
            <text:p>89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1" office:value-type="float">
            <text:p>3802430049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4" office:value-type="float">
            <text:p>89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2" office:value-type="float">
            <text:p>3802430049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5" office:value-type="float">
            <text:p>89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3" office:value-type="float">
            <text:p>3802430049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6" office:value-type="float">
            <text:p>89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4" office:value-type="float">
            <text:p>3802430049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7" office:value-type="float">
            <text:p>89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5" office:value-type="float">
            <text:p>3802430049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8" office:value-type="float">
            <text:p>89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6" office:value-type="float">
            <text:p>3802430049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19" office:value-type="float">
            <text:p>89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7" office:value-type="float">
            <text:p>3802430049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0" office:value-type="float">
            <text:p>89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8" office:value-type="float">
            <text:p>3802430049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1" office:value-type="float">
            <text:p>89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29" office:value-type="float">
            <text:p>3802430049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2" office:value-type="float">
            <text:p>89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0" office:value-type="float">
            <text:p>3802430049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3" office:value-type="float">
            <text:p>89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1" office:value-type="float">
            <text:p>3802430049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4" office:value-type="float">
            <text:p>89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2" office:value-type="float">
            <text:p>3802430049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5" office:value-type="float">
            <text:p>89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3" office:value-type="float">
            <text:p>3802430049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6" office:value-type="float">
            <text:p>89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4" office:value-type="float">
            <text:p>3802430049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7" office:value-type="float">
            <text:p>89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5" office:value-type="float">
            <text:p>3802430049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8" office:value-type="float">
            <text:p>89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6" office:value-type="float">
            <text:p>3802430049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29" office:value-type="float">
            <text:p>89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7" office:value-type="float">
            <text:p>3802430049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0" office:value-type="float">
            <text:p>89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8" office:value-type="float">
            <text:p>380243004901038</text:p>
          </table:table-cell>
          <table:table-cell table:style-name="TL Metadata"/>
          <table:table-cell ns41:value-type="string" table:style-name="ce6" office:value-type="string">
            <text:p>3802430049010381 <text:s/>Hieronder een, waarvan de ouderdom onbekend is.</text:p>
          </table:table-cell>
          <table:table-cell ns41:value-type="string" table:style-name="ce6" office:value-type="string">
            <text:p>3802430049010382 <text:s/>Hieronder eene, waarvan de ouderdom onbekend is.</text:p>
          </table:table-cell>
          <table:table-cell ns41:value-type="string" table:style-name="ce100" office:value-type="string">
            <text:p>3802430049010383 <text:s/>Hieronder twee, waarvan de ouderdom onbekend is.</text:p>
          </table:table-cell>
          <table:table-cell table:number-columns-repeated="1017"/>
        </table:table-row>
        <table:table-row table:style-name="ro3">
          <table:table-cell ns41:value-type="float" table:style-name="ce86" office:value="8931" office:value-type="float">
            <text:p>89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39" office:value-type="float">
            <text:p>3802430049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2" office:value-type="float">
            <text:p>89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3004901040" office:value-type="float">
            <text:p>3802430049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3" office:value-type="float">
            <text:p>89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1" office:value-type="float">
            <text:p>3802440050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4" office:value-type="float">
            <text:p>89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2" office:value-type="float">
            <text:p>3802440050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5" office:value-type="float">
            <text:p>89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3" office:value-type="float">
            <text:p>3802440050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6" office:value-type="float">
            <text:p>89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4" office:value-type="float">
            <text:p>3802440050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7" office:value-type="float">
            <text:p>89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5" office:value-type="float">
            <text:p>3802440050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8" office:value-type="float">
            <text:p>89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6" office:value-type="float">
            <text:p>3802440050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39" office:value-type="float">
            <text:p>89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7" office:value-type="float">
            <text:p>3802440050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0" office:value-type="float">
            <text:p>89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8" office:value-type="float">
            <text:p>3802440050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1" office:value-type="float">
            <text:p>89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09" office:value-type="float">
            <text:p>3802440050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2" office:value-type="float">
            <text:p>89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0" office:value-type="float">
            <text:p>3802440050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3" office:value-type="float">
            <text:p>89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1" office:value-type="float">
            <text:p>3802440050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4" office:value-type="float">
            <text:p>89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2" office:value-type="float">
            <text:p>3802440050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5" office:value-type="float">
            <text:p>89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3" office:value-type="float">
            <text:p>3802440050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6" office:value-type="float">
            <text:p>89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4" office:value-type="float">
            <text:p>3802440050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7" office:value-type="float">
            <text:p>89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5" office:value-type="float">
            <text:p>3802440050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8" office:value-type="float">
            <text:p>89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6" office:value-type="float">
            <text:p>3802440050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49" office:value-type="float">
            <text:p>89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7" office:value-type="float">
            <text:p>3802440050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0" office:value-type="float">
            <text:p>89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8" office:value-type="float">
            <text:p>3802440050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1" office:value-type="float">
            <text:p>89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19" office:value-type="float">
            <text:p>3802440050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2" office:value-type="float">
            <text:p>89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0" office:value-type="float">
            <text:p>3802440050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3" office:value-type="float">
            <text:p>89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1" office:value-type="float">
            <text:p>3802440050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4" office:value-type="float">
            <text:p>89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2" office:value-type="float">
            <text:p>3802440050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5" office:value-type="float">
            <text:p>89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3" office:value-type="float">
            <text:p>3802440050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6" office:value-type="float">
            <text:p>89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4" office:value-type="float">
            <text:p>3802440050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7" office:value-type="float">
            <text:p>89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5" office:value-type="float">
            <text:p>3802440050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8" office:value-type="float">
            <text:p>89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6" office:value-type="float">
            <text:p>3802440050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59" office:value-type="float">
            <text:p>89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7" office:value-type="float">
            <text:p>3802440050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0" office:value-type="float">
            <text:p>89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8" office:value-type="float">
            <text:p>3802440050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1" office:value-type="float">
            <text:p>89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29" office:value-type="float">
            <text:p>3802440050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2" office:value-type="float">
            <text:p>89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0" office:value-type="float">
            <text:p>3802440050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3" office:value-type="float">
            <text:p>89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1" office:value-type="float">
            <text:p>3802440050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4" office:value-type="float">
            <text:p>89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2" office:value-type="float">
            <text:p>3802440050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5" office:value-type="float">
            <text:p>89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3" office:value-type="float">
            <text:p>3802440050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6" office:value-type="float">
            <text:p>89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4" office:value-type="float">
            <text:p>3802440050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7" office:value-type="float">
            <text:p>89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5" office:value-type="float">
            <text:p>3802440050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8" office:value-type="float">
            <text:p>89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6" office:value-type="float">
            <text:p>3802440050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69" office:value-type="float">
            <text:p>89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7" office:value-type="float">
            <text:p>3802440050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0" office:value-type="float">
            <text:p>89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8" office:value-type="float">
            <text:p>3802440050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1" office:value-type="float">
            <text:p>89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39" office:value-type="float">
            <text:p>3802440050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2" office:value-type="float">
            <text:p>89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0" office:value-type="float">
            <text:p>3802440050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3" office:value-type="float">
            <text:p>89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1" office:value-type="float">
            <text:p>3802440050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4" office:value-type="float">
            <text:p>89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2" office:value-type="float">
            <text:p>3802440050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5" office:value-type="float">
            <text:p>89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3" office:value-type="float">
            <text:p>3802440050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6" office:value-type="float">
            <text:p>89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4" office:value-type="float">
            <text:p>3802440050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7" office:value-type="float">
            <text:p>89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5" office:value-type="float">
            <text:p>3802440050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8" office:value-type="float">
            <text:p>89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6" office:value-type="float">
            <text:p>3802440050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79" office:value-type="float">
            <text:p>89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7" office:value-type="float">
            <text:p>3802440050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0" office:value-type="float">
            <text:p>89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8" office:value-type="float">
            <text:p>3802440050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1" office:value-type="float">
            <text:p>89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49" office:value-type="float">
            <text:p>3802440050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2" office:value-type="float">
            <text:p>89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50" office:value-type="float">
            <text:p>3802440050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3" office:value-type="float">
            <text:p>89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51" office:value-type="float">
            <text:p>3802440050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4" office:value-type="float">
            <text:p>89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52" office:value-type="float">
            <text:p>3802440050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5" office:value-type="float">
            <text:p>89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001053" office:value-type="float">
            <text:p>3802440050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6" office:value-type="float">
            <text:p>89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1" office:value-type="float">
            <text:p>3802440051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7" office:value-type="float">
            <text:p>89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2" office:value-type="float">
            <text:p>3802440051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8" office:value-type="float">
            <text:p>89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3" office:value-type="float">
            <text:p>3802440051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89" office:value-type="float">
            <text:p>89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4" office:value-type="float">
            <text:p>3802440051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0" office:value-type="float">
            <text:p>89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5" office:value-type="float">
            <text:p>3802440051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1" office:value-type="float">
            <text:p>89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6" office:value-type="float">
            <text:p>3802440051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2" office:value-type="float">
            <text:p>89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7" office:value-type="float">
            <text:p>3802440051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3" office:value-type="float">
            <text:p>89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8" office:value-type="float">
            <text:p>3802440051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4" office:value-type="float">
            <text:p>89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09" office:value-type="float">
            <text:p>3802440051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5" office:value-type="float">
            <text:p>89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0" office:value-type="float">
            <text:p>3802440051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6" office:value-type="float">
            <text:p>89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1" office:value-type="float">
            <text:p>3802440051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7" office:value-type="float">
            <text:p>89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2" office:value-type="float">
            <text:p>3802440051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8" office:value-type="float">
            <text:p>89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3" office:value-type="float">
            <text:p>3802440051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8999" office:value-type="float">
            <text:p>89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4" office:value-type="float">
            <text:p>3802440051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0" office:value-type="float">
            <text:p>90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5" office:value-type="float">
            <text:p>3802440051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1" office:value-type="float">
            <text:p>90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6" office:value-type="float">
            <text:p>3802440051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2" office:value-type="float">
            <text:p>90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7" office:value-type="float">
            <text:p>3802440051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3" office:value-type="float">
            <text:p>90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8" office:value-type="float">
            <text:p>3802440051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4" office:value-type="float">
            <text:p>90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19" office:value-type="float">
            <text:p>3802440051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5" office:value-type="float">
            <text:p>90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0" office:value-type="float">
            <text:p>3802440051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6" office:value-type="float">
            <text:p>90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1" office:value-type="float">
            <text:p>3802440051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7" office:value-type="float">
            <text:p>90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2" office:value-type="float">
            <text:p>3802440051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8" office:value-type="float">
            <text:p>90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3" office:value-type="float">
            <text:p>3802440051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09" office:value-type="float">
            <text:p>90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4" office:value-type="float">
            <text:p>3802440051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0" office:value-type="float">
            <text:p>90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5" office:value-type="float">
            <text:p>3802440051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1" office:value-type="float">
            <text:p>90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6" office:value-type="float">
            <text:p>3802440051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2" office:value-type="float">
            <text:p>90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7" office:value-type="float">
            <text:p>3802440051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3" office:value-type="float">
            <text:p>90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8" office:value-type="float">
            <text:p>3802440051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4" office:value-type="float">
            <text:p>90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29" office:value-type="float">
            <text:p>3802440051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5" office:value-type="float">
            <text:p>90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0" office:value-type="float">
            <text:p>3802440051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6" office:value-type="float">
            <text:p>90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1" office:value-type="float">
            <text:p>3802440051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7" office:value-type="float">
            <text:p>90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2" office:value-type="float">
            <text:p>3802440051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8" office:value-type="float">
            <text:p>90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3" office:value-type="float">
            <text:p>3802440051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19" office:value-type="float">
            <text:p>90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4" office:value-type="float">
            <text:p>3802440051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0" office:value-type="float">
            <text:p>90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5" office:value-type="float">
            <text:p>3802440051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1" office:value-type="float">
            <text:p>90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6" office:value-type="float">
            <text:p>3802440051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2" office:value-type="float">
            <text:p>90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7" office:value-type="float">
            <text:p>3802440051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3" office:value-type="float">
            <text:p>90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8" office:value-type="float">
            <text:p>3802440051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4" office:value-type="float">
            <text:p>90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39" office:value-type="float">
            <text:p>3802440051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5" office:value-type="float">
            <text:p>90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0" office:value-type="float">
            <text:p>3802440051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6" office:value-type="float">
            <text:p>90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1" office:value-type="float">
            <text:p>3802440051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7" office:value-type="float">
            <text:p>90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2" office:value-type="float">
            <text:p>3802440051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8" office:value-type="float">
            <text:p>90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3" office:value-type="float">
            <text:p>3802440051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29" office:value-type="float">
            <text:p>90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4" office:value-type="float">
            <text:p>380244005101044</text:p>
          </table:table-cell>
          <table:table-cell table:style-name="TL Metadata"/>
          <table:table-cell ns41:value-type="string" table:style-name="ce6" office:value-type="string">
            <text:p>3802440051010441 <text:s/>Hieronder een, waarvan de ouderdom onbekend is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0" office:value-type="float">
            <text:p>90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5" office:value-type="float">
            <text:p>3802440051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1" office:value-type="float">
            <text:p>90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6" office:value-type="float">
            <text:p>3802440051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2" office:value-type="float">
            <text:p>90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7" office:value-type="float">
            <text:p>3802440051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3" office:value-type="float">
            <text:p>90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8" office:value-type="float">
            <text:p>3802440051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4" office:value-type="float">
            <text:p>90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49" office:value-type="float">
            <text:p>3802440051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5" office:value-type="float">
            <text:p>90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50" office:value-type="float">
            <text:p>3802440051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6" office:value-type="float">
            <text:p>90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4005101051" office:value-type="float">
            <text:p>3802440051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7" office:value-type="float">
            <text:p>90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1" office:value-type="float">
            <text:p>3802450052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8" office:value-type="float">
            <text:p>90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2" office:value-type="float">
            <text:p>3802450052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39" office:value-type="float">
            <text:p>90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3" office:value-type="float">
            <text:p>3802450052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0" office:value-type="float">
            <text:p>90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4" office:value-type="float">
            <text:p>3802450052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1" office:value-type="float">
            <text:p>90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5" office:value-type="float">
            <text:p>3802450052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2" office:value-type="float">
            <text:p>90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6" office:value-type="float">
            <text:p>3802450052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3" office:value-type="float">
            <text:p>90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7" office:value-type="float">
            <text:p>3802450052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4" office:value-type="float">
            <text:p>90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8" office:value-type="float">
            <text:p>3802450052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5" office:value-type="float">
            <text:p>90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09" office:value-type="float">
            <text:p>3802450052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6" office:value-type="float">
            <text:p>90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0" office:value-type="float">
            <text:p>3802450052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7" office:value-type="float">
            <text:p>90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1" office:value-type="float">
            <text:p>3802450052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8" office:value-type="float">
            <text:p>90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2" office:value-type="float">
            <text:p>3802450052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49" office:value-type="float">
            <text:p>90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3" office:value-type="float">
            <text:p>3802450052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0" office:value-type="float">
            <text:p>90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4" office:value-type="float">
            <text:p>3802450052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1" office:value-type="float">
            <text:p>90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5" office:value-type="float">
            <text:p>3802450052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2" office:value-type="float">
            <text:p>90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6" office:value-type="float">
            <text:p>3802450052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3" office:value-type="float">
            <text:p>90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7" office:value-type="float">
            <text:p>3802450052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4" office:value-type="float">
            <text:p>90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8" office:value-type="float">
            <text:p>3802450052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5" office:value-type="float">
            <text:p>90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19" office:value-type="float">
            <text:p>3802450052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6" office:value-type="float">
            <text:p>90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0" office:value-type="float">
            <text:p>3802450052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7" office:value-type="float">
            <text:p>90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1" office:value-type="float">
            <text:p>3802450052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8" office:value-type="float">
            <text:p>90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2" office:value-type="float">
            <text:p>3802450052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59" office:value-type="float">
            <text:p>90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3" office:value-type="float">
            <text:p>3802450052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0" office:value-type="float">
            <text:p>90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4" office:value-type="float">
            <text:p>3802450052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1" office:value-type="float">
            <text:p>90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5" office:value-type="float">
            <text:p>3802450052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2" office:value-type="float">
            <text:p>90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6" office:value-type="float">
            <text:p>3802450052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3" office:value-type="float">
            <text:p>90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7" office:value-type="float">
            <text:p>3802450052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4" office:value-type="float">
            <text:p>90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8" office:value-type="float">
            <text:p>3802450052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5" office:value-type="float">
            <text:p>90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29" office:value-type="float">
            <text:p>3802450052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6" office:value-type="float">
            <text:p>90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0" office:value-type="float">
            <text:p>3802450052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7" office:value-type="float">
            <text:p>90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1" office:value-type="float">
            <text:p>3802450052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8" office:value-type="float">
            <text:p>90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2" office:value-type="float">
            <text:p>3802450052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69" office:value-type="float">
            <text:p>90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3" office:value-type="float">
            <text:p>3802450052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0" office:value-type="float">
            <text:p>90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4" office:value-type="float">
            <text:p>3802450052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1" office:value-type="float">
            <text:p>90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5" office:value-type="float">
            <text:p>3802450052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2" office:value-type="float">
            <text:p>90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6" office:value-type="float">
            <text:p>3802450052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3" office:value-type="float">
            <text:p>90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7" office:value-type="float">
            <text:p>3802450052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4" office:value-type="float">
            <text:p>90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8" office:value-type="float">
            <text:p>3802450052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5" office:value-type="float">
            <text:p>90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39" office:value-type="float">
            <text:p>3802450052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6" office:value-type="float">
            <text:p>90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0" office:value-type="float">
            <text:p>3802450052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7" office:value-type="float">
            <text:p>90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1" office:value-type="float">
            <text:p>3802450052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8" office:value-type="float">
            <text:p>90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2" office:value-type="float">
            <text:p>3802450052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79" office:value-type="float">
            <text:p>90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3" office:value-type="float">
            <text:p>3802450052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0" office:value-type="float">
            <text:p>90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4" office:value-type="float">
            <text:p>3802450052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1" office:value-type="float">
            <text:p>90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5" office:value-type="float">
            <text:p>3802450052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2" office:value-type="float">
            <text:p>90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6" office:value-type="float">
            <text:p>3802450052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3" office:value-type="float">
            <text:p>90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7" office:value-type="float">
            <text:p>3802450052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4" office:value-type="float">
            <text:p>90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8" office:value-type="float">
            <text:p>3802450052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5" office:value-type="float">
            <text:p>90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49" office:value-type="float">
            <text:p>3802450052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6" office:value-type="float">
            <text:p>90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50" office:value-type="float">
            <text:p>3802450052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7" office:value-type="float">
            <text:p>90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51" office:value-type="float">
            <text:p>3802450052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8" office:value-type="float">
            <text:p>90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52" office:value-type="float">
            <text:p>3802450052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89" office:value-type="float">
            <text:p>90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201053" office:value-type="float">
            <text:p>3802450052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0" office:value-type="float">
            <text:p>90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1" office:value-type="float">
            <text:p>380245005301001</text:p>
          </table:table-cell>
          <table:table-cell table:style-name="TL Metadata"/>
          <table:table-cell ns41:value-type="string" table:style-name="ce6" office:value-type="string">
            <text:p>3802450053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1" office:value-type="float">
            <text:p>90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2" office:value-type="float">
            <text:p>3802450053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2" office:value-type="float">
            <text:p>90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3" office:value-type="float">
            <text:p>3802450053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3" office:value-type="float">
            <text:p>90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4" office:value-type="float">
            <text:p>3802450053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4" office:value-type="float">
            <text:p>90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5" office:value-type="float">
            <text:p>3802450053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5" office:value-type="float">
            <text:p>90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6" office:value-type="float">
            <text:p>3802450053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6" office:value-type="float">
            <text:p>90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7" office:value-type="float">
            <text:p>3802450053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7" office:value-type="float">
            <text:p>90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8" office:value-type="float">
            <text:p>3802450053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8" office:value-type="float">
            <text:p>90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09" office:value-type="float">
            <text:p>3802450053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099" office:value-type="float">
            <text:p>90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0" office:value-type="float">
            <text:p>3802450053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0" office:value-type="float">
            <text:p>91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1" office:value-type="float">
            <text:p>3802450053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1" office:value-type="float">
            <text:p>91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2" office:value-type="float">
            <text:p>3802450053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2" office:value-type="float">
            <text:p>91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3" office:value-type="float">
            <text:p>3802450053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3" office:value-type="float">
            <text:p>91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4" office:value-type="float">
            <text:p>3802450053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4" office:value-type="float">
            <text:p>91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5" office:value-type="float">
            <text:p>3802450053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5" office:value-type="float">
            <text:p>91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6" office:value-type="float">
            <text:p>3802450053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6" office:value-type="float">
            <text:p>91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7" office:value-type="float">
            <text:p>3802450053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7" office:value-type="float">
            <text:p>91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8" office:value-type="float">
            <text:p>3802450053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8" office:value-type="float">
            <text:p>91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19" office:value-type="float">
            <text:p>3802450053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09" office:value-type="float">
            <text:p>91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0" office:value-type="float">
            <text:p>3802450053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0" office:value-type="float">
            <text:p>91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1" office:value-type="float">
            <text:p>3802450053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1" office:value-type="float">
            <text:p>91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2" office:value-type="float">
            <text:p>3802450053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2" office:value-type="float">
            <text:p>91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3" office:value-type="float">
            <text:p>3802450053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3" office:value-type="float">
            <text:p>91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4" office:value-type="float">
            <text:p>380245005301024</text:p>
          </table:table-cell>
          <table:table-cell table:style-name="TL Metadata"/>
          <table:table-cell ns41:value-type="string" table:style-name="ce6" office:value-type="string">
            <text:p>380245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4" office:value-type="float">
            <text:p>91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5" office:value-type="float">
            <text:p>3802450053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5" office:value-type="float">
            <text:p>91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6" office:value-type="float">
            <text:p>380245005301026</text:p>
          </table:table-cell>
          <table:table-cell table:style-name="TL Metadata"/>
          <table:table-cell ns41:value-type="string" table:style-name="ce6" office:value-type="string">
            <text:p>380245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6" office:value-type="float">
            <text:p>91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7" office:value-type="float">
            <text:p>3802450053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7" office:value-type="float">
            <text:p>91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8" office:value-type="float">
            <text:p>3802450053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8" office:value-type="float">
            <text:p>91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29" office:value-type="float">
            <text:p>3802450053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19" office:value-type="float">
            <text:p>91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0" office:value-type="float">
            <text:p>3802450053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0" office:value-type="float">
            <text:p>91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1" office:value-type="float">
            <text:p>3802450053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1" office:value-type="float">
            <text:p>91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2" office:value-type="float">
            <text:p>3802450053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2" office:value-type="float">
            <text:p>91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3" office:value-type="float">
            <text:p>3802450053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3" office:value-type="float">
            <text:p>91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4" office:value-type="float">
            <text:p>3802450053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4" office:value-type="float">
            <text:p>91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5" office:value-type="float">
            <text:p>3802450053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5" office:value-type="float">
            <text:p>91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6" office:value-type="float">
            <text:p>3802450053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6" office:value-type="float">
            <text:p>91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7" office:value-type="float">
            <text:p>3802450053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7" office:value-type="float">
            <text:p>91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8" office:value-type="float">
            <text:p>3802450053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8" office:value-type="float">
            <text:p>91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39" office:value-type="float">
            <text:p>3802450053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29" office:value-type="float">
            <text:p>91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0" office:value-type="float">
            <text:p>3802450053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0" office:value-type="float">
            <text:p>91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1" office:value-type="float">
            <text:p>3802450053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1" office:value-type="float">
            <text:p>91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2" office:value-type="float">
            <text:p>3802450053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2" office:value-type="float">
            <text:p>91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3" office:value-type="float">
            <text:p>3802450053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3" office:value-type="float">
            <text:p>91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4" office:value-type="float">
            <text:p>3802450053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4" office:value-type="float">
            <text:p>91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5" office:value-type="float">
            <text:p>3802450053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5" office:value-type="float">
            <text:p>91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6" office:value-type="float">
            <text:p>3802450053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6" office:value-type="float">
            <text:p>91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7" office:value-type="float">
            <text:p>3802450053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7" office:value-type="float">
            <text:p>91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8" office:value-type="float">
            <text:p>3802450053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8" office:value-type="float">
            <text:p>91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49" office:value-type="float">
            <text:p>3802450053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39" office:value-type="float">
            <text:p>91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5005301050" office:value-type="float">
            <text:p>3802450053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0" office:value-type="float">
            <text:p>91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1" office:value-type="float">
            <text:p>3802460054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1" office:value-type="float">
            <text:p>91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2" office:value-type="float">
            <text:p>3802460054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2" office:value-type="float">
            <text:p>91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3" office:value-type="float">
            <text:p>3802460054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3" office:value-type="float">
            <text:p>91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4" office:value-type="float">
            <text:p>3802460054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4" office:value-type="float">
            <text:p>91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5" office:value-type="float">
            <text:p>3802460054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5" office:value-type="float">
            <text:p>91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6" office:value-type="float">
            <text:p>3802460054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6" office:value-type="float">
            <text:p>91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7" office:value-type="float">
            <text:p>3802460054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7" office:value-type="float">
            <text:p>91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8" office:value-type="float">
            <text:p>3802460054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8" office:value-type="float">
            <text:p>91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09" office:value-type="float">
            <text:p>3802460054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49" office:value-type="float">
            <text:p>91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0" office:value-type="float">
            <text:p>3802460054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0" office:value-type="float">
            <text:p>91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1" office:value-type="float">
            <text:p>3802460054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1" office:value-type="float">
            <text:p>91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2" office:value-type="float">
            <text:p>3802460054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2" office:value-type="float">
            <text:p>91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3" office:value-type="float">
            <text:p>3802460054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3" office:value-type="float">
            <text:p>91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4" office:value-type="float">
            <text:p>3802460054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4" office:value-type="float">
            <text:p>91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5" office:value-type="float">
            <text:p>3802460054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5" office:value-type="float">
            <text:p>91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6" office:value-type="float">
            <text:p>3802460054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6" office:value-type="float">
            <text:p>91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7" office:value-type="float">
            <text:p>3802460054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7" office:value-type="float">
            <text:p>91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8" office:value-type="float">
            <text:p>3802460054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8" office:value-type="float">
            <text:p>91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19" office:value-type="float">
            <text:p>3802460054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59" office:value-type="float">
            <text:p>91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0" office:value-type="float">
            <text:p>3802460054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0" office:value-type="float">
            <text:p>91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1" office:value-type="float">
            <text:p>3802460054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1" office:value-type="float">
            <text:p>91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2" office:value-type="float">
            <text:p>3802460054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2" office:value-type="float">
            <text:p>91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3" office:value-type="float">
            <text:p>3802460054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3" office:value-type="float">
            <text:p>91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4" office:value-type="float">
            <text:p>3802460054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4" office:value-type="float">
            <text:p>91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5" office:value-type="float">
            <text:p>3802460054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5" office:value-type="float">
            <text:p>91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6" office:value-type="float">
            <text:p>3802460054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6" office:value-type="float">
            <text:p>91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7" office:value-type="float">
            <text:p>3802460054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7" office:value-type="float">
            <text:p>91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8" office:value-type="float">
            <text:p>3802460054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8" office:value-type="float">
            <text:p>91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29" office:value-type="float">
            <text:p>3802460054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69" office:value-type="float">
            <text:p>91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0" office:value-type="float">
            <text:p>3802460054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0" office:value-type="float">
            <text:p>91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1" office:value-type="float">
            <text:p>3802460054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1" office:value-type="float">
            <text:p>91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2" office:value-type="float">
            <text:p>3802460054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2" office:value-type="float">
            <text:p>91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3" office:value-type="float">
            <text:p>3802460054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3" office:value-type="float">
            <text:p>91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4" office:value-type="float">
            <text:p>3802460054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4" office:value-type="float">
            <text:p>91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5" office:value-type="float">
            <text:p>3802460054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5" office:value-type="float">
            <text:p>91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6" office:value-type="float">
            <text:p>3802460054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6" office:value-type="float">
            <text:p>91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7" office:value-type="float">
            <text:p>3802460054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7" office:value-type="float">
            <text:p>91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8" office:value-type="float">
            <text:p>3802460054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8" office:value-type="float">
            <text:p>91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39" office:value-type="float">
            <text:p>3802460054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79" office:value-type="float">
            <text:p>91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0" office:value-type="float">
            <text:p>3802460054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0" office:value-type="float">
            <text:p>91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1" office:value-type="float">
            <text:p>3802460054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1" office:value-type="float">
            <text:p>91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2" office:value-type="float">
            <text:p>3802460054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2" office:value-type="float">
            <text:p>91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3" office:value-type="float">
            <text:p>3802460054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3" office:value-type="float">
            <text:p>91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4" office:value-type="float">
            <text:p>3802460054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4" office:value-type="float">
            <text:p>91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5" office:value-type="float">
            <text:p>3802460054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5" office:value-type="float">
            <text:p>91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6" office:value-type="float">
            <text:p>3802460054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6" office:value-type="float">
            <text:p>91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7" office:value-type="float">
            <text:p>3802460054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7" office:value-type="float">
            <text:p>91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8" office:value-type="float">
            <text:p>3802460054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8" office:value-type="float">
            <text:p>91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49" office:value-type="float">
            <text:p>3802460054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89" office:value-type="float">
            <text:p>91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50" office:value-type="float">
            <text:p>3802460054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0" office:value-type="float">
            <text:p>91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51" office:value-type="float">
            <text:p>3802460054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1" office:value-type="float">
            <text:p>91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52" office:value-type="float">
            <text:p>3802460054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2" office:value-type="float">
            <text:p>91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401053" office:value-type="float">
            <text:p>3802460054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3" office:value-type="float">
            <text:p>91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1" office:value-type="float">
            <text:p>3802460055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4" office:value-type="float">
            <text:p>91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2" office:value-type="float">
            <text:p>3802460055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5" office:value-type="float">
            <text:p>91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3" office:value-type="float">
            <text:p>3802460055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6" office:value-type="float">
            <text:p>91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4" office:value-type="float">
            <text:p>3802460055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7" office:value-type="float">
            <text:p>91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5" office:value-type="float">
            <text:p>3802460055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8" office:value-type="float">
            <text:p>91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6" office:value-type="float">
            <text:p>3802460055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199" office:value-type="float">
            <text:p>91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7" office:value-type="float">
            <text:p>3802460055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0" office:value-type="float">
            <text:p>92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8" office:value-type="float">
            <text:p>3802460055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1" office:value-type="float">
            <text:p>92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09" office:value-type="float">
            <text:p>3802460055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2" office:value-type="float">
            <text:p>92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0" office:value-type="float">
            <text:p>3802460055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3" office:value-type="float">
            <text:p>92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1" office:value-type="float">
            <text:p>3802460055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4" office:value-type="float">
            <text:p>92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2" office:value-type="float">
            <text:p>3802460055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5" office:value-type="float">
            <text:p>92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3" office:value-type="float">
            <text:p>3802460055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6" office:value-type="float">
            <text:p>92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4" office:value-type="float">
            <text:p>3802460055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7" office:value-type="float">
            <text:p>92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5" office:value-type="float">
            <text:p>3802460055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8" office:value-type="float">
            <text:p>92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6" office:value-type="float">
            <text:p>3802460055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09" office:value-type="float">
            <text:p>92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7" office:value-type="float">
            <text:p>3802460055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0" office:value-type="float">
            <text:p>92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8" office:value-type="float">
            <text:p>3802460055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1" office:value-type="float">
            <text:p>92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19" office:value-type="float">
            <text:p>3802460055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2" office:value-type="float">
            <text:p>92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0" office:value-type="float">
            <text:p>3802460055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3" office:value-type="float">
            <text:p>92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1" office:value-type="float">
            <text:p>3802460055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4" office:value-type="float">
            <text:p>92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2" office:value-type="float">
            <text:p>3802460055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5" office:value-type="float">
            <text:p>92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3" office:value-type="float">
            <text:p>3802460055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6" office:value-type="float">
            <text:p>92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4" office:value-type="float">
            <text:p>3802460055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7" office:value-type="float">
            <text:p>92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5" office:value-type="float">
            <text:p>3802460055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8" office:value-type="float">
            <text:p>92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6" office:value-type="float">
            <text:p>3802460055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19" office:value-type="float">
            <text:p>92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7" office:value-type="float">
            <text:p>3802460055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0" office:value-type="float">
            <text:p>92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8" office:value-type="float">
            <text:p>3802460055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1" office:value-type="float">
            <text:p>92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29" office:value-type="float">
            <text:p>3802460055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2" office:value-type="float">
            <text:p>92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0" office:value-type="float">
            <text:p>3802460055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3" office:value-type="float">
            <text:p>92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1" office:value-type="float">
            <text:p>3802460055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4" office:value-type="float">
            <text:p>92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2" office:value-type="float">
            <text:p>3802460055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5" office:value-type="float">
            <text:p>92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3" office:value-type="float">
            <text:p>3802460055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6" office:value-type="float">
            <text:p>92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4" office:value-type="float">
            <text:p>3802460055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7" office:value-type="float">
            <text:p>92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5" office:value-type="float">
            <text:p>3802460055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8" office:value-type="float">
            <text:p>92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6" office:value-type="float">
            <text:p>3802460055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29" office:value-type="float">
            <text:p>92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7" office:value-type="float">
            <text:p>3802460055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0" office:value-type="float">
            <text:p>92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8" office:value-type="float">
            <text:p>380246005501038</text:p>
          </table:table-cell>
          <table:table-cell table:style-name="TL Metadata"/>
          <table:table-cell ns41:value-type="string" table:style-name="ce6" office:value-type="string">
            <text:p>3802460055010381 <text:s/>Hieronder een, waarvan de ouderdom onbekend is.</text:p>
          </table:table-cell>
          <table:table-cell ns41:value-type="string" table:style-name="ce6" office:value-type="string">
            <text:p>3802460055010382 <text:s/>Hieronder twee, waarvan de ouderdom onbekend is.</text:p>
          </table:table-cell>
          <table:table-cell table:number-columns-repeated="1018"/>
        </table:table-row>
        <table:table-row table:style-name="ro3">
          <table:table-cell ns41:value-type="float" table:style-name="ce86" office:value="9231" office:value-type="float">
            <text:p>92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39" office:value-type="float">
            <text:p>3802460055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2" office:value-type="float">
            <text:p>92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6005501040" office:value-type="float">
            <text:p>3802460055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3" office:value-type="float">
            <text:p>92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1" office:value-type="float">
            <text:p>3802470056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4" office:value-type="float">
            <text:p>92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2" office:value-type="float">
            <text:p>3802470056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5" office:value-type="float">
            <text:p>92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3" office:value-type="float">
            <text:p>3802470056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6" office:value-type="float">
            <text:p>92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4" office:value-type="float">
            <text:p>3802470056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7" office:value-type="float">
            <text:p>92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5" office:value-type="float">
            <text:p>3802470056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8" office:value-type="float">
            <text:p>92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6" office:value-type="float">
            <text:p>3802470056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39" office:value-type="float">
            <text:p>92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7" office:value-type="float">
            <text:p>3802470056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0" office:value-type="float">
            <text:p>92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8" office:value-type="float">
            <text:p>3802470056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1" office:value-type="float">
            <text:p>92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09" office:value-type="float">
            <text:p>3802470056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2" office:value-type="float">
            <text:p>92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0" office:value-type="float">
            <text:p>3802470056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3" office:value-type="float">
            <text:p>92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1" office:value-type="float">
            <text:p>3802470056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4" office:value-type="float">
            <text:p>92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2" office:value-type="float">
            <text:p>3802470056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5" office:value-type="float">
            <text:p>92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3" office:value-type="float">
            <text:p>3802470056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6" office:value-type="float">
            <text:p>92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4" office:value-type="float">
            <text:p>3802470056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7" office:value-type="float">
            <text:p>92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5" office:value-type="float">
            <text:p>3802470056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8" office:value-type="float">
            <text:p>92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6" office:value-type="float">
            <text:p>3802470056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49" office:value-type="float">
            <text:p>92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7" office:value-type="float">
            <text:p>3802470056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0" office:value-type="float">
            <text:p>92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8" office:value-type="float">
            <text:p>3802470056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1" office:value-type="float">
            <text:p>92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19" office:value-type="float">
            <text:p>3802470056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2" office:value-type="float">
            <text:p>92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0" office:value-type="float">
            <text:p>3802470056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3" office:value-type="float">
            <text:p>92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1" office:value-type="float">
            <text:p>3802470056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4" office:value-type="float">
            <text:p>92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2" office:value-type="float">
            <text:p>3802470056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5" office:value-type="float">
            <text:p>92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3" office:value-type="float">
            <text:p>3802470056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6" office:value-type="float">
            <text:p>92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4" office:value-type="float">
            <text:p>3802470056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7" office:value-type="float">
            <text:p>92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5" office:value-type="float">
            <text:p>3802470056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8" office:value-type="float">
            <text:p>92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6" office:value-type="float">
            <text:p>3802470056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59" office:value-type="float">
            <text:p>92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7" office:value-type="float">
            <text:p>3802470056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0" office:value-type="float">
            <text:p>92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8" office:value-type="float">
            <text:p>3802470056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1" office:value-type="float">
            <text:p>92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29" office:value-type="float">
            <text:p>3802470056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2" office:value-type="float">
            <text:p>92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0" office:value-type="float">
            <text:p>3802470056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3" office:value-type="float">
            <text:p>92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1" office:value-type="float">
            <text:p>3802470056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4" office:value-type="float">
            <text:p>92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2" office:value-type="float">
            <text:p>3802470056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5" office:value-type="float">
            <text:p>92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3" office:value-type="float">
            <text:p>3802470056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6" office:value-type="float">
            <text:p>92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4" office:value-type="float">
            <text:p>3802470056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7" office:value-type="float">
            <text:p>92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5" office:value-type="float">
            <text:p>3802470056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8" office:value-type="float">
            <text:p>92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6" office:value-type="float">
            <text:p>3802470056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69" office:value-type="float">
            <text:p>92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7" office:value-type="float">
            <text:p>3802470056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0" office:value-type="float">
            <text:p>92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8" office:value-type="float">
            <text:p>3802470056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1" office:value-type="float">
            <text:p>92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39" office:value-type="float">
            <text:p>3802470056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2" office:value-type="float">
            <text:p>92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0" office:value-type="float">
            <text:p>3802470056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3" office:value-type="float">
            <text:p>92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1" office:value-type="float">
            <text:p>3802470056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4" office:value-type="float">
            <text:p>92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2" office:value-type="float">
            <text:p>3802470056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5" office:value-type="float">
            <text:p>92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3" office:value-type="float">
            <text:p>3802470056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6" office:value-type="float">
            <text:p>92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4" office:value-type="float">
            <text:p>3802470056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7" office:value-type="float">
            <text:p>92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5" office:value-type="float">
            <text:p>3802470056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8" office:value-type="float">
            <text:p>92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6" office:value-type="float">
            <text:p>3802470056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79" office:value-type="float">
            <text:p>92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7" office:value-type="float">
            <text:p>3802470056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0" office:value-type="float">
            <text:p>92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8" office:value-type="float">
            <text:p>3802470056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1" office:value-type="float">
            <text:p>92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49" office:value-type="float">
            <text:p>3802470056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2" office:value-type="float">
            <text:p>92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50" office:value-type="float">
            <text:p>3802470056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3" office:value-type="float">
            <text:p>92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51" office:value-type="float">
            <text:p>3802470056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4" office:value-type="float">
            <text:p>92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52" office:value-type="float">
            <text:p>3802470056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5" office:value-type="float">
            <text:p>92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601053" office:value-type="float">
            <text:p>3802470056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6" office:value-type="float">
            <text:p>92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1" office:value-type="float">
            <text:p>3802470057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7" office:value-type="float">
            <text:p>92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2" office:value-type="float">
            <text:p>3802470057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8" office:value-type="float">
            <text:p>92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3" office:value-type="float">
            <text:p>3802470057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89" office:value-type="float">
            <text:p>92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4" office:value-type="float">
            <text:p>3802470057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0" office:value-type="float">
            <text:p>92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5" office:value-type="float">
            <text:p>3802470057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1" office:value-type="float">
            <text:p>92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6" office:value-type="float">
            <text:p>3802470057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2" office:value-type="float">
            <text:p>92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7" office:value-type="float">
            <text:p>3802470057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3" office:value-type="float">
            <text:p>92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8" office:value-type="float">
            <text:p>3802470057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4" office:value-type="float">
            <text:p>92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09" office:value-type="float">
            <text:p>3802470057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5" office:value-type="float">
            <text:p>92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0" office:value-type="float">
            <text:p>3802470057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6" office:value-type="float">
            <text:p>92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1" office:value-type="float">
            <text:p>3802470057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7" office:value-type="float">
            <text:p>92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2" office:value-type="float">
            <text:p>3802470057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8" office:value-type="float">
            <text:p>92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3" office:value-type="float">
            <text:p>3802470057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299" office:value-type="float">
            <text:p>92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4" office:value-type="float">
            <text:p>3802470057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0" office:value-type="float">
            <text:p>93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5" office:value-type="float">
            <text:p>3802470057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1" office:value-type="float">
            <text:p>93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6" office:value-type="float">
            <text:p>3802470057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2" office:value-type="float">
            <text:p>93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7" office:value-type="float">
            <text:p>3802470057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3" office:value-type="float">
            <text:p>93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8" office:value-type="float">
            <text:p>3802470057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4" office:value-type="float">
            <text:p>93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19" office:value-type="float">
            <text:p>3802470057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5" office:value-type="float">
            <text:p>93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0" office:value-type="float">
            <text:p>3802470057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6" office:value-type="float">
            <text:p>93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1" office:value-type="float">
            <text:p>3802470057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7" office:value-type="float">
            <text:p>93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2" office:value-type="float">
            <text:p>3802470057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8" office:value-type="float">
            <text:p>93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3" office:value-type="float">
            <text:p>3802470057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09" office:value-type="float">
            <text:p>93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4" office:value-type="float">
            <text:p>3802470057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0" office:value-type="float">
            <text:p>93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5" office:value-type="float">
            <text:p>3802470057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1" office:value-type="float">
            <text:p>93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6" office:value-type="float">
            <text:p>3802470057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2" office:value-type="float">
            <text:p>93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7" office:value-type="float">
            <text:p>3802470057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3" office:value-type="float">
            <text:p>93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8" office:value-type="float">
            <text:p>3802470057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4" office:value-type="float">
            <text:p>93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29" office:value-type="float">
            <text:p>3802470057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5" office:value-type="float">
            <text:p>93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0" office:value-type="float">
            <text:p>3802470057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6" office:value-type="float">
            <text:p>93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1" office:value-type="float">
            <text:p>3802470057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7" office:value-type="float">
            <text:p>93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2" office:value-type="float">
            <text:p>3802470057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8" office:value-type="float">
            <text:p>93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3" office:value-type="float">
            <text:p>3802470057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19" office:value-type="float">
            <text:p>93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4" office:value-type="float">
            <text:p>3802470057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0" office:value-type="float">
            <text:p>93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5" office:value-type="float">
            <text:p>3802470057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1" office:value-type="float">
            <text:p>93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6" office:value-type="float">
            <text:p>3802470057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2" office:value-type="float">
            <text:p>93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7" office:value-type="float">
            <text:p>3802470057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3" office:value-type="float">
            <text:p>93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8" office:value-type="float">
            <text:p>3802470057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4" office:value-type="float">
            <text:p>93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39" office:value-type="float">
            <text:p>3802470057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5" office:value-type="float">
            <text:p>93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0" office:value-type="float">
            <text:p>3802470057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6" office:value-type="float">
            <text:p>93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1" office:value-type="float">
            <text:p>3802470057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7" office:value-type="float">
            <text:p>93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2" office:value-type="float">
            <text:p>3802470057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8" office:value-type="float">
            <text:p>93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3" office:value-type="float">
            <text:p>3802470057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29" office:value-type="float">
            <text:p>93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4" office:value-type="float">
            <text:p>380247005701044</text:p>
          </table:table-cell>
          <table:table-cell table:style-name="TL Metadata"/>
          <table:table-cell ns41:value-type="string" table:style-name="ce6" office:value-type="string">
            <text:p>3802470057010441 <text:s/>Hieronder een, waarvan de ouderdom onbekend is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0" office:value-type="float">
            <text:p>93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5" office:value-type="float">
            <text:p>3802470057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1" office:value-type="float">
            <text:p>93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6" office:value-type="float">
            <text:p>3802470057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2" office:value-type="float">
            <text:p>93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7" office:value-type="float">
            <text:p>3802470057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3" office:value-type="float">
            <text:p>93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8" office:value-type="float">
            <text:p>3802470057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4" office:value-type="float">
            <text:p>93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49" office:value-type="float">
            <text:p>3802470057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5" office:value-type="float">
            <text:p>93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50" office:value-type="float">
            <text:p>3802470057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6" office:value-type="float">
            <text:p>93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7005701051" office:value-type="float">
            <text:p>3802470057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7" office:value-type="float">
            <text:p>93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1" office:value-type="float">
            <text:p>3802480058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8" office:value-type="float">
            <text:p>93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2" office:value-type="float">
            <text:p>3802480058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39" office:value-type="float">
            <text:p>93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3" office:value-type="float">
            <text:p>3802480058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0" office:value-type="float">
            <text:p>93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4" office:value-type="float">
            <text:p>3802480058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1" office:value-type="float">
            <text:p>93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5" office:value-type="float">
            <text:p>3802480058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2" office:value-type="float">
            <text:p>93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6" office:value-type="float">
            <text:p>3802480058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3" office:value-type="float">
            <text:p>93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7" office:value-type="float">
            <text:p>3802480058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4" office:value-type="float">
            <text:p>93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8" office:value-type="float">
            <text:p>3802480058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5" office:value-type="float">
            <text:p>93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09" office:value-type="float">
            <text:p>3802480058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6" office:value-type="float">
            <text:p>93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0" office:value-type="float">
            <text:p>3802480058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7" office:value-type="float">
            <text:p>93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1" office:value-type="float">
            <text:p>3802480058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8" office:value-type="float">
            <text:p>93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2" office:value-type="float">
            <text:p>3802480058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49" office:value-type="float">
            <text:p>93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3" office:value-type="float">
            <text:p>3802480058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0" office:value-type="float">
            <text:p>93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4" office:value-type="float">
            <text:p>3802480058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1" office:value-type="float">
            <text:p>93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5" office:value-type="float">
            <text:p>3802480058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2" office:value-type="float">
            <text:p>93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6" office:value-type="float">
            <text:p>3802480058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3" office:value-type="float">
            <text:p>93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7" office:value-type="float">
            <text:p>3802480058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4" office:value-type="float">
            <text:p>93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8" office:value-type="float">
            <text:p>3802480058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5" office:value-type="float">
            <text:p>93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19" office:value-type="float">
            <text:p>3802480058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6" office:value-type="float">
            <text:p>93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0" office:value-type="float">
            <text:p>3802480058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7" office:value-type="float">
            <text:p>93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1" office:value-type="float">
            <text:p>3802480058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8" office:value-type="float">
            <text:p>93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2" office:value-type="float">
            <text:p>3802480058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59" office:value-type="float">
            <text:p>93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3" office:value-type="float">
            <text:p>3802480058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0" office:value-type="float">
            <text:p>93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4" office:value-type="float">
            <text:p>3802480058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1" office:value-type="float">
            <text:p>93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5" office:value-type="float">
            <text:p>3802480058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2" office:value-type="float">
            <text:p>93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6" office:value-type="float">
            <text:p>3802480058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3" office:value-type="float">
            <text:p>93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7" office:value-type="float">
            <text:p>3802480058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4" office:value-type="float">
            <text:p>93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8" office:value-type="float">
            <text:p>3802480058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5" office:value-type="float">
            <text:p>93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29" office:value-type="float">
            <text:p>3802480058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6" office:value-type="float">
            <text:p>93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0" office:value-type="float">
            <text:p>3802480058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7" office:value-type="float">
            <text:p>93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1" office:value-type="float">
            <text:p>3802480058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8" office:value-type="float">
            <text:p>93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2" office:value-type="float">
            <text:p>3802480058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69" office:value-type="float">
            <text:p>93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3" office:value-type="float">
            <text:p>3802480058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0" office:value-type="float">
            <text:p>93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4" office:value-type="float">
            <text:p>3802480058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1" office:value-type="float">
            <text:p>93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5" office:value-type="float">
            <text:p>3802480058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2" office:value-type="float">
            <text:p>93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6" office:value-type="float">
            <text:p>3802480058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3" office:value-type="float">
            <text:p>93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7" office:value-type="float">
            <text:p>3802480058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4" office:value-type="float">
            <text:p>93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8" office:value-type="float">
            <text:p>3802480058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5" office:value-type="float">
            <text:p>93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39" office:value-type="float">
            <text:p>3802480058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6" office:value-type="float">
            <text:p>93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0" office:value-type="float">
            <text:p>3802480058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7" office:value-type="float">
            <text:p>93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1" office:value-type="float">
            <text:p>3802480058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8" office:value-type="float">
            <text:p>93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2" office:value-type="float">
            <text:p>3802480058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79" office:value-type="float">
            <text:p>93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3" office:value-type="float">
            <text:p>3802480058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0" office:value-type="float">
            <text:p>93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4" office:value-type="float">
            <text:p>3802480058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1" office:value-type="float">
            <text:p>93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5" office:value-type="float">
            <text:p>3802480058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2" office:value-type="float">
            <text:p>93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6" office:value-type="float">
            <text:p>3802480058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3" office:value-type="float">
            <text:p>93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7" office:value-type="float">
            <text:p>3802480058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4" office:value-type="float">
            <text:p>93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8" office:value-type="float">
            <text:p>3802480058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5" office:value-type="float">
            <text:p>93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49" office:value-type="float">
            <text:p>3802480058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6" office:value-type="float">
            <text:p>93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50" office:value-type="float">
            <text:p>3802480058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7" office:value-type="float">
            <text:p>93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51" office:value-type="float">
            <text:p>3802480058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8" office:value-type="float">
            <text:p>93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52" office:value-type="float">
            <text:p>3802480058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89" office:value-type="float">
            <text:p>93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801053" office:value-type="float">
            <text:p>3802480058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0" office:value-type="float">
            <text:p>93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1" office:value-type="float">
            <text:p>380248005901001</text:p>
          </table:table-cell>
          <table:table-cell table:style-name="TL Metadata"/>
          <table:table-cell ns41:value-type="string" table:style-name="ce6" office:value-type="string">
            <text:p>3802480059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1" office:value-type="float">
            <text:p>93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2" office:value-type="float">
            <text:p>3802480059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2" office:value-type="float">
            <text:p>93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3" office:value-type="float">
            <text:p>3802480059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3" office:value-type="float">
            <text:p>93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4" office:value-type="float">
            <text:p>3802480059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4" office:value-type="float">
            <text:p>93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5" office:value-type="float">
            <text:p>3802480059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5" office:value-type="float">
            <text:p>93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6" office:value-type="float">
            <text:p>3802480059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6" office:value-type="float">
            <text:p>93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7" office:value-type="float">
            <text:p>3802480059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7" office:value-type="float">
            <text:p>93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8" office:value-type="float">
            <text:p>3802480059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8" office:value-type="float">
            <text:p>93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09" office:value-type="float">
            <text:p>3802480059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399" office:value-type="float">
            <text:p>93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0" office:value-type="float">
            <text:p>3802480059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0" office:value-type="float">
            <text:p>94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1" office:value-type="float">
            <text:p>3802480059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1" office:value-type="float">
            <text:p>94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2" office:value-type="float">
            <text:p>3802480059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2" office:value-type="float">
            <text:p>94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3" office:value-type="float">
            <text:p>3802480059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3" office:value-type="float">
            <text:p>94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4" office:value-type="float">
            <text:p>3802480059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4" office:value-type="float">
            <text:p>94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5" office:value-type="float">
            <text:p>3802480059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5" office:value-type="float">
            <text:p>94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6" office:value-type="float">
            <text:p>3802480059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6" office:value-type="float">
            <text:p>94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7" office:value-type="float">
            <text:p>3802480059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7" office:value-type="float">
            <text:p>94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8" office:value-type="float">
            <text:p>3802480059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8" office:value-type="float">
            <text:p>94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19" office:value-type="float">
            <text:p>3802480059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09" office:value-type="float">
            <text:p>94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0" office:value-type="float">
            <text:p>3802480059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0" office:value-type="float">
            <text:p>94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1" office:value-type="float">
            <text:p>3802480059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1" office:value-type="float">
            <text:p>94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2" office:value-type="float">
            <text:p>3802480059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2" office:value-type="float">
            <text:p>94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3" office:value-type="float">
            <text:p>3802480059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3" office:value-type="float">
            <text:p>94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4" office:value-type="float">
            <text:p>380248005901024</text:p>
          </table:table-cell>
          <table:table-cell table:style-name="TL Metadata"/>
          <table:table-cell ns41:value-type="string" table:style-name="ce6" office:value-type="string">
            <text:p>380248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4" office:value-type="float">
            <text:p>94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5" office:value-type="float">
            <text:p>3802480059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5" office:value-type="float">
            <text:p>94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6" office:value-type="float">
            <text:p>380248005901026</text:p>
          </table:table-cell>
          <table:table-cell table:style-name="TL Metadata"/>
          <table:table-cell ns41:value-type="string" table:style-name="ce6" office:value-type="string">
            <text:p>380248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6" office:value-type="float">
            <text:p>94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7" office:value-type="float">
            <text:p>3802480059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7" office:value-type="float">
            <text:p>94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8" office:value-type="float">
            <text:p>3802480059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8" office:value-type="float">
            <text:p>94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29" office:value-type="float">
            <text:p>3802480059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19" office:value-type="float">
            <text:p>94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0" office:value-type="float">
            <text:p>3802480059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0" office:value-type="float">
            <text:p>94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1" office:value-type="float">
            <text:p>3802480059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1" office:value-type="float">
            <text:p>94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2" office:value-type="float">
            <text:p>3802480059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2" office:value-type="float">
            <text:p>94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3" office:value-type="float">
            <text:p>3802480059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3" office:value-type="float">
            <text:p>94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4" office:value-type="float">
            <text:p>3802480059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4" office:value-type="float">
            <text:p>94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5" office:value-type="float">
            <text:p>3802480059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5" office:value-type="float">
            <text:p>94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6" office:value-type="float">
            <text:p>3802480059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6" office:value-type="float">
            <text:p>94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7" office:value-type="float">
            <text:p>3802480059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7" office:value-type="float">
            <text:p>94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8" office:value-type="float">
            <text:p>3802480059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8" office:value-type="float">
            <text:p>94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39" office:value-type="float">
            <text:p>3802480059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29" office:value-type="float">
            <text:p>94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0" office:value-type="float">
            <text:p>3802480059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0" office:value-type="float">
            <text:p>94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1" office:value-type="float">
            <text:p>3802480059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1" office:value-type="float">
            <text:p>94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2" office:value-type="float">
            <text:p>3802480059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2" office:value-type="float">
            <text:p>94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3" office:value-type="float">
            <text:p>3802480059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3" office:value-type="float">
            <text:p>943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4" office:value-type="float">
            <text:p>3802480059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4" office:value-type="float">
            <text:p>943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5" office:value-type="float">
            <text:p>3802480059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5" office:value-type="float">
            <text:p>943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6" office:value-type="float">
            <text:p>3802480059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6" office:value-type="float">
            <text:p>943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7" office:value-type="float">
            <text:p>3802480059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7" office:value-type="float">
            <text:p>943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8" office:value-type="float">
            <text:p>3802480059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8" office:value-type="float">
            <text:p>943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49" office:value-type="float">
            <text:p>3802480059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39" office:value-type="float">
            <text:p>943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8005901050" office:value-type="float">
            <text:p>3802480059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0" office:value-type="float">
            <text:p>944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1" office:value-type="float">
            <text:p>3802490060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1" office:value-type="float">
            <text:p>944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2" office:value-type="float">
            <text:p>3802490060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2" office:value-type="float">
            <text:p>944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3" office:value-type="float">
            <text:p>3802490060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3" office:value-type="float">
            <text:p>944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4" office:value-type="float">
            <text:p>3802490060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4" office:value-type="float">
            <text:p>944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5" office:value-type="float">
            <text:p>3802490060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5" office:value-type="float">
            <text:p>944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6" office:value-type="float">
            <text:p>3802490060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6" office:value-type="float">
            <text:p>944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7" office:value-type="float">
            <text:p>3802490060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7" office:value-type="float">
            <text:p>944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8" office:value-type="float">
            <text:p>3802490060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8" office:value-type="float">
            <text:p>944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09" office:value-type="float">
            <text:p>3802490060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49" office:value-type="float">
            <text:p>944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0" office:value-type="float">
            <text:p>3802490060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0" office:value-type="float">
            <text:p>945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1" office:value-type="float">
            <text:p>3802490060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1" office:value-type="float">
            <text:p>945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2" office:value-type="float">
            <text:p>3802490060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2" office:value-type="float">
            <text:p>945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3" office:value-type="float">
            <text:p>3802490060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3" office:value-type="float">
            <text:p>945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4" office:value-type="float">
            <text:p>3802490060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4" office:value-type="float">
            <text:p>945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5" office:value-type="float">
            <text:p>3802490060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5" office:value-type="float">
            <text:p>945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6" office:value-type="float">
            <text:p>3802490060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6" office:value-type="float">
            <text:p>945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7" office:value-type="float">
            <text:p>3802490060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7" office:value-type="float">
            <text:p>945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8" office:value-type="float">
            <text:p>3802490060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8" office:value-type="float">
            <text:p>945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19" office:value-type="float">
            <text:p>3802490060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59" office:value-type="float">
            <text:p>945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0" office:value-type="float">
            <text:p>3802490060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0" office:value-type="float">
            <text:p>946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1" office:value-type="float">
            <text:p>3802490060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1" office:value-type="float">
            <text:p>946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2" office:value-type="float">
            <text:p>3802490060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2" office:value-type="float">
            <text:p>946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3" office:value-type="float">
            <text:p>3802490060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3" office:value-type="float">
            <text:p>946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4" office:value-type="float">
            <text:p>3802490060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4" office:value-type="float">
            <text:p>946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5" office:value-type="float">
            <text:p>3802490060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5" office:value-type="float">
            <text:p>946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6" office:value-type="float">
            <text:p>3802490060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6" office:value-type="float">
            <text:p>946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7" office:value-type="float">
            <text:p>3802490060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7" office:value-type="float">
            <text:p>946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8" office:value-type="float">
            <text:p>3802490060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8" office:value-type="float">
            <text:p>946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29" office:value-type="float">
            <text:p>3802490060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69" office:value-type="float">
            <text:p>946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0" office:value-type="float">
            <text:p>3802490060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0" office:value-type="float">
            <text:p>947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1" office:value-type="float">
            <text:p>3802490060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1" office:value-type="float">
            <text:p>947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2" office:value-type="float">
            <text:p>3802490060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2" office:value-type="float">
            <text:p>947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3" office:value-type="float">
            <text:p>3802490060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3" office:value-type="float">
            <text:p>947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4" office:value-type="float">
            <text:p>3802490060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4" office:value-type="float">
            <text:p>947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5" office:value-type="float">
            <text:p>3802490060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5" office:value-type="float">
            <text:p>947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6" office:value-type="float">
            <text:p>3802490060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6" office:value-type="float">
            <text:p>947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7" office:value-type="float">
            <text:p>3802490060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7" office:value-type="float">
            <text:p>947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8" office:value-type="float">
            <text:p>38024900600103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8" office:value-type="float">
            <text:p>947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39" office:value-type="float">
            <text:p>3802490060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79" office:value-type="float">
            <text:p>947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0" office:value-type="float">
            <text:p>38024900600104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0" office:value-type="float">
            <text:p>948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1" office:value-type="float">
            <text:p>38024900600104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1" office:value-type="float">
            <text:p>948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2" office:value-type="float">
            <text:p>38024900600104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2" office:value-type="float">
            <text:p>948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3" office:value-type="float">
            <text:p>38024900600104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3" office:value-type="float">
            <text:p>948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4" office:value-type="float">
            <text:p>38024900600104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4" office:value-type="float">
            <text:p>948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5" office:value-type="float">
            <text:p>38024900600104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5" office:value-type="float">
            <text:p>948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6" office:value-type="float">
            <text:p>38024900600104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6" office:value-type="float">
            <text:p>948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7" office:value-type="float">
            <text:p>38024900600104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7" office:value-type="float">
            <text:p>948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8" office:value-type="float">
            <text:p>38024900600104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8" office:value-type="float">
            <text:p>948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49" office:value-type="float">
            <text:p>38024900600104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89" office:value-type="float">
            <text:p>948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50" office:value-type="float">
            <text:p>38024900600105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0" office:value-type="float">
            <text:p>949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51" office:value-type="float">
            <text:p>38024900600105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1" office:value-type="float">
            <text:p>949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52" office:value-type="float">
            <text:p>38024900600105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2" office:value-type="float">
            <text:p>949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001053" office:value-type="float">
            <text:p>38024900600105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3" office:value-type="float">
            <text:p>949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1" office:value-type="float">
            <text:p>38024900610100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4" office:value-type="float">
            <text:p>949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2" office:value-type="float">
            <text:p>38024900610100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5" office:value-type="float">
            <text:p>949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3" office:value-type="float">
            <text:p>38024900610100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6" office:value-type="float">
            <text:p>949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4" office:value-type="float">
            <text:p>38024900610100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7" office:value-type="float">
            <text:p>949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5" office:value-type="float">
            <text:p>38024900610100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8" office:value-type="float">
            <text:p>949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6" office:value-type="float">
            <text:p>38024900610100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499" office:value-type="float">
            <text:p>949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7" office:value-type="float">
            <text:p>38024900610100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0" office:value-type="float">
            <text:p>950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8" office:value-type="float">
            <text:p>38024900610100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1" office:value-type="float">
            <text:p>950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09" office:value-type="float">
            <text:p>38024900610100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2" office:value-type="float">
            <text:p>950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0" office:value-type="float">
            <text:p>38024900610101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3" office:value-type="float">
            <text:p>950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1" office:value-type="float">
            <text:p>38024900610101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4" office:value-type="float">
            <text:p>950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2" office:value-type="float">
            <text:p>38024900610101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5" office:value-type="float">
            <text:p>950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3" office:value-type="float">
            <text:p>38024900610101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6" office:value-type="float">
            <text:p>950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4" office:value-type="float">
            <text:p>38024900610101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7" office:value-type="float">
            <text:p>950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5" office:value-type="float">
            <text:p>38024900610101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8" office:value-type="float">
            <text:p>950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6" office:value-type="float">
            <text:p>38024900610101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09" office:value-type="float">
            <text:p>950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7" office:value-type="float">
            <text:p>38024900610101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0" office:value-type="float">
            <text:p>951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8" office:value-type="float">
            <text:p>38024900610101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1" office:value-type="float">
            <text:p>951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19" office:value-type="float">
            <text:p>38024900610101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2" office:value-type="float">
            <text:p>951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0" office:value-type="float">
            <text:p>38024900610102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3" office:value-type="float">
            <text:p>951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1" office:value-type="float">
            <text:p>38024900610102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4" office:value-type="float">
            <text:p>951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2" office:value-type="float">
            <text:p>38024900610102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5" office:value-type="float">
            <text:p>951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3" office:value-type="float">
            <text:p>38024900610102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6" office:value-type="float">
            <text:p>951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4" office:value-type="float">
            <text:p>38024900610102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7" office:value-type="float">
            <text:p>951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5" office:value-type="float">
            <text:p>38024900610102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8" office:value-type="float">
            <text:p>951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6" office:value-type="float">
            <text:p>38024900610102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19" office:value-type="float">
            <text:p>951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7" office:value-type="float">
            <text:p>38024900610102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0" office:value-type="float">
            <text:p>952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8" office:value-type="float">
            <text:p>380249006101028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1" office:value-type="float">
            <text:p>952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29" office:value-type="float">
            <text:p>38024900610102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2" office:value-type="float">
            <text:p>952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0" office:value-type="float">
            <text:p>380249006101030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3" office:value-type="float">
            <text:p>9523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1" office:value-type="float">
            <text:p>380249006101031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4" office:value-type="float">
            <text:p>9524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2" office:value-type="float">
            <text:p>380249006101032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5" office:value-type="float">
            <text:p>9525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3" office:value-type="float">
            <text:p>380249006101033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6" office:value-type="float">
            <text:p>9526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4" office:value-type="float">
            <text:p>380249006101034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7" office:value-type="float">
            <text:p>9527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5" office:value-type="float">
            <text:p>380249006101035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8" office:value-type="float">
            <text:p>9528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6" office:value-type="float">
            <text:p>380249006101036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29" office:value-type="float">
            <text:p>9529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7" office:value-type="float">
            <text:p>380249006101037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30" office:value-type="float">
            <text:p>9530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8" office:value-type="float">
            <text:p>380249006101038</text:p>
          </table:table-cell>
          <table:table-cell table:style-name="TL Metadata"/>
          <table:table-cell ns41:value-type="string" table:style-name="ce6" office:value-type="string">
            <text:p>3802490061010381 <text:s/>Hieronder twee, waarvan de ouderdom onbekend is.</text:p>
          </table:table-cell>
          <table:table-cell ns41:value-type="string" table:style-name="ce6" office:value-type="string">
            <text:p>3802490061010382 <text:s/>Hieronder eene, waarvan de ouderdom onbekend is.</text:p>
          </table:table-cell>
          <table:table-cell ns41:value-type="string" table:style-name="ce100" office:value-type="string">
            <text:p>3802490061010383 <text:s/>Hieronder drie, waarvan de ouderdom onbekend is.</text:p>
          </table:table-cell>
          <table:table-cell table:number-columns-repeated="1017"/>
        </table:table-row>
        <table:table-row table:style-name="ro3">
          <table:table-cell ns41:value-type="float" table:style-name="ce86" office:value="9531" office:value-type="float">
            <text:p>9531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39" office:value-type="float">
            <text:p>380249006101039</text:p>
          </table:table-cell>
          <table:table-cell table:style-name="TL Metadata" table:number-columns-repeated="2"/>
          <table:table-cell ns41:value-type="string" table:style-name="ce6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86" office:value="9532" office:value-type="float">
            <text:p>9532</text:p>
          </table:table-cell>
          <table:table-cell ns41:value-type="string" table:style-name="ce6" office:value-type="string">
            <text:p>Gr-4edl</text:p>
          </table:table-cell>
          <table:table-cell ns41:value-type="float" table:style-name="ce87" office:value="380249006101040" office:value-type="float">
            <text:p>380249006101040</text:p>
          </table:table-cell>
          <table:table-cell table:style-name="TL Metadata"/>
          <table:table-cell ns41:value-type="string" table:style-name="ce6" office:value-type="string">
            <text:p>3802490061010404 <text:s/>Hieronder drie, waarvan de ouderdom onbekend is.</text:p>
          </table:table-cell>
          <table:table-cell ns41:value-type="string" table:style-name="ce6" office:value-type="string">
            <text:p>3802490061010405 <text:s/>Hieronder vier, waarvan de ouderdom onbekend is.</text:p>
          </table:table-cell>
          <table:table-cell table:number-columns-repeated="1018"/>
        </table:table-row>
        <table:table-row table:style-name="ro3" table:number-rows-repeated="10476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" style:page-layout-name="Mpm3" style:display-name="PageStyle_Opmerkin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3:07</meta:creation-date>
    <dc:creator>Yamit</dc:creator>
    <dc:date>2004-12-16T15:47:30</dc:date>
    <meta:document-statistic meta:object-count="0" meta:cell-count="8327" meta:table-count="2"/>
    <meta:generator>ODFPY/1.3.0dev</meta:generator>
  </office:meta>
</office:document-meta>
</file>